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7.24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256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anger_variable_import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asivos_margen</text:p>
          </table:table-cell>
          <table:table-cell office:value-type="float" office:value="195.8693983607" calcext:value-type="float">
            <text:p>195.8693983607</text:p>
          </table:table-cell>
          <table:table-cell office:value-type="float" office:value="7.5157779845" calcext:value-type="float">
            <text:p>7.5157779845</text:p>
          </table:table-cell>
          <table:table-cell table:formula="of:=CONCATENATE([.$G$199];[.A2];[.$G$199];&quot;,&quot;)" office:value-type="string" office:string-value="&quot;mpasivos_margen&quot;," calcext:value-type="string">
            <text:p>"mpasivos_marge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finiciomora_avg</text:p>
          </table:table-cell>
          <table:table-cell office:value-type="float" office:value="187.356834074" calcext:value-type="float">
            <text:p>187.356834074</text:p>
          </table:table-cell>
          <table:table-cell office:value-type="float" office:value="7.1719716566" calcext:value-type="float">
            <text:p>7.1719716566</text:p>
          </table:table-cell>
          <table:table-cell table:formula="of:=CONCATENATE([.$G$199];[.A3];[.$G$199];&quot;,&quot;)" office:value-type="string" office:string-value="&quot;VisaMaster_finiciomora_avg&quot;," calcext:value-type="string">
            <text:p>"VisaMaster_finiciomora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arca_atraso_avg</text:p>
          </table:table-cell>
          <table:table-cell office:value-type="float" office:value="183.2832362631" calcext:value-type="float">
            <text:p>183.2832362631</text:p>
          </table:table-cell>
          <table:table-cell office:value-type="float" office:value="7.0074467664" calcext:value-type="float">
            <text:p>7.0074467664</text:p>
          </table:table-cell>
          <table:table-cell table:formula="of:=CONCATENATE([.$G$199];[.A4];[.$G$199];&quot;,&quot;)" office:value-type="string" office:string-value="&quot;VisaMaster_marca_atraso_avg&quot;," calcext:value-type="string">
            <text:p>"VisaMaster_marca_atras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arca_atraso</text:p>
          </table:table-cell>
          <table:table-cell office:value-type="float" office:value="181.8225070123" calcext:value-type="float">
            <text:p>181.8225070123</text:p>
          </table:table-cell>
          <table:table-cell office:value-type="float" office:value="6.9484506821" calcext:value-type="float">
            <text:p>6.9484506821</text:p>
          </table:table-cell>
          <table:table-cell table:formula="of:=CONCATENATE([.$G$199];[.A5];[.$G$199];&quot;,&quot;)" office:value-type="string" office:string-value="&quot;Visa_marca_atraso&quot;," calcext:value-type="string">
            <text:p>"Visa_marca_atras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iniciomora_avg</text:p>
          </table:table-cell>
          <table:table-cell office:value-type="float" office:value="165.6827293882" calcext:value-type="float">
            <text:p>165.6827293882</text:p>
          </table:table-cell>
          <table:table-cell office:value-type="float" office:value="6.2965956722" calcext:value-type="float">
            <text:p>6.2965956722</text:p>
          </table:table-cell>
          <table:table-cell table:formula="of:=CONCATENATE([.$G$199];[.A6];[.$G$199];&quot;,&quot;)" office:value-type="string" office:string-value="&quot;Visa_Finiciomora_avg&quot;," calcext:value-type="string">
            <text:p>"Visa_Finiciomora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arca_atraso</text:p>
          </table:table-cell>
          <table:table-cell office:value-type="float" office:value="157.9906326791" calcext:value-type="float">
            <text:p>157.9906326791</text:p>
          </table:table-cell>
          <table:table-cell office:value-type="float" office:value="5.9859264738" calcext:value-type="float">
            <text:p>5.9859264738</text:p>
          </table:table-cell>
          <table:table-cell table:formula="of:=CONCATENATE([.$G$199];[.A7];[.$G$199];&quot;,&quot;)" office:value-type="string" office:string-value="&quot;VisaMaster_marca_atraso&quot;," calcext:value-type="string">
            <text:p>"VisaMaster_marca_atras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iniciomora_max</text:p>
          </table:table-cell>
          <table:table-cell office:value-type="float" office:value="154.8039968097" calcext:value-type="float">
            <text:p>154.8039968097</text:p>
          </table:table-cell>
          <table:table-cell office:value-type="float" office:value="5.8572242943" calcext:value-type="float">
            <text:p>5.8572242943</text:p>
          </table:table-cell>
          <table:table-cell table:formula="of:=CONCATENATE([.$G$199];[.A8];[.$G$199];&quot;,&quot;)" office:value-type="string" office:string-value="&quot;Visa_Finiciomora_max&quot;," calcext:value-type="string">
            <text:p>"Visa_Finiciomora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aja_ahorro_Paquete</text:p>
          </table:table-cell>
          <table:table-cell office:value-type="float" office:value="147.6299981835" calcext:value-type="float">
            <text:p>147.6299981835</text:p>
          </table:table-cell>
          <table:table-cell office:value-type="float" office:value="5.5674800949" calcext:value-type="float">
            <text:p>5.5674800949</text:p>
          </table:table-cell>
          <table:table-cell table:formula="of:=CONCATENATE([.$G$199];[.A9];[.$G$199];&quot;,&quot;)" office:value-type="string" office:string-value="&quot;mcaja_ahorro_Paquete&quot;," calcext:value-type="string">
            <text:p>"mcaja_ahorro_Paquet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finiciomora</text:p>
          </table:table-cell>
          <table:table-cell office:value-type="float" office:value="124.6216109655" calcext:value-type="float">
            <text:p>124.6216109655</text:p>
          </table:table-cell>
          <table:table-cell office:value-type="float" office:value="4.6382149694" calcext:value-type="float">
            <text:p>4.6382149694</text:p>
          </table:table-cell>
          <table:table-cell table:formula="of:=CONCATENATE([.$G$199];[.A10];[.$G$199];&quot;,&quot;)" office:value-type="string" office:string-value="&quot;VisaMaster_finiciomora&quot;," calcext:value-type="string">
            <text:p>"VisaMaster_finiciomora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ovimientos_ultimos90dias</text:p>
          </table:table-cell>
          <table:table-cell office:value-type="float" office:value="117.068409184" calcext:value-type="float">
            <text:p>117.068409184</text:p>
          </table:table-cell>
          <table:table-cell office:value-type="float" office:value="4.3331554738" calcext:value-type="float">
            <text:p>4.3331554738</text:p>
          </table:table-cell>
          <table:table-cell table:formula="of:=CONCATENATE([.$G$199];[.A11];[.$G$199];&quot;,&quot;)" office:value-type="string" office:string-value="&quot;tmovimientos_ultimos90dias&quot;," calcext:value-type="string">
            <text:p>"tmovimientos_ultimos90dia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iniciomora_min</text:p>
          </table:table-cell>
          <table:table-cell office:value-type="float" office:value="114.488869475" calcext:value-type="float">
            <text:p>114.488869475</text:p>
          </table:table-cell>
          <table:table-cell office:value-type="float" office:value="4.2289727569" calcext:value-type="float">
            <text:p>4.2289727569</text:p>
          </table:table-cell>
          <table:table-cell table:formula="of:=CONCATENATE([.$G$199];[.A12];[.$G$199];&quot;,&quot;)" office:value-type="string" office:string-value="&quot;Visa_Finiciomora_min&quot;," calcext:value-type="string">
            <text:p>"Visa_Finiciomora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iniciomora_tend</text:p>
          </table:table-cell>
          <table:table-cell office:value-type="float" office:value="112.4286365029" calcext:value-type="float">
            <text:p>112.4286365029</text:p>
          </table:table-cell>
          <table:table-cell office:value-type="float" office:value="4.1457638543" calcext:value-type="float">
            <text:p>4.1457638543</text:p>
          </table:table-cell>
          <table:table-cell table:formula="of:=CONCATENATE([.$G$199];[.A13];[.$G$199];&quot;,&quot;)" office:value-type="string" office:string-value="&quot;Visa_Finiciomora_tend&quot;," calcext:value-type="string">
            <text:p>"Visa_Finiciomora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arca_atraso_tend</text:p>
          </table:table-cell>
          <table:table-cell office:value-type="float" office:value="111.7882702378" calcext:value-type="float">
            <text:p>111.7882702378</text:p>
          </table:table-cell>
          <table:table-cell office:value-type="float" office:value="4.1199006752" calcext:value-type="float">
            <text:p>4.1199006752</text:p>
          </table:table-cell>
          <table:table-cell table:formula="of:=CONCATENATE([.$G$199];[.A14];[.$G$199];&quot;,&quot;)" office:value-type="string" office:string-value="&quot;VisaMaster_marca_atraso_tend&quot;," calcext:value-type="string">
            <text:p>"VisaMaster_marca_atraso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cuenta_estado</text:p>
          </table:table-cell>
          <table:table-cell office:value-type="float" office:value="108.6758765301" calcext:value-type="float">
            <text:p>108.6758765301</text:p>
          </table:table-cell>
          <table:table-cell office:value-type="float" office:value="3.9941969959" calcext:value-type="float">
            <text:p>3.9941969959</text:p>
          </table:table-cell>
          <table:table-cell table:formula="of:=CONCATENATE([.$G$199];[.A15];[.$G$199];&quot;,&quot;)" office:value-type="string" office:string-value="&quot;Visa_cuenta_estado&quot;," calcext:value-type="string">
            <text:p>"Visa_cuenta_estad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arca_atraso_tend</text:p>
          </table:table-cell>
          <table:table-cell office:value-type="float" office:value="107.653256948" calcext:value-type="float">
            <text:p>107.653256948</text:p>
          </table:table-cell>
          <table:table-cell office:value-type="float" office:value="3.9528953303" calcext:value-type="float">
            <text:p>3.9528953303</text:p>
          </table:table-cell>
          <table:table-cell table:formula="of:=CONCATENATE([.$G$199];[.A16];[.$G$199];&quot;,&quot;)" office:value-type="string" office:string-value="&quot;Visa_marca_atraso_tend&quot;," calcext:value-type="string">
            <text:p>"Visa_marca_atraso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arca_atraso_avg</text:p>
          </table:table-cell>
          <table:table-cell office:value-type="float" office:value="101.2040452476" calcext:value-type="float">
            <text:p>101.2040452476</text:p>
          </table:table-cell>
          <table:table-cell office:value-type="float" office:value="3.6924239004" calcext:value-type="float">
            <text:p>3.6924239004</text:p>
          </table:table-cell>
          <table:table-cell table:formula="of:=CONCATENATE([.$G$199];[.A17];[.$G$199];&quot;,&quot;)" office:value-type="string" office:string-value="&quot;Visa_marca_atraso_avg&quot;," calcext:value-type="string">
            <text:p>"Visa_marca_atras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arca_atraso_max</text:p>
          </table:table-cell>
          <table:table-cell office:value-type="float" office:value="100.3242358898" calcext:value-type="float">
            <text:p>100.3242358898</text:p>
          </table:table-cell>
          <table:table-cell office:value-type="float" office:value="3.6568900689" calcext:value-type="float">
            <text:p>3.6568900689</text:p>
          </table:table-cell>
          <table:table-cell table:formula="of:=CONCATENATE([.$G$199];[.A18];[.$G$199];&quot;,&quot;)" office:value-type="string" office:string-value="&quot;VisaMaster_marca_atraso_max&quot;," calcext:value-type="string">
            <text:p>"VisaMaster_marca_atraso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finiciomora_tend</text:p>
          </table:table-cell>
          <table:table-cell office:value-type="float" office:value="100.3161886584" calcext:value-type="float">
            <text:p>100.3161886584</text:p>
          </table:table-cell>
          <table:table-cell office:value-type="float" office:value="3.6565650565" calcext:value-type="float">
            <text:p>3.6565650565</text:p>
          </table:table-cell>
          <table:table-cell table:formula="of:=CONCATENATE([.$G$199];[.A19];[.$G$199];&quot;,&quot;)" office:value-type="string" office:string-value="&quot;VisaMaster_finiciomora_tend&quot;," calcext:value-type="string">
            <text:p>"VisaMaster_finiciomora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arjeta_visa_tend</text:p>
          </table:table-cell>
          <table:table-cell office:value-type="float" office:value="99.8932056241" calcext:value-type="float">
            <text:p>99.8932056241</text:p>
          </table:table-cell>
          <table:table-cell office:value-type="float" office:value="3.6394815739" calcext:value-type="float">
            <text:p>3.6394815739</text:p>
          </table:table-cell>
          <table:table-cell table:formula="of:=CONCATENATE([.$G$199];[.A20];[.$G$199];&quot;,&quot;)" office:value-type="string" office:string-value="&quot;ttarjeta_visa_tend&quot;," calcext:value-type="string">
            <text:p>"ttarjeta_visa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finiciomora_max</text:p>
          </table:table-cell>
          <table:table-cell office:value-type="float" office:value="97.6873397344" calcext:value-type="float">
            <text:p>97.6873397344</text:p>
          </table:table-cell>
          <table:table-cell office:value-type="float" office:value="3.5503908339" calcext:value-type="float">
            <text:p>3.5503908339</text:p>
          </table:table-cell>
          <table:table-cell table:formula="of:=CONCATENATE([.$G$199];[.A21];[.$G$199];&quot;,&quot;)" office:value-type="string" office:string-value="&quot;VisaMaster_finiciomora_max&quot;," calcext:value-type="string">
            <text:p>"VisaMaster_finiciomora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cuenta_estado_avg</text:p>
          </table:table-cell>
          <table:table-cell office:value-type="float" office:value="97.3114804854" calcext:value-type="float">
            <text:p>97.3114804854</text:p>
          </table:table-cell>
          <table:table-cell office:value-type="float" office:value="3.5352105917" calcext:value-type="float">
            <text:p>3.5352105917</text:p>
          </table:table-cell>
          <table:table-cell table:formula="of:=CONCATENATE([.$G$199];[.A22];[.$G$199];&quot;,&quot;)" office:value-type="string" office:string-value="&quot;VisaMaster_cuenta_estado_avg&quot;," calcext:value-type="string">
            <text:p>"VisaMaster_cuenta_estad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pagospesos</text:p>
          </table:table-cell>
          <table:table-cell office:value-type="float" office:value="87.4944703082" calcext:value-type="float">
            <text:p>87.4944703082</text:p>
          </table:table-cell>
          <table:table-cell office:value-type="float" office:value="3.1387201681" calcext:value-type="float">
            <text:p>3.1387201681</text:p>
          </table:table-cell>
          <table:table-cell table:formula="of:=CONCATENATE([.$G$199];[.A23];[.$G$199];&quot;,&quot;)" office:value-type="string" office:string-value="&quot;VisaMaster_mpagospesos&quot;," calcext:value-type="string">
            <text:p>"VisaMaster_mpagospeso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arjeta_visa</text:p>
          </table:table-cell>
          <table:table-cell office:value-type="float" office:value="86.6704258504" calcext:value-type="float">
            <text:p>86.6704258504</text:p>
          </table:table-cell>
          <table:table-cell office:value-type="float" office:value="3.1054385752" calcext:value-type="float">
            <text:p>3.1054385752</text:p>
          </table:table-cell>
          <table:table-cell table:formula="of:=CONCATENATE([.$G$199];[.A24];[.$G$199];&quot;,&quot;)" office:value-type="string" office:string-value="&quot;ttarjeta_visa&quot;," calcext:value-type="string">
            <text:p>"ttarjeta_visa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arjeta_visa_consumo</text:p>
          </table:table-cell>
          <table:table-cell office:value-type="float" office:value="83.0169820597" calcext:value-type="float">
            <text:p>83.0169820597</text:p>
          </table:table-cell>
          <table:table-cell office:value-type="float" office:value="2.9578829091" calcext:value-type="float">
            <text:p>2.9578829091</text:p>
          </table:table-cell>
          <table:table-cell table:formula="of:=CONCATENATE([.$G$199];[.A25];[.$G$199];&quot;,&quot;)" office:value-type="string" office:string-value="&quot;mtarjeta_visa_consumo&quot;," calcext:value-type="string">
            <text:p>"mtarjeta_visa_consum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arjeta_visa_transacciones</text:p>
          </table:table-cell>
          <table:table-cell office:value-type="float" office:value="80.7376325515" calcext:value-type="float">
            <text:p>80.7376325515</text:p>
          </table:table-cell>
          <table:table-cell office:value-type="float" office:value="2.8658243051" calcext:value-type="float">
            <text:p>2.8658243051</text:p>
          </table:table-cell>
          <table:table-cell table:formula="of:=CONCATENATE([.$G$199];[.A26];[.$G$199];&quot;,&quot;)" office:value-type="string" office:string-value="&quot;ctarjeta_visa_transacciones&quot;," calcext:value-type="string">
            <text:p>"ctarjeta_visa_transaccione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iniciomora</text:p>
          </table:table-cell>
          <table:table-cell office:value-type="float" office:value="78.8295884005" calcext:value-type="float">
            <text:p>78.8295884005</text:p>
          </table:table-cell>
          <table:table-cell office:value-type="float" office:value="2.7887620203" calcext:value-type="float">
            <text:p>2.7887620203</text:p>
          </table:table-cell>
          <table:table-cell table:formula="of:=CONCATENATE([.$G$199];[.A27];[.$G$199];&quot;,&quot;)" office:value-type="string" office:string-value="&quot;Visa_Finiciomora&quot;," calcext:value-type="string">
            <text:p>"Visa_Finiciomora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pagospesos_max</text:p>
          </table:table-cell>
          <table:table-cell office:value-type="float" office:value="72.4417696686" calcext:value-type="float">
            <text:p>72.4417696686</text:p>
          </table:table-cell>
          <table:table-cell office:value-type="float" office:value="2.5307701359" calcext:value-type="float">
            <text:p>2.5307701359</text:p>
          </table:table-cell>
          <table:table-cell table:formula="of:=CONCATENATE([.$G$199];[.A28];[.$G$199];&quot;,&quot;)" office:value-type="string" office:string-value="&quot;VisaMaster_mpagospesos_max&quot;," calcext:value-type="string">
            <text:p>"VisaMaster_mpagospesos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arca_atraso_max</text:p>
          </table:table-cell>
          <table:table-cell office:value-type="float" office:value="72.3909894115" calcext:value-type="float">
            <text:p>72.3909894115</text:p>
          </table:table-cell>
          <table:table-cell office:value-type="float" office:value="2.5287192177" calcext:value-type="float">
            <text:p>2.5287192177</text:p>
          </table:table-cell>
          <table:table-cell table:formula="of:=CONCATENATE([.$G$199];[.A29];[.$G$199];&quot;,&quot;)" office:value-type="string" office:string-value="&quot;Visa_marca_atraso_max&quot;," calcext:value-type="string">
            <text:p>"Visa_marca_atraso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arjeta_visa_min</text:p>
          </table:table-cell>
          <table:table-cell office:value-type="float" office:value="70.2768907379" calcext:value-type="float">
            <text:p>70.2768907379</text:p>
          </table:table-cell>
          <table:table-cell office:value-type="float" office:value="2.4433347815" calcext:value-type="float">
            <text:p>2.4433347815</text:p>
          </table:table-cell>
          <table:table-cell table:formula="of:=CONCATENATE([.$G$199];[.A30];[.$G$199];&quot;,&quot;)" office:value-type="string" office:string-value="&quot;ttarjeta_visa_min&quot;," calcext:value-type="string">
            <text:p>"ttarjeta_visa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cuenta_estado_max</text:p>
          </table:table-cell>
          <table:table-cell office:value-type="float" office:value="68.4924980412" calcext:value-type="float">
            <text:p>68.4924980412</text:p>
          </table:table-cell>
          <table:table-cell office:value-type="float" office:value="2.3712665445" calcext:value-type="float">
            <text:p>2.3712665445</text:p>
          </table:table-cell>
          <table:table-cell table:formula="of:=CONCATENATE([.$G$199];[.A31];[.$G$199];&quot;,&quot;)" office:value-type="string" office:string-value="&quot;VisaMaster_cuenta_estado_max&quot;," calcext:value-type="string">
            <text:p>"VisaMaster_cuenta_estado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aja_ahorro_Paquete_min</text:p>
          </table:table-cell>
          <table:table-cell office:value-type="float" office:value="67.1148491518" calcext:value-type="float">
            <text:p>67.1148491518</text:p>
          </table:table-cell>
          <table:table-cell office:value-type="float" office:value="2.3156259185" calcext:value-type="float">
            <text:p>2.3156259185</text:p>
          </table:table-cell>
          <table:table-cell table:formula="of:=CONCATENATE([.$G$199];[.A32];[.$G$199];&quot;,&quot;)" office:value-type="string" office:string-value="&quot;mcaja_ahorro_Paquete_min&quot;," calcext:value-type="string">
            <text:p>"mcaja_ahorro_Paquete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cuenta_estado_max</text:p>
          </table:table-cell>
          <table:table-cell office:value-type="float" office:value="64.6092817931" calcext:value-type="float">
            <text:p>64.6092817931</text:p>
          </table:table-cell>
          <table:table-cell office:value-type="float" office:value="2.2144308046" calcext:value-type="float">
            <text:p>2.2144308046</text:p>
          </table:table-cell>
          <table:table-cell table:formula="of:=CONCATENATE([.$G$199];[.A33];[.$G$199];&quot;,&quot;)" office:value-type="string" office:string-value="&quot;Visa_cuenta_estado_max&quot;," calcext:value-type="string">
            <text:p>"Visa_cuenta_estado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uenta_corriente_Paquete</text:p>
          </table:table-cell>
          <table:table-cell office:value-type="float" office:value="64.0883456228" calcext:value-type="float">
            <text:p>64.0883456228</text:p>
          </table:table-cell>
          <table:table-cell office:value-type="float" office:value="2.1933911806" calcext:value-type="float">
            <text:p>2.1933911806</text:p>
          </table:table-cell>
          <table:table-cell table:formula="of:=CONCATENATE([.$G$199];[.A34];[.$G$199];&quot;,&quot;)" office:value-type="string" office:string-value="&quot;mcuenta_corriente_Paquete&quot;," calcext:value-type="string">
            <text:p>"mcuenta_corriente_Paquet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arjeta_visa_avg</text:p>
          </table:table-cell>
          <table:table-cell office:value-type="float" office:value="61.6968741237" calcext:value-type="float">
            <text:p>61.6968741237</text:p>
          </table:table-cell>
          <table:table-cell office:value-type="float" office:value="2.096804182" calcext:value-type="float">
            <text:p>2.096804182</text:p>
          </table:table-cell>
          <table:table-cell table:formula="of:=CONCATENATE([.$G$199];[.A35];[.$G$199];&quot;,&quot;)" office:value-type="string" office:string-value="&quot;ttarjeta_visa_avg&quot;," calcext:value-type="string">
            <text:p>"ttarjeta_visa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arjeta_visa_consumo_min</text:p>
          </table:table-cell>
          <table:table-cell office:value-type="float" office:value="60.9112932321" calcext:value-type="float">
            <text:p>60.9112932321</text:p>
          </table:table-cell>
          <table:table-cell office:value-type="float" office:value="2.0650760596" calcext:value-type="float">
            <text:p>2.0650760596</text:p>
          </table:table-cell>
          <table:table-cell table:formula="of:=CONCATENATE([.$G$199];[.A36];[.$G$199];&quot;,&quot;)" office:value-type="string" office:string-value="&quot;mtarjeta_visa_consumo_min&quot;," calcext:value-type="string">
            <text:p>"mtarjeta_visa_consumo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arjeta_master_tend</text:p>
          </table:table-cell>
          <table:table-cell office:value-type="float" office:value="56.355263362" calcext:value-type="float">
            <text:p>56.355263362</text:p>
          </table:table-cell>
          <table:table-cell office:value-type="float" office:value="1.8810666535" calcext:value-type="float">
            <text:p>1.8810666535</text:p>
          </table:table-cell>
          <table:table-cell table:formula="of:=CONCATENATE([.$G$199];[.A37];[.$G$199];&quot;,&quot;)" office:value-type="string" office:string-value="&quot;ttarjeta_master_tend&quot;," calcext:value-type="string">
            <text:p>"ttarjeta_master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asivos_margen_avg</text:p>
          </table:table-cell>
          <table:table-cell office:value-type="float" office:value="55.6530980239" calcext:value-type="float">
            <text:p>55.6530980239</text:p>
          </table:table-cell>
          <table:table-cell office:value-type="float" office:value="1.8527075271" calcext:value-type="float">
            <text:p>1.8527075271</text:p>
          </table:table-cell>
          <table:table-cell table:formula="of:=CONCATENATE([.$G$199];[.A38];[.$G$199];&quot;,&quot;)" office:value-type="string" office:string-value="&quot;mpasivos_margen_avg&quot;," calcext:value-type="string">
            <text:p>"mpasivos_margen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cuenta_estado_avg</text:p>
          </table:table-cell>
          <table:table-cell office:value-type="float" office:value="52.8247507174" calcext:value-type="float">
            <text:p>52.8247507174</text:p>
          </table:table-cell>
          <table:table-cell office:value-type="float" office:value="1.7384759432" calcext:value-type="float">
            <text:p>1.7384759432</text:p>
          </table:table-cell>
          <table:table-cell table:formula="of:=CONCATENATE([.$G$199];[.A39];[.$G$199];&quot;,&quot;)" office:value-type="string" office:string-value="&quot;Visa_cuenta_estado_avg&quot;," calcext:value-type="string">
            <text:p>"Visa_cuenta_estad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cuenta_estado_avg</text:p>
          </table:table-cell>
          <table:table-cell office:value-type="float" office:value="50.4627414778" calcext:value-type="float">
            <text:p>50.4627414778</text:p>
          </table:table-cell>
          <table:table-cell office:value-type="float" office:value="1.6430788694" calcext:value-type="float">
            <text:p>1.6430788694</text:p>
          </table:table-cell>
          <table:table-cell table:formula="of:=CONCATENATE([.$G$199];[.A40];[.$G$199];&quot;,&quot;)" office:value-type="string" office:string-value="&quot;Master_cuenta_estado_avg&quot;," calcext:value-type="string">
            <text:p>"Master_cuenta_estad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ovimientos_ultimos90dias_min</text:p>
          </table:table-cell>
          <table:table-cell office:value-type="float" office:value="50.0195658798" calcext:value-type="float">
            <text:p>50.0195658798</text:p>
          </table:table-cell>
          <table:table-cell office:value-type="float" office:value="1.6251798475" calcext:value-type="float">
            <text:p>1.6251798475</text:p>
          </table:table-cell>
          <table:table-cell table:formula="of:=CONCATENATE([.$G$199];[.A41];[.$G$199];&quot;,&quot;)" office:value-type="string" office:string-value="&quot;tmovimientos_ultimos90dias_min&quot;," calcext:value-type="string">
            <text:p>"tmovimientos_ultimos90dias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asivos_margen_min</text:p>
          </table:table-cell>
          <table:table-cell office:value-type="float" office:value="49.2226700409" calcext:value-type="float">
            <text:p>49.2226700409</text:p>
          </table:table-cell>
          <table:table-cell office:value-type="float" office:value="1.5929947358" calcext:value-type="float">
            <text:p>1.5929947358</text:p>
          </table:table-cell>
          <table:table-cell table:formula="of:=CONCATENATE([.$G$199];[.A42];[.$G$199];&quot;,&quot;)" office:value-type="string" office:string-value="&quot;mpasivos_margen_min&quot;," calcext:value-type="string">
            <text:p>"mpasivos_margen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financiacion_limite</text:p>
          </table:table-cell>
          <table:table-cell office:value-type="float" office:value="46.2741155057" calcext:value-type="float">
            <text:p>46.2741155057</text:p>
          </table:table-cell>
          <table:table-cell office:value-type="float" office:value="1.47390821" calcext:value-type="float">
            <text:p>1.47390821</text:p>
          </table:table-cell>
          <table:table-cell table:formula="of:=CONCATENATE([.$G$199];[.A43];[.$G$199];&quot;,&quot;)" office:value-type="string" office:string-value="&quot;VisaMaster_mfinanciacion_limite&quot;," calcext:value-type="string">
            <text:p>"VisaMaster_mfinanciacion_limit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saldopesos</text:p>
          </table:table-cell>
          <table:table-cell office:value-type="float" office:value="46.1865667995" calcext:value-type="float">
            <text:p>46.1865667995</text:p>
          </table:table-cell>
          <table:table-cell office:value-type="float" office:value="1.4703722837" calcext:value-type="float">
            <text:p>1.4703722837</text:p>
          </table:table-cell>
          <table:table-cell table:formula="of:=CONCATENATE([.$G$199];[.A44];[.$G$199];&quot;,&quot;)" office:value-type="string" office:string-value="&quot;VisaMaster_msaldopesos&quot;," calcext:value-type="string">
            <text:p>"VisaMaster_msaldopeso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marca_atraso_avg</text:p>
          </table:table-cell>
          <table:table-cell office:value-type="float" office:value="43.8806581704" calcext:value-type="float">
            <text:p>43.8806581704</text:p>
          </table:table-cell>
          <table:table-cell office:value-type="float" office:value="1.3772410073" calcext:value-type="float">
            <text:p>1.3772410073</text:p>
          </table:table-cell>
          <table:table-cell table:formula="of:=CONCATENATE([.$G$199];[.A45];[.$G$199];&quot;,&quot;)" office:value-type="string" office:string-value="&quot;Master_marca_atraso_avg&quot;," calcext:value-type="string">
            <text:p>"Master_marca_atras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saldototal</text:p>
          </table:table-cell>
          <table:table-cell office:value-type="float" office:value="43.0265775554" calcext:value-type="float">
            <text:p>43.0265775554</text:p>
          </table:table-cell>
          <table:table-cell office:value-type="float" office:value="1.3427463109" calcext:value-type="float">
            <text:p>1.3427463109</text:p>
          </table:table-cell>
          <table:table-cell table:formula="of:=CONCATENATE([.$G$199];[.A46];[.$G$199];&quot;,&quot;)" office:value-type="string" office:string-value="&quot;VisaMaster_msaldototal&quot;," calcext:value-type="string">
            <text:p>"VisaMaster_msaldototal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pagospesos</text:p>
          </table:table-cell>
          <table:table-cell office:value-type="float" office:value="42.6406157274" calcext:value-type="float">
            <text:p>42.6406157274</text:p>
          </table:table-cell>
          <table:table-cell office:value-type="float" office:value="1.3271580447" calcext:value-type="float">
            <text:p>1.3271580447</text:p>
          </table:table-cell>
          <table:table-cell table:formula="of:=CONCATENATE([.$G$199];[.A47];[.$G$199];&quot;,&quot;)" office:value-type="string" office:string-value="&quot;Visa_mpagospesos&quot;," calcext:value-type="string">
            <text:p>"Visa_mpagospeso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financiacion_limite</text:p>
          </table:table-cell>
          <table:table-cell office:value-type="float" office:value="41.1918118385" calcext:value-type="float">
            <text:p>41.1918118385</text:p>
          </table:table-cell>
          <table:table-cell office:value-type="float" office:value="1.2686436032" calcext:value-type="float">
            <text:p>1.2686436032</text:p>
          </table:table-cell>
          <table:table-cell table:formula="of:=CONCATENATE([.$G$199];[.A48];[.$G$199];&quot;,&quot;)" office:value-type="string" office:string-value="&quot;Visa_mfinanciacion_limite&quot;," calcext:value-type="string">
            <text:p>"Visa_mfinanciacion_limit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saldototal</text:p>
          </table:table-cell>
          <table:table-cell office:value-type="float" office:value="40.5129479314" calcext:value-type="float">
            <text:p>40.5129479314</text:p>
          </table:table-cell>
          <table:table-cell office:value-type="float" office:value="1.2412255774" calcext:value-type="float">
            <text:p>1.2412255774</text:p>
          </table:table-cell>
          <table:table-cell table:formula="of:=CONCATENATE([.$G$199];[.A49];[.$G$199];&quot;,&quot;)" office:value-type="string" office:string-value="&quot;Visa_msaldototal&quot;," calcext:value-type="string">
            <text:p>"Visa_msaldototal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cuenta_estado</text:p>
          </table:table-cell>
          <table:table-cell office:value-type="float" office:value="40.3092849555" calcext:value-type="float">
            <text:p>40.3092849555</text:p>
          </table:table-cell>
          <table:table-cell office:value-type="float" office:value="1.233000016" calcext:value-type="float">
            <text:p>1.233000016</text:p>
          </table:table-cell>
          <table:table-cell table:formula="of:=CONCATENATE([.$G$199];[.A50];[.$G$199];&quot;,&quot;)" office:value-type="string" office:string-value="&quot;VisaMaster_cuenta_estado&quot;," calcext:value-type="string">
            <text:p>"VisaMaster_cuenta_estad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escubierto_preacordado_tend</text:p>
          </table:table-cell>
          <table:table-cell office:value-type="float" office:value="40.2729716466" calcext:value-type="float">
            <text:p>40.2729716466</text:p>
          </table:table-cell>
          <table:table-cell office:value-type="float" office:value="1.2315333904" calcext:value-type="float">
            <text:p>1.2315333904</text:p>
          </table:table-cell>
          <table:table-cell table:formula="of:=CONCATENATE([.$G$199];[.A51];[.$G$199];&quot;,&quot;)" office:value-type="string" office:string-value="&quot;mdescubierto_preacordado_tend&quot;," calcext:value-type="string">
            <text:p>"mdescubierto_preacordado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saldopesos</text:p>
          </table:table-cell>
          <table:table-cell office:value-type="float" office:value="38.2725218902" calcext:value-type="float">
            <text:p>38.2725218902</text:p>
          </table:table-cell>
          <table:table-cell office:value-type="float" office:value="1.1507390185" calcext:value-type="float">
            <text:p>1.1507390185</text:p>
          </table:table-cell>
          <table:table-cell table:formula="of:=CONCATENATE([.$G$199];[.A52];[.$G$199];&quot;,&quot;)" office:value-type="string" office:string-value="&quot;Visa_msaldopesos&quot;," calcext:value-type="string">
            <text:p>"Visa_msaldopeso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tconsumos</text:p>
          </table:table-cell>
          <table:table-cell office:value-type="float" office:value="36.5113732703" calcext:value-type="float">
            <text:p>36.5113732703</text:p>
          </table:table-cell>
          <table:table-cell office:value-type="float" office:value="1.0796095656" calcext:value-type="float">
            <text:p>1.0796095656</text:p>
          </table:table-cell>
          <table:table-cell table:formula="of:=CONCATENATE([.$G$199];[.A53];[.$G$199];&quot;,&quot;)" office:value-type="string" office:string-value="&quot;Visa_tconsumos&quot;," calcext:value-type="string">
            <text:p>"Visa_tconsumo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cuenta_estado_tend</text:p>
          </table:table-cell>
          <table:table-cell office:value-type="float" office:value="35.9452695946" calcext:value-type="float">
            <text:p>35.9452695946</text:p>
          </table:table-cell>
          <table:table-cell office:value-type="float" office:value="1.0567457117" calcext:value-type="float">
            <text:p>1.0567457117</text:p>
          </table:table-cell>
          <table:table-cell table:formula="of:=CONCATENATE([.$G$199];[.A54];[.$G$199];&quot;,&quot;)" office:value-type="string" office:string-value="&quot;VisaMaster_cuenta_estado_tend&quot;," calcext:value-type="string">
            <text:p>"VisaMaster_cuenta_estado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financiacion_limite_min</text:p>
          </table:table-cell>
          <table:table-cell office:value-type="float" office:value="35.6688580604" calcext:value-type="float">
            <text:p>35.6688580604</text:p>
          </table:table-cell>
          <table:table-cell office:value-type="float" office:value="1.0455819741" calcext:value-type="float">
            <text:p>1.0455819741</text:p>
          </table:table-cell>
          <table:table-cell table:formula="of:=CONCATENATE([.$G$199];[.A55];[.$G$199];&quot;,&quot;)" office:value-type="string" office:string-value="&quot;VisaMaster_mfinanciacion_limite_min&quot;," calcext:value-type="string">
            <text:p>"VisaMaster_mfinanciacion_limite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uentas_saldo_avg</text:p>
          </table:table-cell>
          <table:table-cell office:value-type="float" office:value="34.5001636893" calcext:value-type="float">
            <text:p>34.5001636893</text:p>
          </table:table-cell>
          <table:table-cell office:value-type="float" office:value="0.9983806248" calcext:value-type="float">
            <text:p>0.9983806248</text:p>
          </table:table-cell>
          <table:table-cell table:formula="of:=CONCATENATE([.$G$199];[.A56];[.$G$199];&quot;,&quot;)" office:value-type="string" office:string-value="&quot;mcuentas_saldo_avg&quot;," calcext:value-type="string">
            <text:p>"mcuentas_sald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aja_ahorro_Paquete_avg</text:p>
          </table:table-cell>
          <table:table-cell office:value-type="float" office:value="34.322818026" calcext:value-type="float">
            <text:p>34.322818026</text:p>
          </table:table-cell>
          <table:table-cell office:value-type="float" office:value="0.9912179698" calcext:value-type="float">
            <text:p>0.9912179698</text:p>
          </table:table-cell>
          <table:table-cell table:formula="of:=CONCATENATE([.$G$199];[.A57];[.$G$199];&quot;,&quot;)" office:value-type="string" office:string-value="&quot;mcaja_ahorro_Paquete_avg&quot;," calcext:value-type="string">
            <text:p>"mcaja_ahorro_Paquete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asivos_margen_max</text:p>
          </table:table-cell>
          <table:table-cell office:value-type="float" office:value="34.1806273438" calcext:value-type="float">
            <text:p>34.1806273438</text:p>
          </table:table-cell>
          <table:table-cell office:value-type="float" office:value="0.9854751578" calcext:value-type="float">
            <text:p>0.9854751578</text:p>
          </table:table-cell>
          <table:table-cell table:formula="of:=CONCATENATE([.$G$199];[.A58];[.$G$199];&quot;,&quot;)" office:value-type="string" office:string-value="&quot;mpasivos_margen_max&quot;," calcext:value-type="string">
            <text:p>"mpasivos_margen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uenta_corriente_Paquete_avg</text:p>
          </table:table-cell>
          <table:table-cell office:value-type="float" office:value="33.1300157126" calcext:value-type="float">
            <text:p>33.1300157126</text:p>
          </table:table-cell>
          <table:table-cell office:value-type="float" office:value="0.9430429464" calcext:value-type="float">
            <text:p>0.9430429464</text:p>
          </table:table-cell>
          <table:table-cell table:formula="of:=CONCATENATE([.$G$199];[.A59];[.$G$199];&quot;,&quot;)" office:value-type="string" office:string-value="&quot;mcuenta_corriente_Paquete_avg&quot;," calcext:value-type="string">
            <text:p>"mcuenta_corriente_Paquete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arjeta_visa_transacciones_min</text:p>
          </table:table-cell>
          <table:table-cell office:value-type="float" office:value="32.7588693397" calcext:value-type="float">
            <text:p>32.7588693397</text:p>
          </table:table-cell>
          <table:table-cell office:value-type="float" office:value="0.9280530483" calcext:value-type="float">
            <text:p>0.9280530483</text:p>
          </table:table-cell>
          <table:table-cell table:formula="of:=CONCATENATE([.$G$199];[.A60];[.$G$199];&quot;,&quot;)" office:value-type="string" office:string-value="&quot;ctarjeta_visa_transacciones_min&quot;," calcext:value-type="string">
            <text:p>"ctarjeta_visa_transacciones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cuenta_estado_tend</text:p>
          </table:table-cell>
          <table:table-cell office:value-type="float" office:value="32.1843523261" calcext:value-type="float">
            <text:p>32.1843523261</text:p>
          </table:table-cell>
          <table:table-cell office:value-type="float" office:value="0.9048493957" calcext:value-type="float">
            <text:p>0.9048493957</text:p>
          </table:table-cell>
          <table:table-cell table:formula="of:=CONCATENATE([.$G$199];[.A61];[.$G$199];&quot;,&quot;)" office:value-type="string" office:string-value="&quot;Visa_cuenta_estado_tend&quot;," calcext:value-type="string">
            <text:p>"Visa_cuenta_estado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uentas_saldo</text:p>
          </table:table-cell>
          <table:table-cell office:value-type="float" office:value="31.8684481925" calcext:value-type="float">
            <text:p>31.8684481925</text:p>
          </table:table-cell>
          <table:table-cell office:value-type="float" office:value="0.8920906268" calcext:value-type="float">
            <text:p>0.8920906268</text:p>
          </table:table-cell>
          <table:table-cell table:formula="of:=CONCATENATE([.$G$199];[.A62];[.$G$199];&quot;,&quot;)" office:value-type="string" office:string-value="&quot;mcuentas_saldo&quot;," calcext:value-type="string">
            <text:p>"mcuentas_sald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aja_ahorro_Paquete_max</text:p>
          </table:table-cell>
          <table:table-cell office:value-type="float" office:value="27.9199761661" calcext:value-type="float">
            <text:p>27.9199761661</text:p>
          </table:table-cell>
          <table:table-cell office:value-type="float" office:value="0.7326193297" calcext:value-type="float">
            <text:p>0.7326193297</text:p>
          </table:table-cell>
          <table:table-cell table:formula="of:=CONCATENATE([.$G$199];[.A63];[.$G$199];&quot;,&quot;)" office:value-type="string" office:string-value="&quot;mcaja_ahorro_Paquete_max&quot;," calcext:value-type="string">
            <text:p>"mcaja_ahorro_Paquete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echaalta</text:p>
          </table:table-cell>
          <table:table-cell office:value-type="float" office:value="27.3764568235" calcext:value-type="float">
            <text:p>27.3764568235</text:p>
          </table:table-cell>
          <table:table-cell office:value-type="float" office:value="0.7106676143" calcext:value-type="float">
            <text:p>0.7106676143</text:p>
          </table:table-cell>
          <table:table-cell table:formula="of:=CONCATENATE([.$G$199];[.A64];[.$G$199];&quot;,&quot;)" office:value-type="string" office:string-value="&quot;Visa_fechaalta&quot;," calcext:value-type="string">
            <text:p>"Visa_fechaalta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consumosdolares</text:p>
          </table:table-cell>
          <table:table-cell office:value-type="float" office:value="27.3558052526" calcext:value-type="float">
            <text:p>27.3558052526</text:p>
          </table:table-cell>
          <table:table-cell office:value-type="float" office:value="0.7098335365" calcext:value-type="float">
            <text:p>0.7098335365</text:p>
          </table:table-cell>
          <table:table-cell table:formula="of:=CONCATENATE([.$G$199];[.A65];[.$G$199];&quot;,&quot;)" office:value-type="string" office:string-value="&quot;Visa_mconsumosdolares&quot;," calcext:value-type="string">
            <text:p>"Visa_mconsumosdolare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echaalta_max</text:p>
          </table:table-cell>
          <table:table-cell office:value-type="float" office:value="27.1405545409" calcext:value-type="float">
            <text:p>27.1405545409</text:p>
          </table:table-cell>
          <table:table-cell office:value-type="float" office:value="0.7011399684" calcext:value-type="float">
            <text:p>0.7011399684</text:p>
          </table:table-cell>
          <table:table-cell table:formula="of:=CONCATENATE([.$G$199];[.A66];[.$G$199];&quot;,&quot;)" office:value-type="string" office:string-value="&quot;Visa_fechaalta_max&quot;," calcext:value-type="string">
            <text:p>"Visa_fechaalta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pagominimo</text:p>
          </table:table-cell>
          <table:table-cell office:value-type="float" office:value="26.7902687302" calcext:value-type="float">
            <text:p>26.7902687302</text:p>
          </table:table-cell>
          <table:table-cell office:value-type="float" office:value="0.6869925888" calcext:value-type="float">
            <text:p>0.6869925888</text:p>
          </table:table-cell>
          <table:table-cell table:formula="of:=CONCATENATE([.$G$199];[.A67];[.$G$199];&quot;,&quot;)" office:value-type="string" office:string-value="&quot;VisaMaster_mpagominimo&quot;," calcext:value-type="string">
            <text:p>"VisaMaster_mpagominim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adelantodolares</text:p>
          </table:table-cell>
          <table:table-cell office:value-type="float" office:value="26.6532608527" calcext:value-type="float">
            <text:p>26.6532608527</text:p>
          </table:table-cell>
          <table:table-cell office:value-type="float" office:value="0.6814591005" calcext:value-type="float">
            <text:p>0.6814591005</text:p>
          </table:table-cell>
          <table:table-cell table:formula="of:=CONCATENATE([.$G$199];[.A68];[.$G$199];&quot;,&quot;)" office:value-type="string" office:string-value="&quot;Visa_madelantodolares&quot;," calcext:value-type="string">
            <text:p>"Visa_madelantodolare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echaalta_avg</text:p>
          </table:table-cell>
          <table:table-cell office:value-type="float" office:value="26.6081706033" calcext:value-type="float">
            <text:p>26.6081706033</text:p>
          </table:table-cell>
          <table:table-cell office:value-type="float" office:value="0.6796379908" calcext:value-type="float">
            <text:p>0.6796379908</text:p>
          </table:table-cell>
          <table:table-cell table:formula="of:=CONCATENATE([.$G$199];[.A69];[.$G$199];&quot;,&quot;)" office:value-type="string" office:string-value="&quot;Visa_fechaalta_avg&quot;," calcext:value-type="string">
            <text:p>"Visa_fechaalta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uentas_saldo_max</text:p>
          </table:table-cell>
          <table:table-cell office:value-type="float" office:value="24.7275889378" calcext:value-type="float">
            <text:p>24.7275889378</text:p>
          </table:table-cell>
          <table:table-cell office:value-type="float" office:value="0.6036848638" calcext:value-type="float">
            <text:p>0.6036848638</text:p>
          </table:table-cell>
          <table:table-cell table:formula="of:=CONCATENATE([.$G$199];[.A70];[.$G$199];&quot;,&quot;)" office:value-type="string" office:string-value="&quot;mcuentas_saldo_max&quot;," calcext:value-type="string">
            <text:p>"mcuentas_saldo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marca_atraso</text:p>
          </table:table-cell>
          <table:table-cell office:value-type="float" office:value="24.6241632699" calcext:value-type="float">
            <text:p>24.6241632699</text:p>
          </table:table-cell>
          <table:table-cell office:value-type="float" office:value="0.5995076972" calcext:value-type="float">
            <text:p>0.5995076972</text:p>
          </table:table-cell>
          <table:table-cell table:formula="of:=CONCATENATE([.$G$199];[.A71];[.$G$199];&quot;,&quot;)" office:value-type="string" office:string-value="&quot;Master_marca_atraso&quot;," calcext:value-type="string">
            <text:p>"Master_marca_atras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iniciomora_avg</text:p>
          </table:table-cell>
          <table:table-cell office:value-type="float" office:value="24.1713575228" calcext:value-type="float">
            <text:p>24.1713575228</text:p>
          </table:table-cell>
          <table:table-cell office:value-type="float" office:value="0.5812197318" calcext:value-type="float">
            <text:p>0.5812197318</text:p>
          </table:table-cell>
          <table:table-cell table:formula="of:=CONCATENATE([.$G$199];[.A72];[.$G$199];&quot;,&quot;)" office:value-type="string" office:string-value="&quot;Master_Finiciomora_avg&quot;," calcext:value-type="string">
            <text:p>"Master_Finiciomora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ovimientos_ultimos90dias_avg</text:p>
          </table:table-cell>
          <table:table-cell office:value-type="float" office:value="23.8466311304" calcext:value-type="float">
            <text:p>23.8466311304</text:p>
          </table:table-cell>
          <table:table-cell office:value-type="float" office:value="0.5681046486" calcext:value-type="float">
            <text:p>0.5681046486</text:p>
          </table:table-cell>
          <table:table-cell table:formula="of:=CONCATENATE([.$G$199];[.A73];[.$G$199];&quot;,&quot;)" office:value-type="string" office:string-value="&quot;tmovimientos_ultimos90dias_avg&quot;," calcext:value-type="string">
            <text:p>"tmovimientos_ultimos90dias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uenta_corriente_Paquete_min</text:p>
          </table:table-cell>
          <table:table-cell office:value-type="float" office:value="23.3740764915" calcext:value-type="float">
            <text:p>23.3740764915</text:p>
          </table:table-cell>
          <table:table-cell office:value-type="float" office:value="0.549019063" calcext:value-type="float">
            <text:p>0.549019063</text:p>
          </table:table-cell>
          <table:table-cell table:formula="of:=CONCATENATE([.$G$199];[.A74];[.$G$199];&quot;,&quot;)" office:value-type="string" office:string-value="&quot;mcuenta_corriente_Paquete_min&quot;," calcext:value-type="string">
            <text:p>"mcuenta_corriente_Paquete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arjeta_visa_consumo_max</text:p>
          </table:table-cell>
          <table:table-cell office:value-type="float" office:value="23.2114906844" calcext:value-type="float">
            <text:p>23.2114906844</text:p>
          </table:table-cell>
          <table:table-cell office:value-type="float" office:value="0.5424525305" calcext:value-type="float">
            <text:p>0.5424525305</text:p>
          </table:table-cell>
          <table:table-cell table:formula="of:=CONCATENATE([.$G$199];[.A75];[.$G$199];&quot;,&quot;)" office:value-type="string" office:string-value="&quot;mtarjeta_visa_consumo_max&quot;," calcext:value-type="string">
            <text:p>"mtarjeta_visa_consumo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iniciomora_max</text:p>
          </table:table-cell>
          <table:table-cell office:value-type="float" office:value="22.8472517581" calcext:value-type="float">
            <text:p>22.8472517581</text:p>
          </table:table-cell>
          <table:table-cell office:value-type="float" office:value="0.5277416111" calcext:value-type="float">
            <text:p>0.5277416111</text:p>
          </table:table-cell>
          <table:table-cell table:formula="of:=CONCATENATE([.$G$199];[.A76];[.$G$199];&quot;,&quot;)" office:value-type="string" office:string-value="&quot;Master_Finiciomora_max&quot;," calcext:value-type="string">
            <text:p>"Master_Finiciomora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entabilidad</text:p>
          </table:table-cell>
          <table:table-cell office:value-type="float" office:value="22.3017545837" calcext:value-type="float">
            <text:p>22.3017545837</text:p>
          </table:table-cell>
          <table:table-cell office:value-type="float" office:value="0.5057100147" calcext:value-type="float">
            <text:p>0.5057100147</text:p>
          </table:table-cell>
          <table:table-cell table:formula="of:=CONCATENATE([.$G$199];[.A77];[.$G$199];&quot;,&quot;)" office:value-type="string" office:string-value="&quot;mrentabilidad&quot;," calcext:value-type="string">
            <text:p>"mrentabilida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pagominimo_max</text:p>
          </table:table-cell>
          <table:table-cell office:value-type="float" office:value="21.9365723412" calcext:value-type="float">
            <text:p>21.9365723412</text:p>
          </table:table-cell>
          <table:table-cell office:value-type="float" office:value="0.4909609965" calcext:value-type="float">
            <text:p>0.4909609965</text:p>
          </table:table-cell>
          <table:table-cell table:formula="of:=CONCATENATE([.$G$199];[.A78];[.$G$199];&quot;,&quot;)" office:value-type="string" office:string-value="&quot;VisaMaster_mpagominimo_max&quot;," calcext:value-type="string">
            <text:p>"VisaMaster_mpagominimo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arjeta_visa_consumo_avg</text:p>
          </table:table-cell>
          <table:table-cell office:value-type="float" office:value="21.5795599677" calcext:value-type="float">
            <text:p>21.5795599677</text:p>
          </table:table-cell>
          <table:table-cell office:value-type="float" office:value="0.4765419438" calcext:value-type="float">
            <text:p>0.4765419438</text:p>
          </table:table-cell>
          <table:table-cell table:formula="of:=CONCATENATE([.$G$199];[.A79];[.$G$199];&quot;,&quot;)" office:value-type="string" office:string-value="&quot;mtarjeta_visa_consumo_avg&quot;," calcext:value-type="string">
            <text:p>"mtarjeta_visa_consum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pagominimo</text:p>
          </table:table-cell>
          <table:table-cell office:value-type="float" office:value="21.3776923997" calcext:value-type="float">
            <text:p>21.3776923997</text:p>
          </table:table-cell>
          <table:table-cell office:value-type="float" office:value="0.4683888955" calcext:value-type="float">
            <text:p>0.4683888955</text:p>
          </table:table-cell>
          <table:table-cell table:formula="of:=CONCATENATE([.$G$199];[.A80];[.$G$199];&quot;,&quot;)" office:value-type="string" office:string-value="&quot;Visa_mpagominimo&quot;," calcext:value-type="string">
            <text:p>"Visa_mpagominim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tadelantosefectivo</text:p>
          </table:table-cell>
          <table:table-cell office:value-type="float" office:value="21.3599376861" calcext:value-type="float">
            <text:p>21.3599376861</text:p>
          </table:table-cell>
          <table:table-cell office:value-type="float" office:value="0.4676718163" calcext:value-type="float">
            <text:p>0.4676718163</text:p>
          </table:table-cell>
          <table:table-cell table:formula="of:=CONCATENATE([.$G$199];[.A81];[.$G$199];&quot;,&quot;)" office:value-type="string" office:string-value="&quot;Visa_tadelantosefectivo&quot;," calcext:value-type="string">
            <text:p>"Visa_tadelantosefectiv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uentas_saldo_min</text:p>
          </table:table-cell>
          <table:table-cell office:value-type="float" office:value="21.3062998419" calcext:value-type="float">
            <text:p>21.3062998419</text:p>
          </table:table-cell>
          <table:table-cell office:value-type="float" office:value="0.4655054855" calcext:value-type="float">
            <text:p>0.4655054855</text:p>
          </table:table-cell>
          <table:table-cell table:formula="of:=CONCATENATE([.$G$199];[.A82];[.$G$199];&quot;,&quot;)" office:value-type="string" office:string-value="&quot;mcuentas_saldo_min&quot;," calcext:value-type="string">
            <text:p>"mcuentas_saldo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echaalta_min</text:p>
          </table:table-cell>
          <table:table-cell office:value-type="float" office:value="20.7198964808" calcext:value-type="float">
            <text:p>20.7198964808</text:p>
          </table:table-cell>
          <table:table-cell office:value-type="float" office:value="0.4418217658" calcext:value-type="float">
            <text:p>0.4418217658</text:p>
          </table:table-cell>
          <table:table-cell table:formula="of:=CONCATENATE([.$G$199];[.A83];[.$G$199];&quot;,&quot;)" office:value-type="string" office:string-value="&quot;Visa_fechaalta_min&quot;," calcext:value-type="string">
            <text:p>"Visa_fechaalta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adelantopesos</text:p>
          </table:table-cell>
          <table:table-cell office:value-type="float" office:value="20.5275533273" calcext:value-type="float">
            <text:p>20.5275533273</text:p>
          </table:table-cell>
          <table:table-cell office:value-type="float" office:value="0.4340533906" calcext:value-type="float">
            <text:p>0.4340533906</text:p>
          </table:table-cell>
          <table:table-cell table:formula="of:=CONCATENATE([.$G$199];[.A84];[.$G$199];&quot;,&quot;)" office:value-type="string" office:string-value="&quot;Visa_madelantopesos&quot;," calcext:value-type="string">
            <text:p>"Visa_madelantopeso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cuenta_estado</text:p>
          </table:table-cell>
          <table:table-cell office:value-type="float" office:value="20.3631980553" calcext:value-type="float">
            <text:p>20.3631980553</text:p>
          </table:table-cell>
          <table:table-cell office:value-type="float" office:value="0.4274153929" calcext:value-type="float">
            <text:p>0.4274153929</text:p>
          </table:table-cell>
          <table:table-cell table:formula="of:=CONCATENATE([.$G$199];[.A85];[.$G$199];&quot;,&quot;)" office:value-type="string" office:string-value="&quot;Master_cuenta_estado&quot;," calcext:value-type="string">
            <text:p>"Master_cuenta_estad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pagominimo_avg</text:p>
          </table:table-cell>
          <table:table-cell office:value-type="float" office:value="20.022758728" calcext:value-type="float">
            <text:p>20.022758728</text:p>
          </table:table-cell>
          <table:table-cell office:value-type="float" office:value="0.4136656941" calcext:value-type="float">
            <text:p>0.4136656941</text:p>
          </table:table-cell>
          <table:table-cell table:formula="of:=CONCATENATE([.$G$199];[.A86];[.$G$199];&quot;,&quot;)" office:value-type="string" office:string-value="&quot;VisaMaster_mpagominimo_avg&quot;," calcext:value-type="string">
            <text:p>"VisaMaster_mpagominim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uenta_corriente_Paquete_max</text:p>
          </table:table-cell>
          <table:table-cell office:value-type="float" office:value="19.9580970138" calcext:value-type="float">
            <text:p>19.9580970138</text:p>
          </table:table-cell>
          <table:table-cell office:value-type="float" office:value="0.4110541301" calcext:value-type="float">
            <text:p>0.4110541301</text:p>
          </table:table-cell>
          <table:table-cell table:formula="of:=CONCATENATE([.$G$199];[.A87];[.$G$199];&quot;,&quot;)" office:value-type="string" office:string-value="&quot;mcuenta_corriente_Paquete_max&quot;," calcext:value-type="string">
            <text:p>"mcuenta_corriente_Paquete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entabilidad_max</text:p>
          </table:table-cell>
          <table:table-cell office:value-type="float" office:value="19.9467601864" calcext:value-type="float">
            <text:p>19.9467601864</text:p>
          </table:table-cell>
          <table:table-cell office:value-type="float" office:value="0.4105962571" calcext:value-type="float">
            <text:p>0.4105962571</text:p>
          </table:table-cell>
          <table:table-cell table:formula="of:=CONCATENATE([.$G$199];[.A88];[.$G$199];&quot;,&quot;)" office:value-type="string" office:string-value="&quot;mrentabilidad_max&quot;," calcext:value-type="string">
            <text:p>"mrentabilidad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omisiones_otras_avg</text:p>
          </table:table-cell>
          <table:table-cell office:value-type="float" office:value="19.7284720603" calcext:value-type="float">
            <text:p>19.7284720603</text:p>
          </table:table-cell>
          <table:table-cell office:value-type="float" office:value="0.4017800137" calcext:value-type="float">
            <text:p>0.4017800137</text:p>
          </table:table-cell>
          <table:table-cell table:formula="of:=CONCATENATE([.$G$199];[.A89];[.$G$199];&quot;,&quot;)" office:value-type="string" office:string-value="&quot;ccomisiones_otras_avg&quot;," calcext:value-type="string">
            <text:p>"ccomisiones_otras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consumototal_div_mlimitecompra</text:p>
          </table:table-cell>
          <table:table-cell office:value-type="float" office:value="19.4332542552" calcext:value-type="float">
            <text:p>19.4332542552</text:p>
          </table:table-cell>
          <table:table-cell office:value-type="float" office:value="0.3898567264" calcext:value-type="float">
            <text:p>0.3898567264</text:p>
          </table:table-cell>
          <table:table-cell table:formula="of:=CONCATENATE([.$G$199];[.A90];[.$G$199];&quot;,&quot;)" office:value-type="string" office:string-value="&quot;VisaMaster_mconsumototal_div_mlimitecompra&quot;," calcext:value-type="string">
            <text:p>"VisaMaster_mconsumototal_div_mlimitecompra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iniciomora</text:p>
          </table:table-cell>
          <table:table-cell office:value-type="float" office:value="19.4084332922" calcext:value-type="float">
            <text:p>19.4084332922</text:p>
          </table:table-cell>
          <table:table-cell office:value-type="float" office:value="0.3888542548" calcext:value-type="float">
            <text:p>0.3888542548</text:p>
          </table:table-cell>
          <table:table-cell table:formula="of:=CONCATENATE([.$G$199];[.A91];[.$G$199];&quot;,&quot;)" office:value-type="string" office:string-value="&quot;Master_Finiciomora&quot;," calcext:value-type="string">
            <text:p>"Master_Finiciomora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escubierto_preacordado_avg</text:p>
          </table:table-cell>
          <table:table-cell office:value-type="float" office:value="19.2789294838" calcext:value-type="float">
            <text:p>19.2789294838</text:p>
          </table:table-cell>
          <table:table-cell office:value-type="float" office:value="0.3836238416" calcext:value-type="float">
            <text:p>0.3836238416</text:p>
          </table:table-cell>
          <table:table-cell table:formula="of:=CONCATENATE([.$G$199];[.A92];[.$G$199];&quot;,&quot;)" office:value-type="string" office:string-value="&quot;mdescubierto_preacordado_avg&quot;," calcext:value-type="string">
            <text:p>"mdescubierto_preacordad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escubierto_preacordado</text:p>
          </table:table-cell>
          <table:table-cell office:value-type="float" office:value="19.2567293463" calcext:value-type="float">
            <text:p>19.2567293463</text:p>
          </table:table-cell>
          <table:table-cell office:value-type="float" office:value="0.3827272201" calcext:value-type="float">
            <text:p>0.3827272201</text:p>
          </table:table-cell>
          <table:table-cell table:formula="of:=CONCATENATE([.$G$199];[.A93];[.$G$199];&quot;,&quot;)" office:value-type="string" office:string-value="&quot;mdescubierto_preacordado&quot;," calcext:value-type="string">
            <text:p>"mdescubierto_preacordad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saldototal_min</text:p>
          </table:table-cell>
          <table:table-cell office:value-type="float" office:value="18.7564746187" calcext:value-type="float">
            <text:p>18.7564746187</text:p>
          </table:table-cell>
          <table:table-cell office:value-type="float" office:value="0.3625228804" calcext:value-type="float">
            <text:p>0.3625228804</text:p>
          </table:table-cell>
          <table:table-cell table:formula="of:=CONCATENATE([.$G$199];[.A94];[.$G$199];&quot;,&quot;)" office:value-type="string" office:string-value="&quot;VisaMaster_msaldototal_min&quot;," calcext:value-type="string">
            <text:p>"VisaMaster_msaldototal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entabilidad_avg</text:p>
          </table:table-cell>
          <table:table-cell office:value-type="float" office:value="18.4541436893" calcext:value-type="float">
            <text:p>18.4541436893</text:p>
          </table:table-cell>
          <table:table-cell office:value-type="float" office:value="0.3503123075" calcext:value-type="float">
            <text:p>0.3503123075</text:p>
          </table:table-cell>
          <table:table-cell table:formula="of:=CONCATENATE([.$G$199];[.A95];[.$G$199];&quot;,&quot;)" office:value-type="string" office:string-value="&quot;mrentabilidad_avg&quot;," calcext:value-type="string">
            <text:p>"mrentabilidad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limitecompra</text:p>
          </table:table-cell>
          <table:table-cell office:value-type="float" office:value="18.4275596455" calcext:value-type="float">
            <text:p>18.4275596455</text:p>
          </table:table-cell>
          <table:table-cell office:value-type="float" office:value="0.3492386284" calcext:value-type="float">
            <text:p>0.3492386284</text:p>
          </table:table-cell>
          <table:table-cell table:formula="of:=CONCATENATE([.$G$199];[.A96];[.$G$199];&quot;,&quot;)" office:value-type="string" office:string-value="&quot;VisaMaster_mlimitecompra&quot;," calcext:value-type="string">
            <text:p>"VisaMaster_mlimitecompra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arjeta_master</text:p>
          </table:table-cell>
          <table:table-cell office:value-type="float" office:value="18.2361816788" calcext:value-type="float">
            <text:p>18.2361816788</text:p>
          </table:table-cell>
          <table:table-cell office:value-type="float" office:value="0.3415092352" calcext:value-type="float">
            <text:p>0.3415092352</text:p>
          </table:table-cell>
          <table:table-cell table:formula="of:=CONCATENATE([.$G$199];[.A97];[.$G$199];&quot;,&quot;)" office:value-type="string" office:string-value="&quot;ttarjeta_master&quot;," calcext:value-type="string">
            <text:p>"ttarjeta_master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consumospesos</text:p>
          </table:table-cell>
          <table:table-cell office:value-type="float" office:value="18.0579336004" calcext:value-type="float">
            <text:p>18.0579336004</text:p>
          </table:table-cell>
          <table:table-cell office:value-type="float" office:value="0.3343101334" calcext:value-type="float">
            <text:p>0.3343101334</text:p>
          </table:table-cell>
          <table:table-cell table:formula="of:=CONCATENATE([.$G$199];[.A98];[.$G$199];&quot;,&quot;)" office:value-type="string" office:string-value="&quot;Visa_mconsumospesos&quot;," calcext:value-type="string">
            <text:p>"Visa_mconsumospeso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consumototal</text:p>
          </table:table-cell>
          <table:table-cell office:value-type="float" office:value="17.521881342" calcext:value-type="float">
            <text:p>17.521881342</text:p>
          </table:table-cell>
          <table:table-cell office:value-type="float" office:value="0.3126599993" calcext:value-type="float">
            <text:p>0.3126599993</text:p>
          </table:table-cell>
          <table:table-cell table:formula="of:=CONCATENATE([.$G$199];[.A99];[.$G$199];&quot;,&quot;)" office:value-type="string" office:string-value="&quot;Visa_mconsumototal&quot;," calcext:value-type="string">
            <text:p>"Visa_mconsumototal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tconsumos</text:p>
          </table:table-cell>
          <table:table-cell office:value-type="float" office:value="17.0630180359" calcext:value-type="float">
            <text:p>17.0630180359</text:p>
          </table:table-cell>
          <table:table-cell office:value-type="float" office:value="0.2941273805" calcext:value-type="float">
            <text:p>0.2941273805</text:p>
          </table:table-cell>
          <table:table-cell table:formula="of:=CONCATENATE([.$G$199];[.A100];[.$G$199];&quot;,&quot;)" office:value-type="string" office:string-value="&quot;VisaMaster_tconsumos&quot;," calcext:value-type="string">
            <text:p>"VisaMaster_tconsumo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arjeta_visa_transacciones_avg</text:p>
          </table:table-cell>
          <table:table-cell office:value-type="float" office:value="16.7480956057" calcext:value-type="float">
            <text:p>16.7480956057</text:p>
          </table:table-cell>
          <table:table-cell office:value-type="float" office:value="0.2814082608" calcext:value-type="float">
            <text:p>0.2814082608</text:p>
          </table:table-cell>
          <table:table-cell table:formula="of:=CONCATENATE([.$G$199];[.A101];[.$G$199];&quot;,&quot;)" office:value-type="string" office:string-value="&quot;ctarjeta_visa_transacciones_avg&quot;," calcext:value-type="string">
            <text:p>"ctarjeta_visa_transacciones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echaalta</text:p>
          </table:table-cell>
          <table:table-cell office:value-type="float" office:value="16.7317744048" calcext:value-type="float">
            <text:p>16.7317744048</text:p>
          </table:table-cell>
          <table:table-cell office:value-type="float" office:value="0.2807490785" calcext:value-type="float">
            <text:p>0.2807490785</text:p>
          </table:table-cell>
          <table:table-cell table:formula="of:=CONCATENATE([.$G$199];[.A102];[.$G$199];&quot;,&quot;)" office:value-type="string" office:string-value="&quot;Master_fechaalta&quot;," calcext:value-type="string">
            <text:p>"Master_fechaalta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iniciomora_min</text:p>
          </table:table-cell>
          <table:table-cell office:value-type="float" office:value="16.7096147498" calcext:value-type="float">
            <text:p>16.7096147498</text:p>
          </table:table-cell>
          <table:table-cell office:value-type="float" office:value="0.279854092" calcext:value-type="float">
            <text:p>0.279854092</text:p>
          </table:table-cell>
          <table:table-cell table:formula="of:=CONCATENATE([.$G$199];[.A103];[.$G$199];&quot;,&quot;)" office:value-type="string" office:string-value="&quot;Master_Finiciomora_min&quot;," calcext:value-type="string">
            <text:p>"Master_Finiciomora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iniciomora_tend</text:p>
          </table:table-cell>
          <table:table-cell office:value-type="float" office:value="16.505181586" calcext:value-type="float">
            <text:p>16.505181586</text:p>
          </table:table-cell>
          <table:table-cell office:value-type="float" office:value="0.2715974242" calcext:value-type="float">
            <text:p>0.2715974242</text:p>
          </table:table-cell>
          <table:table-cell table:formula="of:=CONCATENATE([.$G$199];[.A104];[.$G$199];&quot;,&quot;)" office:value-type="string" office:string-value="&quot;Master_Finiciomora_tend&quot;," calcext:value-type="string">
            <text:p>"Master_Finiciomora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arjeta_master_avg</text:p>
          </table:table-cell>
          <table:table-cell office:value-type="float" office:value="16.2644771803" calcext:value-type="float">
            <text:p>16.2644771803</text:p>
          </table:table-cell>
          <table:table-cell office:value-type="float" office:value="0.2618758298" calcext:value-type="float">
            <text:p>0.2618758298</text:p>
          </table:table-cell>
          <table:table-cell table:formula="of:=CONCATENATE([.$G$199];[.A105];[.$G$199];&quot;,&quot;)" office:value-type="string" office:string-value="&quot;ttarjeta_master_avg&quot;," calcext:value-type="string">
            <text:p>"ttarjeta_master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echaalta_min</text:p>
          </table:table-cell>
          <table:table-cell office:value-type="float" office:value="16.1867095923" calcext:value-type="float">
            <text:p>16.1867095923</text:p>
          </table:table-cell>
          <table:table-cell office:value-type="float" office:value="0.2587349444" calcext:value-type="float">
            <text:p>0.2587349444</text:p>
          </table:table-cell>
          <table:table-cell table:formula="of:=CONCATENATE([.$G$199];[.A106];[.$G$199];&quot;,&quot;)" office:value-type="string" office:string-value="&quot;Master_fechaalta_min&quot;," calcext:value-type="string">
            <text:p>"Master_fechaalta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cuenta_estado_max</text:p>
          </table:table-cell>
          <table:table-cell office:value-type="float" office:value="16.0079380742" calcext:value-type="float">
            <text:p>16.0079380742</text:p>
          </table:table-cell>
          <table:table-cell office:value-type="float" office:value="0.2515147018" calcext:value-type="float">
            <text:p>0.2515147018</text:p>
          </table:table-cell>
          <table:table-cell table:formula="of:=CONCATENATE([.$G$199];[.A107];[.$G$199];&quot;,&quot;)" office:value-type="string" office:string-value="&quot;Master_cuenta_estado_max&quot;," calcext:value-type="string">
            <text:p>"Master_cuenta_estado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financiacion_limite_tend</text:p>
          </table:table-cell>
          <table:table-cell office:value-type="float" office:value="15.8242607161" calcext:value-type="float">
            <text:p>15.8242607161</text:p>
          </table:table-cell>
          <table:table-cell office:value-type="float" office:value="0.2440963216" calcext:value-type="float">
            <text:p>0.2440963216</text:p>
          </table:table-cell>
          <table:table-cell table:formula="of:=CONCATENATE([.$G$199];[.A108];[.$G$199];&quot;,&quot;)" office:value-type="string" office:string-value="&quot;VisaMaster_mfinanciacion_limite_tend&quot;," calcext:value-type="string">
            <text:p>"VisaMaster_mfinanciacion_limite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saldototal_avg</text:p>
          </table:table-cell>
          <table:table-cell office:value-type="float" office:value="15.7942191655" calcext:value-type="float">
            <text:p>15.7942191655</text:p>
          </table:table-cell>
          <table:table-cell office:value-type="float" office:value="0.2428830004" calcext:value-type="float">
            <text:p>0.2428830004</text:p>
          </table:table-cell>
          <table:table-cell table:formula="of:=CONCATENATE([.$G$199];[.A109];[.$G$199];&quot;,&quot;)" office:value-type="string" office:string-value="&quot;VisaMaster_msaldototal_avg&quot;," calcext:value-type="string">
            <text:p>"VisaMaster_msaldototal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escubierto_preacordado_min</text:p>
          </table:table-cell>
          <table:table-cell office:value-type="float" office:value="15.2285551985" calcext:value-type="float">
            <text:p>15.2285551985</text:p>
          </table:table-cell>
          <table:table-cell office:value-type="float" office:value="0.2200369055" calcext:value-type="float">
            <text:p>0.2200369055</text:p>
          </table:table-cell>
          <table:table-cell table:formula="of:=CONCATENATE([.$G$199];[.A110];[.$G$199];&quot;,&quot;)" office:value-type="string" office:string-value="&quot;mdescubierto_preacordado_min&quot;," calcext:value-type="string">
            <text:p>"mdescubierto_preacordado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pagosdolares</text:p>
          </table:table-cell>
          <table:table-cell office:value-type="float" office:value="14.9683997242" calcext:value-type="float">
            <text:p>14.9683997242</text:p>
          </table:table-cell>
          <table:table-cell office:value-type="float" office:value="0.2095297193" calcext:value-type="float">
            <text:p>0.2095297193</text:p>
          </table:table-cell>
          <table:table-cell table:formula="of:=CONCATENATE([.$G$199];[.A111];[.$G$199];&quot;,&quot;)" office:value-type="string" office:string-value="&quot;Visa_mpagosdolares&quot;," calcext:value-type="string">
            <text:p>"Visa_mpagosdolare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saldopesos_avg</text:p>
          </table:table-cell>
          <table:table-cell office:value-type="float" office:value="14.8831179749" calcext:value-type="float">
            <text:p>14.8831179749</text:p>
          </table:table-cell>
          <table:table-cell office:value-type="float" office:value="0.2060853512" calcext:value-type="float">
            <text:p>0.2060853512</text:p>
          </table:table-cell>
          <table:table-cell table:formula="of:=CONCATENATE([.$G$199];[.A112];[.$G$199];&quot;,&quot;)" office:value-type="string" office:string-value="&quot;VisaMaster_msaldopesos_avg&quot;," calcext:value-type="string">
            <text:p>"VisaMaster_msaldopesos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ovimientos_ultimos90dias_max</text:p>
          </table:table-cell>
          <table:table-cell office:value-type="float" office:value="14.7197386747" calcext:value-type="float">
            <text:p>14.7197386747</text:p>
          </table:table-cell>
          <table:table-cell office:value-type="float" office:value="0.1994867711" calcext:value-type="float">
            <text:p>0.1994867711</text:p>
          </table:table-cell>
          <table:table-cell table:formula="of:=CONCATENATE([.$G$199];[.A113];[.$G$199];&quot;,&quot;)" office:value-type="string" office:string-value="&quot;tmovimientos_ultimos90dias_max&quot;," calcext:value-type="string">
            <text:p>"tmovimientos_ultimos90dias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saldopesos_min</text:p>
          </table:table-cell>
          <table:table-cell office:value-type="float" office:value="14.5341323262" calcext:value-type="float">
            <text:p>14.5341323262</text:p>
          </table:table-cell>
          <table:table-cell office:value-type="float" office:value="0.1919904826" calcext:value-type="float">
            <text:p>0.1919904826</text:p>
          </table:table-cell>
          <table:table-cell table:formula="of:=CONCATENATE([.$G$199];[.A114];[.$G$199];&quot;,&quot;)" office:value-type="string" office:string-value="&quot;VisaMaster_msaldopesos_min&quot;," calcext:value-type="string">
            <text:p>"VisaMaster_msaldopesos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arjeta_visa_transacciones_max</text:p>
          </table:table-cell>
          <table:table-cell office:value-type="float" office:value="14.5289881003" calcext:value-type="float">
            <text:p>14.5289881003</text:p>
          </table:table-cell>
          <table:table-cell office:value-type="float" office:value="0.1917827171" calcext:value-type="float">
            <text:p>0.1917827171</text:p>
          </table:table-cell>
          <table:table-cell table:formula="of:=CONCATENATE([.$G$199];[.A115];[.$G$199];&quot;,&quot;)" office:value-type="string" office:string-value="&quot;ctarjeta_visa_transacciones_max&quot;," calcext:value-type="string">
            <text:p>"ctarjeta_visa_transacciones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saldototal_max</text:p>
          </table:table-cell>
          <table:table-cell office:value-type="float" office:value="13.9963930008" calcext:value-type="float">
            <text:p>13.9963930008</text:p>
          </table:table-cell>
          <table:table-cell office:value-type="float" office:value="0.1702722111" calcext:value-type="float">
            <text:p>0.1702722111</text:p>
          </table:table-cell>
          <table:table-cell table:formula="of:=CONCATENATE([.$G$199];[.A116];[.$G$199];&quot;,&quot;)" office:value-type="string" office:string-value="&quot;VisaMaster_msaldototal_max&quot;," calcext:value-type="string">
            <text:p>"VisaMaster_msaldototal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consumospesos</text:p>
          </table:table-cell>
          <table:table-cell office:value-type="float" office:value="13.8535573333" calcext:value-type="float">
            <text:p>13.8535573333</text:p>
          </table:table-cell>
          <table:table-cell office:value-type="float" office:value="0.1645033494" calcext:value-type="float">
            <text:p>0.1645033494</text:p>
          </table:table-cell>
          <table:table-cell table:formula="of:=CONCATENATE([.$G$199];[.A117];[.$G$199];&quot;,&quot;)" office:value-type="string" office:string-value="&quot;VisaMaster_mconsumospesos&quot;," calcext:value-type="string">
            <text:p>"VisaMaster_mconsumospeso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financiacion_limite_tend</text:p>
          </table:table-cell>
          <table:table-cell office:value-type="float" office:value="13.6024140346" calcext:value-type="float">
            <text:p>13.6024140346</text:p>
          </table:table-cell>
          <table:table-cell office:value-type="float" office:value="0.1543601478" calcext:value-type="float">
            <text:p>0.1543601478</text:p>
          </table:table-cell>
          <table:table-cell table:formula="of:=CONCATENATE([.$G$199];[.A118];[.$G$199];&quot;,&quot;)" office:value-type="string" office:string-value="&quot;Visa_mfinanciacion_limite_tend&quot;," calcext:value-type="string">
            <text:p>"Visa_mfinanciacion_limite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xtraccion_autoservicio</text:p>
          </table:table-cell>
          <table:table-cell office:value-type="float" office:value="13.5169619008" calcext:value-type="float">
            <text:p>13.5169619008</text:p>
          </table:table-cell>
          <table:table-cell office:value-type="float" office:value="0.1509088982" calcext:value-type="float">
            <text:p>0.1509088982</text:p>
          </table:table-cell>
          <table:table-cell table:formula="of:=CONCATENATE([.$G$199];[.A119];[.$G$199];&quot;,&quot;)" office:value-type="string" office:string-value="&quot;mextraccion_autoservicio&quot;," calcext:value-type="string">
            <text:p>"mextraccion_autoservici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consumototal</text:p>
          </table:table-cell>
          <table:table-cell office:value-type="float" office:value="13.5028713628" calcext:value-type="float">
            <text:p>13.5028713628</text:p>
          </table:table-cell>
          <table:table-cell office:value-type="float" office:value="0.1503398081" calcext:value-type="float">
            <text:p>0.1503398081</text:p>
          </table:table-cell>
          <table:table-cell table:formula="of:=CONCATENATE([.$G$199];[.A120];[.$G$199];&quot;,&quot;)" office:value-type="string" office:string-value="&quot;VisaMaster_mconsumototal&quot;," calcext:value-type="string">
            <text:p>"VisaMaster_mconsumototal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entabilidad_min</text:p>
          </table:table-cell>
          <table:table-cell office:value-type="float" office:value="13.46892578" calcext:value-type="float">
            <text:p>13.46892578</text:p>
          </table:table-cell>
          <table:table-cell office:value-type="float" office:value="0.1489688103" calcext:value-type="float">
            <text:p>0.1489688103</text:p>
          </table:table-cell>
          <table:table-cell table:formula="of:=CONCATENATE([.$G$199];[.A121];[.$G$199];&quot;,&quot;)" office:value-type="string" office:string-value="&quot;mrentabilidad_min&quot;," calcext:value-type="string">
            <text:p>"mrentabilidad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omisiones_mantenimiento_avg</text:p>
          </table:table-cell>
          <table:table-cell office:value-type="float" office:value="13.2174941301" calcext:value-type="float">
            <text:p>13.2174941301</text:p>
          </table:table-cell>
          <table:table-cell office:value-type="float" office:value="0.1388139628" calcext:value-type="float">
            <text:p>0.1388139628</text:p>
          </table:table-cell>
          <table:table-cell table:formula="of:=CONCATENATE([.$G$199];[.A122];[.$G$199];&quot;,&quot;)" office:value-type="string" office:string-value="&quot;mcomisiones_mantenimiento_avg&quot;," calcext:value-type="string">
            <text:p>"mcomisiones_mantenimient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ultimo_cierre_tend</text:p>
          </table:table-cell>
          <table:table-cell office:value-type="float" office:value="13.158179542" calcext:value-type="float">
            <text:p>13.158179542</text:p>
          </table:table-cell>
          <table:table-cell office:value-type="float" office:value="0.1364183591" calcext:value-type="float">
            <text:p>0.1364183591</text:p>
          </table:table-cell>
          <table:table-cell table:formula="of:=CONCATENATE([.$G$199];[.A123];[.$G$199];&quot;,&quot;)" office:value-type="string" office:string-value="&quot;Visa_fultimo_cierre_tend&quot;," calcext:value-type="string">
            <text:p>"Visa_fultimo_cierre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echaalta_avg</text:p>
          </table:table-cell>
          <table:table-cell office:value-type="float" office:value="13.098383475" calcext:value-type="float">
            <text:p>13.098383475</text:p>
          </table:table-cell>
          <table:table-cell office:value-type="float" office:value="0.1340033094" calcext:value-type="float">
            <text:p>0.1340033094</text:p>
          </table:table-cell>
          <table:table-cell table:formula="of:=CONCATENATE([.$G$199];[.A124];[.$G$199];&quot;,&quot;)" office:value-type="string" office:string-value="&quot;Master_fechaalta_avg&quot;," calcext:value-type="string">
            <text:p>"Master_fechaalta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_antiguedad</text:p>
          </table:table-cell>
          <table:table-cell office:value-type="float" office:value="13.0613305171" calcext:value-type="float">
            <text:p>13.0613305171</text:p>
          </table:table-cell>
          <table:table-cell office:value-type="float" office:value="0.1325068107" calcext:value-type="float">
            <text:p>0.1325068107</text:p>
          </table:table-cell>
          <table:table-cell table:formula="of:=CONCATENATE([.$G$199];[.A125];[.$G$199];&quot;,&quot;)" office:value-type="string" office:string-value="&quot;cliente_antiguedad&quot;," calcext:value-type="string">
            <text:p>"cliente_antigueda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echaalta_max</text:p>
          </table:table-cell>
          <table:table-cell office:value-type="float" office:value="12.8970576063" calcext:value-type="float">
            <text:p>12.8970576063</text:p>
          </table:table-cell>
          <table:table-cell office:value-type="float" office:value="0.1258721393" calcext:value-type="float">
            <text:p>0.1258721393</text:p>
          </table:table-cell>
          <table:table-cell table:formula="of:=CONCATENATE([.$G$199];[.A126];[.$G$199];&quot;,&quot;)" office:value-type="string" office:string-value="&quot;Master_fechaalta_max&quot;," calcext:value-type="string">
            <text:p>"Master_fechaalta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saldopesos_max</text:p>
          </table:table-cell>
          <table:table-cell office:value-type="float" office:value="12.8881434376" calcext:value-type="float">
            <text:p>12.8881434376</text:p>
          </table:table-cell>
          <table:table-cell office:value-type="float" office:value="0.125512113" calcext:value-type="float">
            <text:p>0.125512113</text:p>
          </table:table-cell>
          <table:table-cell table:formula="of:=CONCATENATE([.$G$199];[.A127];[.$G$199];&quot;,&quot;)" office:value-type="string" office:string-value="&quot;VisaMaster_msaldopesos_max&quot;," calcext:value-type="string">
            <text:p>"VisaMaster_msaldopesos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lan_sueldo</text:p>
          </table:table-cell>
          <table:table-cell office:value-type="float" office:value="12.7195386517" calcext:value-type="float">
            <text:p>12.7195386517</text:p>
          </table:table-cell>
          <table:table-cell office:value-type="float" office:value="0.1187024854" calcext:value-type="float">
            <text:p>0.1187024854</text:p>
          </table:table-cell>
          <table:table-cell table:formula="of:=CONCATENATE([.$G$199];[.A128];[.$G$199];&quot;,&quot;)" office:value-type="string" office:string-value="&quot;mplan_sueldo&quot;," calcext:value-type="string">
            <text:p>"mplan_sueld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omisiones_max</text:p>
          </table:table-cell>
          <table:table-cell office:value-type="float" office:value="12.6501057657" calcext:value-type="float">
            <text:p>12.6501057657</text:p>
          </table:table-cell>
          <table:table-cell office:value-type="float" office:value="0.1158982228" calcext:value-type="float">
            <text:p>0.1158982228</text:p>
          </table:table-cell>
          <table:table-cell table:formula="of:=CONCATENATE([.$G$199];[.A129];[.$G$199];&quot;,&quot;)" office:value-type="string" office:string-value="&quot;mcomisiones_max&quot;," calcext:value-type="string">
            <text:p>"mcomisiones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ting_coss_selling_avg</text:p>
          </table:table-cell>
          <table:table-cell office:value-type="float" office:value="12.5198301677" calcext:value-type="float">
            <text:p>12.5198301677</text:p>
          </table:table-cell>
          <table:table-cell office:value-type="float" office:value="0.1106366385" calcext:value-type="float">
            <text:p>0.1106366385</text:p>
          </table:table-cell>
          <table:table-cell table:formula="of:=CONCATENATE([.$G$199];[.A130];[.$G$199];&quot;,&quot;)" office:value-type="string" office:string-value="&quot;marketing_coss_selling_avg&quot;," calcext:value-type="string">
            <text:p>"marketing_coss_selling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ting_coss_selling</text:p>
          </table:table-cell>
          <table:table-cell office:value-type="float" office:value="12.2199799125" calcext:value-type="float">
            <text:p>12.2199799125</text:p>
          </table:table-cell>
          <table:table-cell office:value-type="float" office:value="0.0985262553" calcext:value-type="float">
            <text:p>0.0985262553</text:p>
          </table:table-cell>
          <table:table-cell table:formula="of:=CONCATENATE([.$G$199];[.A131];[.$G$199];&quot;,&quot;)" office:value-type="string" office:string-value="&quot;marketing_coss_selling&quot;," calcext:value-type="string">
            <text:p>"marketing_coss_sellin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pagospesos_avg</text:p>
          </table:table-cell>
          <table:table-cell office:value-type="float" office:value="12.2046104061" calcext:value-type="float">
            <text:p>12.2046104061</text:p>
          </table:table-cell>
          <table:table-cell office:value-type="float" office:value="0.0979055101" calcext:value-type="float">
            <text:p>0.0979055101</text:p>
          </table:table-cell>
          <table:table-cell table:formula="of:=CONCATENATE([.$G$199];[.A132];[.$G$199];&quot;,&quot;)" office:value-type="string" office:string-value="&quot;VisaMaster_mpagospesos_avg&quot;," calcext:value-type="string">
            <text:p>"VisaMaster_mpagospesos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limitecompra_min</text:p>
          </table:table-cell>
          <table:table-cell office:value-type="float" office:value="12.0729198279" calcext:value-type="float">
            <text:p>12.0729198279</text:p>
          </table:table-cell>
          <table:table-cell office:value-type="float" office:value="0.0925867774" calcext:value-type="float">
            <text:p>0.0925867774</text:p>
          </table:table-cell>
          <table:table-cell table:formula="of:=CONCATENATE([.$G$199];[.A133];[.$G$199];&quot;,&quot;)" office:value-type="string" office:string-value="&quot;VisaMaster_mlimitecompra_min&quot;," calcext:value-type="string">
            <text:p>"VisaMaster_mlimitecompra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echaalta_tend</text:p>
          </table:table-cell>
          <table:table-cell office:value-type="float" office:value="12.0008312631" calcext:value-type="float">
            <text:p>12.0008312631</text:p>
          </table:table-cell>
          <table:table-cell office:value-type="float" office:value="0.089675257" calcext:value-type="float">
            <text:p>0.089675257</text:p>
          </table:table-cell>
          <table:table-cell table:formula="of:=CONCATENATE([.$G$199];[.A134];[.$G$199];&quot;,&quot;)" office:value-type="string" office:string-value="&quot;Visa_fechaalta_tend&quot;," calcext:value-type="string">
            <text:p>"Visa_fechaalta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asivos_margen_tend</text:p>
          </table:table-cell>
          <table:table-cell office:value-type="float" office:value="11.5135587773" calcext:value-type="float">
            <text:p>11.5135587773</text:p>
          </table:table-cell>
          <table:table-cell office:value-type="float" office:value="0.0699952454" calcext:value-type="float">
            <text:p>0.0699952454</text:p>
          </table:table-cell>
          <table:table-cell table:formula="of:=CONCATENATE([.$G$199];[.A135];[.$G$199];&quot;,&quot;)" office:value-type="string" office:string-value="&quot;mpasivos_margen_tend&quot;," calcext:value-type="string">
            <text:p>"mpasivos_margen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_antiguedad_avg</text:p>
          </table:table-cell>
          <table:table-cell office:value-type="float" office:value="11.4217010429" calcext:value-type="float">
            <text:p>11.4217010429</text:p>
          </table:table-cell>
          <table:table-cell office:value-type="float" office:value="0.0662852857" calcext:value-type="float">
            <text:p>0.0662852857</text:p>
          </table:table-cell>
          <table:table-cell table:formula="of:=CONCATENATE([.$G$199];[.A136];[.$G$199];&quot;,&quot;)" office:value-type="string" office:string-value="&quot;cliente_antiguedad_avg&quot;," calcext:value-type="string">
            <text:p>"cliente_antiguedad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omisiones_avg</text:p>
          </table:table-cell>
          <table:table-cell office:value-type="float" office:value="11.2608095014" calcext:value-type="float">
            <text:p>11.2608095014</text:p>
          </table:table-cell>
          <table:table-cell office:value-type="float" office:value="0.0597871814" calcext:value-type="float">
            <text:p>0.0597871814</text:p>
          </table:table-cell>
          <table:table-cell table:formula="of:=CONCATENATE([.$G$199];[.A137];[.$G$199];&quot;,&quot;)" office:value-type="string" office:string-value="&quot;mcomisiones_avg&quot;," calcext:value-type="string">
            <text:p>"mcomisiones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ultimo_cierre_avg</text:p>
          </table:table-cell>
          <table:table-cell office:value-type="float" office:value="10.9499682531" calcext:value-type="float">
            <text:p>10.9499682531</text:p>
          </table:table-cell>
          <table:table-cell office:value-type="float" office:value="0.0472328929" calcext:value-type="float">
            <text:p>0.0472328929</text:p>
          </table:table-cell>
          <table:table-cell table:formula="of:=CONCATENATE([.$G$199];[.A138];[.$G$199];&quot;,&quot;)" office:value-type="string" office:string-value="&quot;Visa_fultimo_cierre_avg&quot;," calcext:value-type="string">
            <text:p>"Visa_fultimo_cierre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consumototal_div_mlimitecompra_avg</text:p>
          </table:table-cell>
          <table:table-cell office:value-type="float" office:value="10.8328123329" calcext:value-type="float">
            <text:p>10.8328123329</text:p>
          </table:table-cell>
          <table:table-cell office:value-type="float" office:value="0.0425011875" calcext:value-type="float">
            <text:p>0.0425011875</text:p>
          </table:table-cell>
          <table:table-cell table:formula="of:=CONCATENATE([.$G$199];[.A139];[.$G$199];&quot;,&quot;)" office:value-type="string" office:string-value="&quot;VisaMaster_mconsumototal_div_mlimitecompra_avg&quot;," calcext:value-type="string">
            <text:p>"VisaMaster_mconsumototal_div_mlimitecompra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_antiguedad_max</text:p>
          </table:table-cell>
          <table:table-cell office:value-type="float" office:value="10.6949440872" calcext:value-type="float">
            <text:p>10.6949440872</text:p>
          </table:table-cell>
          <table:table-cell office:value-type="float" office:value="0.0369329505" calcext:value-type="float">
            <text:p>0.0369329505</text:p>
          </table:table-cell>
          <table:table-cell table:formula="of:=CONCATENATE([.$G$199];[.A140];[.$G$199];&quot;,&quot;)" office:value-type="string" office:string-value="&quot;cliente_antiguedad_max&quot;," calcext:value-type="string">
            <text:p>"cliente_antiguedad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arjeta_master_min</text:p>
          </table:table-cell>
          <table:table-cell office:value-type="float" office:value="10.6420384226" calcext:value-type="float">
            <text:p>10.6420384226</text:p>
          </table:table-cell>
          <table:table-cell office:value-type="float" office:value="0.034796191" calcext:value-type="float">
            <text:p>0.034796191</text:p>
          </table:table-cell>
          <table:table-cell table:formula="of:=CONCATENATE([.$G$199];[.A141];[.$G$199];&quot;,&quot;)" office:value-type="string" office:string-value="&quot;ttarjeta_master_min&quot;," calcext:value-type="string">
            <text:p>"ttarjeta_master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marca_atraso_max</text:p>
          </table:table-cell>
          <table:table-cell office:value-type="float" office:value="10.6257647838" calcext:value-type="float">
            <text:p>10.6257647838</text:p>
          </table:table-cell>
          <table:table-cell office:value-type="float" office:value="0.0341389296" calcext:value-type="float">
            <text:p>0.0341389296</text:p>
          </table:table-cell>
          <table:table-cell table:formula="of:=CONCATENATE([.$G$199];[.A142];[.$G$199];&quot;,&quot;)" office:value-type="string" office:string-value="&quot;Master_marca_atraso_max&quot;," calcext:value-type="string">
            <text:p>"Master_marca_atraso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_edad_avg</text:p>
          </table:table-cell>
          <table:table-cell office:value-type="float" office:value="10.4720705584" calcext:value-type="float">
            <text:p>10.4720705584</text:p>
          </table:table-cell>
          <table:table-cell office:value-type="float" office:value="0.0279315113" calcext:value-type="float">
            <text:p>0.0279315113</text:p>
          </table:table-cell>
          <table:table-cell table:formula="of:=CONCATENATE([.$G$199];[.A143];[.$G$199];&quot;,&quot;)" office:value-type="string" office:string-value="&quot;cliente_edad_avg&quot;," calcext:value-type="string">
            <text:p>"cliente_edad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limitecompra_max</text:p>
          </table:table-cell>
          <table:table-cell office:value-type="float" office:value="10.4589755924" calcext:value-type="float">
            <text:p>10.4589755924</text:p>
          </table:table-cell>
          <table:table-cell office:value-type="float" office:value="0.0274026305" calcext:value-type="float">
            <text:p>0.0274026305</text:p>
          </table:table-cell>
          <table:table-cell table:formula="of:=CONCATENATE([.$G$199];[.A144];[.$G$199];&quot;,&quot;)" office:value-type="string" office:string-value="&quot;VisaMaster_mlimitecompra_max&quot;," calcext:value-type="string">
            <text:p>"VisaMaster_mlimitecompra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utoservicio</text:p>
          </table:table-cell>
          <table:table-cell office:value-type="float" office:value="10.4411912601" calcext:value-type="float">
            <text:p>10.4411912601</text:p>
          </table:table-cell>
          <table:table-cell office:value-type="float" office:value="0.026684355" calcext:value-type="float">
            <text:p>0.026684355</text:p>
          </table:table-cell>
          <table:table-cell table:formula="of:=CONCATENATE([.$G$199];[.A145];[.$G$199];&quot;,&quot;)" office:value-type="string" office:string-value="&quot;mautoservicio&quot;," calcext:value-type="string">
            <text:p>"mautoservici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consumototal_div_mlimitecompra_max</text:p>
          </table:table-cell>
          <table:table-cell office:value-type="float" office:value="10.4326580051" calcext:value-type="float">
            <text:p>10.4326580051</text:p>
          </table:table-cell>
          <table:table-cell office:value-type="float" office:value="0.0263397131" calcext:value-type="float">
            <text:p>0.0263397131</text:p>
          </table:table-cell>
          <table:table-cell table:formula="of:=CONCATENATE([.$G$199];[.A146];[.$G$199];&quot;,&quot;)" office:value-type="string" office:string-value="&quot;VisaMaster_mconsumototal_div_mlimitecompra_max&quot;," calcext:value-type="string">
            <text:p>"VisaMaster_mconsumototal_div_mlimitecompra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tivos_margen</text:p>
          </table:table-cell>
          <table:table-cell office:value-type="float" office:value="10.4050510558" calcext:value-type="float">
            <text:p>10.4050510558</text:p>
          </table:table-cell>
          <table:table-cell office:value-type="float" office:value="0.0252247207" calcext:value-type="float">
            <text:p>0.0252247207</text:p>
          </table:table-cell>
          <table:table-cell table:formula="of:=CONCATENATE([.$G$199];[.A147];[.$G$199];&quot;,&quot;)" office:value-type="string" office:string-value="&quot;mactivos_margen&quot;," calcext:value-type="string">
            <text:p>"mactivos_marge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omisiones_otras</text:p>
          </table:table-cell>
          <table:table-cell office:value-type="float" office:value="10.4017871243" calcext:value-type="float">
            <text:p>10.4017871243</text:p>
          </table:table-cell>
          <table:table-cell office:value-type="float" office:value="0.0250928967" calcext:value-type="float">
            <text:p>0.0250928967</text:p>
          </table:table-cell>
          <table:table-cell table:formula="of:=CONCATENATE([.$G$199];[.A148];[.$G$199];&quot;,&quot;)" office:value-type="string" office:string-value="&quot;ccomisiones_otras&quot;," calcext:value-type="string">
            <text:p>"ccomisiones_otra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omisiones</text:p>
          </table:table-cell>
          <table:table-cell office:value-type="float" office:value="10.3949776538" calcext:value-type="float">
            <text:p>10.3949776538</text:p>
          </table:table-cell>
          <table:table-cell office:value-type="float" office:value="0.0248178751" calcext:value-type="float">
            <text:p>0.0248178751</text:p>
          </table:table-cell>
          <table:table-cell table:formula="of:=CONCATENATE([.$G$199];[.A149];[.$G$199];&quot;,&quot;)" office:value-type="string" office:string-value="&quot;mcomisiones&quot;," calcext:value-type="string">
            <text:p>"mcomisione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_antiguedad_min</text:p>
          </table:table-cell>
          <table:table-cell office:value-type="float" office:value="10.3737533311" calcext:value-type="float">
            <text:p>10.3737533311</text:p>
          </table:table-cell>
          <table:table-cell office:value-type="float" office:value="0.023960665" calcext:value-type="float">
            <text:p>0.023960665</text:p>
          </table:table-cell>
          <table:table-cell table:formula="of:=CONCATENATE([.$G$199];[.A150];[.$G$199];&quot;,&quot;)" office:value-type="string" office:string-value="&quot;cliente_antiguedad_min&quot;," calcext:value-type="string">
            <text:p>"cliente_antiguedad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ultimo_cierre_min</text:p>
          </table:table-cell>
          <table:table-cell office:value-type="float" office:value="10.2588309109" calcext:value-type="float">
            <text:p>10.2588309109</text:p>
          </table:table-cell>
          <table:table-cell office:value-type="float" office:value="0.0193191664" calcext:value-type="float">
            <text:p>0.0193191664</text:p>
          </table:table-cell>
          <table:table-cell table:formula="of:=CONCATENATE([.$G$199];[.A151];[.$G$199];&quot;,&quot;)" office:value-type="string" office:string-value="&quot;Visa_fultimo_cierre_min&quot;," calcext:value-type="string">
            <text:p>"Visa_fultimo_cierre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tivos_margen_max</text:p>
          </table:table-cell>
          <table:table-cell office:value-type="float" office:value="10.2419313134" calcext:value-type="float">
            <text:p>10.2419313134</text:p>
          </table:table-cell>
          <table:table-cell office:value-type="float" office:value="0.0186366237" calcext:value-type="float">
            <text:p>0.0186366237</text:p>
          </table:table-cell>
          <table:table-cell table:formula="of:=CONCATENATE([.$G$199];[.A152];[.$G$199];&quot;,&quot;)" office:value-type="string" office:string-value="&quot;mactivos_margen_max&quot;," calcext:value-type="string">
            <text:p>"mactivos_margen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limitecompra</text:p>
          </table:table-cell>
          <table:table-cell office:value-type="float" office:value="10.0808363636" calcext:value-type="float">
            <text:p>10.0808363636</text:p>
          </table:table-cell>
          <table:table-cell office:value-type="float" office:value="0.0121303042" calcext:value-type="float">
            <text:p>0.0121303042</text:p>
          </table:table-cell>
          <table:table-cell table:formula="of:=CONCATENATE([.$G$199];[.A153];[.$G$199];&quot;,&quot;)" office:value-type="string" office:string-value="&quot;Visa_mlimitecompra&quot;," calcext:value-type="string">
            <text:p>"Visa_mlimitecompra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financiacion_limite_avg</text:p>
          </table:table-cell>
          <table:table-cell office:value-type="float" office:value="9.6822736887" calcext:value-type="float">
            <text:p>9.6822736887</text:p>
          </table:table-cell>
          <table:table-cell office:value-type="float" office:value="-0.0039668864" calcext:value-type="float">
            <text:p>-0.0039668864</text:p>
          </table:table-cell>
          <table:table-cell table:formula="of:=CONCATENATE([.$G$199];[.A154];[.$G$199];&quot;,&quot;)" office:value-type="string" office:string-value="&quot;VisaMaster_mfinanciacion_limite_avg&quot;," calcext:value-type="string">
            <text:p>"VisaMaster_mfinanciacion_limite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omisiones_mantenimiento_max</text:p>
          </table:table-cell>
          <table:table-cell office:value-type="float" office:value="9.6391144682" calcext:value-type="float">
            <text:p>9.6391144682</text:p>
          </table:table-cell>
          <table:table-cell office:value-type="float" office:value="-0.0057100055" calcext:value-type="float">
            <text:p>-0.0057100055</text:p>
          </table:table-cell>
          <table:table-cell table:formula="of:=CONCATENATE([.$G$199];[.A155];[.$G$199];&quot;,&quot;)" office:value-type="string" office:string-value="&quot;mcomisiones_mantenimiento_max&quot;," calcext:value-type="string">
            <text:p>"mcomisiones_mantenimiento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marca_atraso_tend</text:p>
          </table:table-cell>
          <table:table-cell office:value-type="float" office:value="9.4848630731" calcext:value-type="float">
            <text:p>9.4848630731</text:p>
          </table:table-cell>
          <table:table-cell office:value-type="float" office:value="-0.0119399268" calcext:value-type="float">
            <text:p>-0.0119399268</text:p>
          </table:table-cell>
          <table:table-cell table:formula="of:=CONCATENATE([.$G$199];[.A156];[.$G$199];&quot;,&quot;)" office:value-type="string" office:string-value="&quot;Master_marca_atraso_tend&quot;," calcext:value-type="string">
            <text:p>"Master_marca_atraso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ultimo_cierre_min</text:p>
          </table:table-cell>
          <table:table-cell office:value-type="float" office:value="9.4838175423" calcext:value-type="float">
            <text:p>9.4838175423</text:p>
          </table:table-cell>
          <table:table-cell office:value-type="float" office:value="-0.0119821538" calcext:value-type="float">
            <text:p>-0.0119821538</text:p>
          </table:table-cell>
          <table:table-cell table:formula="of:=CONCATENATE([.$G$199];[.A157];[.$G$199];&quot;,&quot;)" office:value-type="string" office:string-value="&quot;Master_fultimo_cierre_min&quot;," calcext:value-type="string">
            <text:p>"Master_fultimo_cierre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consumototal_div_mlimitecompra_min</text:p>
          </table:table-cell>
          <table:table-cell office:value-type="float" office:value="9.215903415" calcext:value-type="float">
            <text:p>9.215903415</text:p>
          </table:table-cell>
          <table:table-cell office:value-type="float" office:value="-0.0228026973" calcext:value-type="float">
            <text:p>-0.0228026973</text:p>
          </table:table-cell>
          <table:table-cell table:formula="of:=CONCATENATE([.$G$199];[.A158];[.$G$199];&quot;,&quot;)" office:value-type="string" office:string-value="&quot;VisaMaster_mconsumototal_div_mlimitecompra_min&quot;," calcext:value-type="string">
            <text:p>"VisaMaster_mconsumototal_div_mlimitecompra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vencimiento_tend</text:p>
          </table:table-cell>
          <table:table-cell office:value-type="float" office:value="9.0906498136" calcext:value-type="float">
            <text:p>9.0906498136</text:p>
          </table:table-cell>
          <table:table-cell office:value-type="float" office:value="-0.0278614528" calcext:value-type="float">
            <text:p>-0.0278614528</text:p>
          </table:table-cell>
          <table:table-cell table:formula="of:=CONCATENATE([.$G$199];[.A159];[.$G$199];&quot;,&quot;)" office:value-type="string" office:string-value="&quot;Visa_Fvencimiento_tend&quot;," calcext:value-type="string">
            <text:p>"Visa_Fvencimiento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omisiones_otras_max</text:p>
          </table:table-cell>
          <table:table-cell office:value-type="float" office:value="9.0345746675" calcext:value-type="float">
            <text:p>9.0345746675</text:p>
          </table:table-cell>
          <table:table-cell office:value-type="float" office:value="-0.0301262216" calcext:value-type="float">
            <text:p>-0.0301262216</text:p>
          </table:table-cell>
          <table:table-cell table:formula="of:=CONCATENATE([.$G$199];[.A160];[.$G$199];&quot;,&quot;)" office:value-type="string" office:string-value="&quot;mcomisiones_otras_max&quot;," calcext:value-type="string">
            <text:p>"mcomisiones_otras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omisiones_otras_min</text:p>
          </table:table-cell>
          <table:table-cell office:value-type="float" office:value="9.0033066101" calcext:value-type="float">
            <text:p>9.0033066101</text:p>
          </table:table-cell>
          <table:table-cell office:value-type="float" office:value="-0.0313890791" calcext:value-type="float">
            <text:p>-0.0313890791</text:p>
          </table:table-cell>
          <table:table-cell table:formula="of:=CONCATENATE([.$G$199];[.A161];[.$G$199];&quot;,&quot;)" office:value-type="string" office:string-value="&quot;ccomisiones_otras_min&quot;," calcext:value-type="string">
            <text:p>"ccomisiones_otras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omisiones_otras_avg</text:p>
          </table:table-cell>
          <table:table-cell office:value-type="float" office:value="9.0002468209" calcext:value-type="float">
            <text:p>9.0002468209</text:p>
          </table:table-cell>
          <table:table-cell office:value-type="float" office:value="-0.0315126582" calcext:value-type="float">
            <text:p>-0.0315126582</text:p>
          </table:table-cell>
          <table:table-cell table:formula="of:=CONCATENATE([.$G$199];[.A162];[.$G$199];&quot;,&quot;)" office:value-type="string" office:string-value="&quot;mcomisiones_otras_avg&quot;," calcext:value-type="string">
            <text:p>"mcomisiones_otras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tconsumos_tend</text:p>
          </table:table-cell>
          <table:table-cell office:value-type="float" office:value="8.9938235252" calcext:value-type="float">
            <text:p>8.9938235252</text:p>
          </table:table-cell>
          <table:table-cell office:value-type="float" office:value="-0.0317720829" calcext:value-type="float">
            <text:p>-0.0317720829</text:p>
          </table:table-cell>
          <table:table-cell table:formula="of:=CONCATENATE([.$G$199];[.A163];[.$G$199];&quot;,&quot;)" office:value-type="string" office:string-value="&quot;Visa_tconsumos_tend&quot;," calcext:value-type="string">
            <text:p>"Visa_tconsumos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omisiones_otras</text:p>
          </table:table-cell>
          <table:table-cell office:value-type="float" office:value="8.9884687741" calcext:value-type="float">
            <text:p>8.9884687741</text:p>
          </table:table-cell>
          <table:table-cell office:value-type="float" office:value="-0.0319883512" calcext:value-type="float">
            <text:p>-0.0319883512</text:p>
          </table:table-cell>
          <table:table-cell table:formula="of:=CONCATENATE([.$G$199];[.A164];[.$G$199];&quot;,&quot;)" office:value-type="string" office:string-value="&quot;mcomisiones_otras&quot;," calcext:value-type="string">
            <text:p>"mcomisiones_otra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mfinanciacion_limite</text:p>
          </table:table-cell>
          <table:table-cell office:value-type="float" office:value="8.9240145331" calcext:value-type="float">
            <text:p>8.9240145331</text:p>
          </table:table-cell>
          <table:table-cell office:value-type="float" office:value="-0.0345915357" calcext:value-type="float">
            <text:p>-0.0345915357</text:p>
          </table:table-cell>
          <table:table-cell table:formula="of:=CONCATENATE([.$G$199];[.A165];[.$G$199];&quot;,&quot;)" office:value-type="string" office:string-value="&quot;Master_mfinanciacion_limite&quot;," calcext:value-type="string">
            <text:p>"Master_mfinanciacion_limit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ovimientos_ultimos90dias_tend</text:p>
          </table:table-cell>
          <table:table-cell office:value-type="float" office:value="8.9019195191" calcext:value-type="float">
            <text:p>8.9019195191</text:p>
          </table:table-cell>
          <table:table-cell office:value-type="float" office:value="-0.0354839114" calcext:value-type="float">
            <text:p>-0.0354839114</text:p>
          </table:table-cell>
          <table:table-cell table:formula="of:=CONCATENATE([.$G$199];[.A166];[.$G$199];&quot;,&quot;)" office:value-type="string" office:string-value="&quot;tmovimientos_ultimos90dias_tend&quot;," calcext:value-type="string">
            <text:p>"tmovimientos_ultimos90dias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limitecompra_avg</text:p>
          </table:table-cell>
          <table:table-cell office:value-type="float" office:value="8.8290033466" calcext:value-type="float">
            <text:p>8.8290033466</text:p>
          </table:table-cell>
          <table:table-cell office:value-type="float" office:value="-0.0384288574" calcext:value-type="float">
            <text:p>-0.0384288574</text:p>
          </table:table-cell>
          <table:table-cell table:formula="of:=CONCATENATE([.$G$199];[.A167];[.$G$199];&quot;,&quot;)" office:value-type="string" office:string-value="&quot;VisaMaster_mlimitecompra_avg&quot;," calcext:value-type="string">
            <text:p>"VisaMaster_mlimitecompra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vencimiento_min</text:p>
          </table:table-cell>
          <table:table-cell office:value-type="float" office:value="8.818377908" calcext:value-type="float">
            <text:p>8.818377908</text:p>
          </table:table-cell>
          <table:table-cell office:value-type="float" office:value="-0.0388579987" calcext:value-type="float">
            <text:p>-0.0388579987</text:p>
          </table:table-cell>
          <table:table-cell table:formula="of:=CONCATENATE([.$G$199];[.A168];[.$G$199];&quot;,&quot;)" office:value-type="string" office:string-value="&quot;Visa_Fvencimiento_min&quot;," calcext:value-type="string">
            <text:p>"Visa_Fvencimiento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ultimo_cierre_avg</text:p>
          </table:table-cell>
          <table:table-cell office:value-type="float" office:value="8.7739082404" calcext:value-type="float">
            <text:p>8.7739082404</text:p>
          </table:table-cell>
          <table:table-cell office:value-type="float" office:value="-0.0406540442" calcext:value-type="float">
            <text:p>-0.0406540442</text:p>
          </table:table-cell>
          <table:table-cell table:formula="of:=CONCATENATE([.$G$199];[.A169];[.$G$199];&quot;,&quot;)" office:value-type="string" office:string-value="&quot;Master_fultimo_cierre_avg&quot;," calcext:value-type="string">
            <text:p>"Master_fultimo_cierre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xtraccion_autoservicio</text:p>
          </table:table-cell>
          <table:table-cell office:value-type="float" office:value="8.6823128505" calcext:value-type="float">
            <text:p>8.6823128505</text:p>
          </table:table-cell>
          <table:table-cell office:value-type="float" office:value="-0.0443534083" calcext:value-type="float">
            <text:p>-0.0443534083</text:p>
          </table:table-cell>
          <table:table-cell table:formula="of:=CONCATENATE([.$G$199];[.A170];[.$G$199];&quot;,&quot;)" office:value-type="string" office:string-value="&quot;cextraccion_autoservicio&quot;," calcext:value-type="string">
            <text:p>"cextraccion_autoservici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ultimo_cierre_max</text:p>
          </table:table-cell>
          <table:table-cell office:value-type="float" office:value="8.6194535008" calcext:value-type="float">
            <text:p>8.6194535008</text:p>
          </table:table-cell>
          <table:table-cell office:value-type="float" office:value="-0.0468921782" calcext:value-type="float">
            <text:p>-0.0468921782</text:p>
          </table:table-cell>
          <table:table-cell table:formula="of:=CONCATENATE([.$G$199];[.A171];[.$G$199];&quot;,&quot;)" office:value-type="string" office:string-value="&quot;Visa_fultimo_cierre_max&quot;," calcext:value-type="string">
            <text:p>"Visa_fultimo_cierre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lan_sueldo</text:p>
          </table:table-cell>
          <table:table-cell office:value-type="float" office:value="8.544837767" calcext:value-type="float">
            <text:p>8.544837767</text:p>
          </table:table-cell>
          <table:table-cell office:value-type="float" office:value="-0.0499057662" calcext:value-type="float">
            <text:p>-0.0499057662</text:p>
          </table:table-cell>
          <table:table-cell table:formula="of:=CONCATENATE([.$G$199];[.A172];[.$G$199];&quot;,&quot;)" office:value-type="string" office:string-value="&quot;tplan_sueldo&quot;," calcext:value-type="string">
            <text:p>"tplan_sueld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arjeta_visa_debitos_automaticos_tend</text:p>
          </table:table-cell>
          <table:table-cell office:value-type="float" office:value="8.3051929958" calcext:value-type="float">
            <text:p>8.3051929958</text:p>
          </table:table-cell>
          <table:table-cell office:value-type="float" office:value="-0.059584564" calcext:value-type="float">
            <text:p>-0.059584564</text:p>
          </table:table-cell>
          <table:table-cell table:formula="of:=CONCATENATE([.$G$199];[.A173];[.$G$199];&quot;,&quot;)" office:value-type="string" office:string-value="&quot;ttarjeta_visa_debitos_automaticos_tend&quot;," calcext:value-type="string">
            <text:p>"ttarjeta_visa_debitos_automaticos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msaldototal</text:p>
          </table:table-cell>
          <table:table-cell office:value-type="float" office:value="8.2786408541" calcext:value-type="float">
            <text:p>8.2786408541</text:p>
          </table:table-cell>
          <table:table-cell office:value-type="float" office:value="-0.0606569547" calcext:value-type="float">
            <text:p>-0.0606569547</text:p>
          </table:table-cell>
          <table:table-cell table:formula="of:=CONCATENATE([.$G$199];[.A174];[.$G$199];&quot;,&quot;)" office:value-type="string" office:string-value="&quot;Master_msaldototal&quot;," calcext:value-type="string">
            <text:p>"Master_msaldototal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_sucursal_tend</text:p>
          </table:table-cell>
          <table:table-cell office:value-type="float" office:value="8.2572588005" calcext:value-type="float">
            <text:p>8.2572588005</text:p>
          </table:table-cell>
          <table:table-cell office:value-type="float" office:value="-0.0615205353" calcext:value-type="float">
            <text:p>-0.0615205353</text:p>
          </table:table-cell>
          <table:table-cell table:formula="of:=CONCATENATE([.$G$199];[.A175];[.$G$199];&quot;,&quot;)" office:value-type="string" office:string-value="&quot;cliente_sucursal_tend&quot;," calcext:value-type="string">
            <text:p>"cliente_sucursal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pagominimo_min</text:p>
          </table:table-cell>
          <table:table-cell office:value-type="float" office:value="8.2230146843" calcext:value-type="float">
            <text:p>8.2230146843</text:p>
          </table:table-cell>
          <table:table-cell office:value-type="float" office:value="-0.0629035902" calcext:value-type="float">
            <text:p>-0.0629035902</text:p>
          </table:table-cell>
          <table:table-cell table:formula="of:=CONCATENATE([.$G$199];[.A176];[.$G$199];&quot;,&quot;)" office:value-type="string" office:string-value="&quot;VisaMaster_mpagominimo_min&quot;," calcext:value-type="string">
            <text:p>"VisaMaster_mpagominimo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tivos_margen_min</text:p>
          </table:table-cell>
          <table:table-cell office:value-type="float" office:value="8.1276550948" calcext:value-type="float">
            <text:p>8.1276550948</text:p>
          </table:table-cell>
          <table:table-cell office:value-type="float" office:value="-0.0667549832" calcext:value-type="float">
            <text:p>-0.0667549832</text:p>
          </table:table-cell>
          <table:table-cell table:formula="of:=CONCATENATE([.$G$199];[.A177];[.$G$199];&quot;,&quot;)" office:value-type="string" office:string-value="&quot;mactivos_margen_min&quot;," calcext:value-type="string">
            <text:p>"mactivos_margen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arjeta_debito_transacciones</text:p>
          </table:table-cell>
          <table:table-cell office:value-type="float" office:value="8.1226877665" calcext:value-type="float">
            <text:p>8.1226877665</text:p>
          </table:table-cell>
          <table:table-cell office:value-type="float" office:value="-0.0669556041" calcext:value-type="float">
            <text:p>-0.0669556041</text:p>
          </table:table-cell>
          <table:table-cell table:formula="of:=CONCATENATE([.$G$199];[.A178];[.$G$199];&quot;,&quot;)" office:value-type="string" office:string-value="&quot;ctarjeta_debito_transacciones&quot;," calcext:value-type="string">
            <text:p>"ctarjeta_debito_transaccione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ultimo_cierre_tend</text:p>
          </table:table-cell>
          <table:table-cell office:value-type="float" office:value="8.1150715937" calcext:value-type="float">
            <text:p>8.1150715937</text:p>
          </table:table-cell>
          <table:table-cell office:value-type="float" office:value="-0.0672632069" calcext:value-type="float">
            <text:p>-0.0672632069</text:p>
          </table:table-cell>
          <table:table-cell table:formula="of:=CONCATENATE([.$G$199];[.A179];[.$G$199];&quot;,&quot;)" office:value-type="string" office:string-value="&quot;Master_fultimo_cierre_tend&quot;," calcext:value-type="string">
            <text:p>"Master_fultimo_cierre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vencimiento_min</text:p>
          </table:table-cell>
          <table:table-cell office:value-type="float" office:value="8.1088466041" calcext:value-type="float">
            <text:p>8.1088466041</text:p>
          </table:table-cell>
          <table:table-cell office:value-type="float" office:value="-0.0675146224" calcext:value-type="float">
            <text:p>-0.0675146224</text:p>
          </table:table-cell>
          <table:table-cell table:formula="of:=CONCATENATE([.$G$199];[.A180];[.$G$199];&quot;,&quot;)" office:value-type="string" office:string-value="&quot;Master_Fvencimiento_min&quot;," calcext:value-type="string">
            <text:p>"Master_Fvencimiento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utoservicio_avg</text:p>
          </table:table-cell>
          <table:table-cell office:value-type="float" office:value="8.0808945393" calcext:value-type="float">
            <text:p>8.0808945393</text:p>
          </table:table-cell>
          <table:table-cell office:value-type="float" office:value="-0.0686435533" calcext:value-type="float">
            <text:p>-0.0686435533</text:p>
          </table:table-cell>
          <table:table-cell table:formula="of:=CONCATENATE([.$G$199];[.A181];[.$G$199];&quot;,&quot;)" office:value-type="string" office:string-value="&quot;mautoservicio_avg&quot;," calcext:value-type="string">
            <text:p>"mautoservici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_edad</text:p>
          </table:table-cell>
          <table:table-cell office:value-type="float" office:value="8.0762496229" calcext:value-type="float">
            <text:p>8.0762496229</text:p>
          </table:table-cell>
          <table:table-cell office:value-type="float" office:value="-0.0688311527" calcext:value-type="float">
            <text:p>-0.0688311527</text:p>
          </table:table-cell>
          <table:table-cell table:formula="of:=CONCATENATE([.$G$199];[.A182];[.$G$199];&quot;,&quot;)" office:value-type="string" office:string-value="&quot;cliente_edad&quot;," calcext:value-type="string">
            <text:p>"cliente_eda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limitecompra_tend</text:p>
          </table:table-cell>
          <table:table-cell office:value-type="float" office:value="7.8498203185" calcext:value-type="float">
            <text:p>7.8498203185</text:p>
          </table:table-cell>
          <table:table-cell office:value-type="float" office:value="-0.0779762029" calcext:value-type="float">
            <text:p>-0.0779762029</text:p>
          </table:table-cell>
          <table:table-cell table:formula="of:=CONCATENATE([.$G$199];[.A183];[.$G$199];&quot;,&quot;)" office:value-type="string" office:string-value="&quot;Visa_mlimitecompra_tend&quot;," calcext:value-type="string">
            <text:p>"Visa_mlimitecompra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_edad_max</text:p>
          </table:table-cell>
          <table:table-cell office:value-type="float" office:value="7.7847260219" calcext:value-type="float">
            <text:p>7.7847260219</text:p>
          </table:table-cell>
          <table:table-cell office:value-type="float" office:value="-0.0806052381" calcext:value-type="float">
            <text:p>-0.0806052381</text:p>
          </table:table-cell>
          <table:table-cell table:formula="of:=CONCATENATE([.$G$199];[.A184];[.$G$199];&quot;,&quot;)" office:value-type="string" office:string-value="&quot;cliente_edad_max&quot;," calcext:value-type="string">
            <text:p>"cliente_edad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_sucursal_min</text:p>
          </table:table-cell>
          <table:table-cell office:value-type="float" office:value="7.6849976763" calcext:value-type="float">
            <text:p>7.6849976763</text:p>
          </table:table-cell>
          <table:table-cell office:value-type="float" office:value="-0.0846330768" calcext:value-type="float">
            <text:p>-0.0846330768</text:p>
          </table:table-cell>
          <table:table-cell table:formula="of:=CONCATENATE([.$G$199];[.A185];[.$G$199];&quot;,&quot;)" office:value-type="string" office:string-value="&quot;cliente_sucursal_min&quot;," calcext:value-type="string">
            <text:p>"cliente_sucursal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vencimiento_tend</text:p>
          </table:table-cell>
          <table:table-cell office:value-type="float" office:value="7.6724204554" calcext:value-type="float">
            <text:p>7.6724204554</text:p>
          </table:table-cell>
          <table:table-cell office:value-type="float" office:value="-0.0851410469" calcext:value-type="float">
            <text:p>-0.0851410469</text:p>
          </table:table-cell>
          <table:table-cell table:formula="of:=CONCATENATE([.$G$199];[.A186];[.$G$199];&quot;,&quot;)" office:value-type="string" office:string-value="&quot;Master_Fvencimiento_tend&quot;," calcext:value-type="string">
            <text:p>"Master_Fvencimiento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financiacion_limite_max</text:p>
          </table:table-cell>
          <table:table-cell office:value-type="float" office:value="7.664401141" calcext:value-type="float">
            <text:p>7.664401141</text:p>
          </table:table-cell>
          <table:table-cell office:value-type="float" office:value="-0.0854649318" calcext:value-type="float">
            <text:p>-0.0854649318</text:p>
          </table:table-cell>
          <table:table-cell table:formula="of:=CONCATENATE([.$G$199];[.A187];[.$G$199];&quot;,&quot;)" office:value-type="string" office:string-value="&quot;VisaMaster_mfinanciacion_limite_max&quot;," calcext:value-type="string">
            <text:p>"VisaMaster_mfinanciacion_limite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vencimiento_max</text:p>
          </table:table-cell>
          <table:table-cell office:value-type="float" office:value="7.6295179224" calcext:value-type="float">
            <text:p>7.6295179224</text:p>
          </table:table-cell>
          <table:table-cell office:value-type="float" office:value="-0.0868737989" calcext:value-type="float">
            <text:p>-0.0868737989</text:p>
          </table:table-cell>
          <table:table-cell table:formula="of:=CONCATENATE([.$G$199];[.A188];[.$G$199];&quot;,&quot;)" office:value-type="string" office:string-value="&quot;Visa_Fvencimiento_max&quot;," calcext:value-type="string">
            <text:p>"Visa_Fvencimiento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_sucursal_avg</text:p>
          </table:table-cell>
          <table:table-cell office:value-type="float" office:value="7.6027494295" calcext:value-type="float">
            <text:p>7.6027494295</text:p>
          </table:table-cell>
          <table:table-cell office:value-type="float" office:value="-0.0879549275" calcext:value-type="float">
            <text:p>-0.0879549275</text:p>
          </table:table-cell>
          <table:table-cell table:formula="of:=CONCATENATE([.$G$199];[.A189];[.$G$199];&quot;,&quot;)" office:value-type="string" office:string-value="&quot;cliente_sucursal_avg&quot;," calcext:value-type="string">
            <text:p>"cliente_sucursal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_edad_min</text:p>
          </table:table-cell>
          <table:table-cell office:value-type="float" office:value="7.5779193911" calcext:value-type="float">
            <text:p>7.5779193911</text:p>
          </table:table-cell>
          <table:table-cell office:value-type="float" office:value="-0.0889577657" calcext:value-type="float">
            <text:p>-0.0889577657</text:p>
          </table:table-cell>
          <table:table-cell table:formula="of:=CONCATENATE([.$G$199];[.A190];[.$G$199];&quot;,&quot;)" office:value-type="string" office:string-value="&quot;cliente_edad_min&quot;," calcext:value-type="string">
            <text:p>"cliente_edad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tivos_margen_avg</text:p>
          </table:table-cell>
          <table:table-cell office:value-type="float" office:value="7.4701534252" calcext:value-type="float">
            <text:p>7.4701534252</text:p>
          </table:table-cell>
          <table:table-cell office:value-type="float" office:value="-0.0933102287" calcext:value-type="float">
            <text:p>-0.0933102287</text:p>
          </table:table-cell>
          <table:table-cell table:formula="of:=CONCATENATE([.$G$199];[.A191];[.$G$199];&quot;,&quot;)" office:value-type="string" office:string-value="&quot;mactivos_margen_avg&quot;," calcext:value-type="string">
            <text:p>"mactivos_margen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utoservicio_max</text:p>
          </table:table-cell>
          <table:table-cell office:value-type="float" office:value="7.4199050933" calcext:value-type="float">
            <text:p>7.4199050933</text:p>
          </table:table-cell>
          <table:table-cell office:value-type="float" office:value="-0.0953396635" calcext:value-type="float">
            <text:p>-0.0953396635</text:p>
          </table:table-cell>
          <table:table-cell table:formula="of:=CONCATENATE([.$G$199];[.A192];[.$G$199];&quot;,&quot;)" office:value-type="string" office:string-value="&quot;mautoservicio_max&quot;," calcext:value-type="string">
            <text:p>"mautoservicio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mlimitecompra</text:p>
          </table:table-cell>
          <table:table-cell office:value-type="float" office:value="7.4023800727" calcext:value-type="float">
            <text:p>7.4023800727</text:p>
          </table:table-cell>
          <table:table-cell office:value-type="float" office:value="-0.0960474659" calcext:value-type="float">
            <text:p>-0.0960474659</text:p>
          </table:table-cell>
          <table:table-cell table:formula="of:=CONCATENATE([.$G$199];[.A193];[.$G$199];&quot;,&quot;)" office:value-type="string" office:string-value="&quot;Master_mlimitecompra&quot;," calcext:value-type="string">
            <text:p>"Master_mlimitecompra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ajeros_propio</text:p>
          </table:table-cell>
          <table:table-cell office:value-type="float" office:value="7.1158801776" calcext:value-type="float">
            <text:p>7.1158801776</text:p>
          </table:table-cell>
          <table:table-cell office:value-type="float" office:value="-0.1076186533" calcext:value-type="float">
            <text:p>-0.1076186533</text:p>
          </table:table-cell>
          <table:table-cell table:formula="of:=CONCATENATE([.$G$199];[.A194];[.$G$199];&quot;,&quot;)" office:value-type="string" office:string-value="&quot;mcajeros_propio&quot;," calcext:value-type="string">
            <text:p>"mcajeros_propi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mpagominimo</text:p>
          </table:table-cell>
          <table:table-cell office:value-type="float" office:value="6.9981607371" calcext:value-type="float">
            <text:p>6.9981607371</text:p>
          </table:table-cell>
          <table:table-cell office:value-type="float" office:value="-0.1123731183" calcext:value-type="float">
            <text:p>-0.1123731183</text:p>
          </table:table-cell>
          <table:table-cell table:formula="of:=CONCATENATE([.$G$199];[.A195];[.$G$199];&quot;,&quot;)" office:value-type="string" office:string-value="&quot;Master_mpagominimo&quot;," calcext:value-type="string">
            <text:p>"Master_mpagominim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lan_sueldo_min</text:p>
          </table:table-cell>
          <table:table-cell office:value-type="float" office:value="6.9693722772" calcext:value-type="float">
            <text:p>6.9693722772</text:p>
          </table:table-cell>
          <table:table-cell office:value-type="float" office:value="-0.1135358296" calcext:value-type="float">
            <text:p>-0.1135358296</text:p>
          </table:table-cell>
          <table:table-cell table:formula="of:=CONCATENATE([.$G$199];[.A196];[.$G$199];&quot;,&quot;)" office:value-type="string" office:string-value="&quot;mplan_sueldo_min&quot;," calcext:value-type="string">
            <text:p>"mplan_sueldo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pagado_tend</text:p>
          </table:table-cell>
          <table:table-cell office:value-type="float" office:value="6.875291473" calcext:value-type="float">
            <text:p>6.875291473</text:p>
          </table:table-cell>
          <table:table-cell office:value-type="float" office:value="-0.1173355748" calcext:value-type="float">
            <text:p>-0.1173355748</text:p>
          </table:table-cell>
          <table:table-cell table:formula="of:=CONCATENATE([.$G$199];[.A197];[.$G$199];&quot;,&quot;)" office:value-type="string" office:string-value="&quot;Visa_mpagado_tend&quot;," calcext:value-type="string">
            <text:p>"Visa_mpagado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ting_activo_ultimos90dias_tend</text:p>
          </table:table-cell>
          <table:table-cell office:value-type="float" office:value="6.7877833257" calcext:value-type="float">
            <text:p>6.7877833257</text:p>
          </table:table-cell>
          <table:table-cell office:value-type="float" office:value="-0.1208698629" calcext:value-type="float">
            <text:p>-0.1208698629</text:p>
          </table:table-cell>
          <table:table-cell table:formula="of:=CONCATENATE([.$G$199];[.A198];[.$G$199];&quot;,&quot;)" office:value-type="string" office:string-value="&quot;marketing_activo_ultimos90dias_tend&quot;," calcext:value-type="string">
            <text:p>"marketing_activo_ultimos90dias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mfinanciacion_limite_tend</text:p>
          </table:table-cell>
          <table:table-cell office:value-type="float" office:value="6.7647742029" calcext:value-type="float">
            <text:p>6.7647742029</text:p>
          </table:table-cell>
          <table:table-cell office:value-type="float" office:value="-0.1217991578" calcext:value-type="float">
            <text:p>-0.1217991578</text:p>
          </table:table-cell>
          <table:table-cell table:formula="of:=CONCATENATE([.$G$199];[.A199];[.$G$199];&quot;,&quot;)" office:value-type="string" office:string-value="&quot;Master_mfinanciacion_limite_tend&quot;," calcext:value-type="string">
            <text:p>"Master_mfinanciacion_limite_tend",</text:p>
          </table:table-cell>
          <table:table-cell table:number-columns-repeated="2"/>
          <table:table-cell office:value-type="string" calcext:value-type="string">
            <text:p>"</text:p>
          </table:table-cell>
        </table:table-row>
        <table:table-row table:style-name="ro1">
          <table:table-cell office:value-type="string" calcext:value-type="string">
            <text:p>Master_fechaalta_tend</text:p>
          </table:table-cell>
          <table:table-cell office:value-type="float" office:value="6.738709088" calcext:value-type="float">
            <text:p>6.738709088</text:p>
          </table:table-cell>
          <table:table-cell office:value-type="float" office:value="-0.1228518783" calcext:value-type="float">
            <text:p>-0.1228518783</text:p>
          </table:table-cell>
          <table:table-cell table:formula="of:=CONCATENATE([.$G$199];[.A200];[.$G$199];&quot;,&quot;)" office:value-type="string" office:string-value="&quot;Master_fechaalta_tend&quot;," calcext:value-type="string">
            <text:p>"Master_fechaalta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xtraccion_autoservicio_avg</text:p>
          </table:table-cell>
          <table:table-cell office:value-type="float" office:value="6.7142501127" calcext:value-type="float">
            <text:p>6.7142501127</text:p>
          </table:table-cell>
          <table:table-cell office:value-type="float" office:value="-0.12383973" calcext:value-type="float">
            <text:p>-0.12383973</text:p>
          </table:table-cell>
          <table:table-cell table:formula="of:=CONCATENATE([.$G$199];[.A201];[.$G$199];&quot;,&quot;)" office:value-type="string" office:string-value="&quot;mextraccion_autoservicio_avg&quot;," calcext:value-type="string">
            <text:p>"mextraccion_autoservici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vencimiento_avg</text:p>
          </table:table-cell>
          <table:table-cell office:value-type="float" office:value="6.6489439018" calcext:value-type="float">
            <text:p>6.6489439018</text:p>
          </table:table-cell>
          <table:table-cell office:value-type="float" office:value="-0.126477324" calcext:value-type="float">
            <text:p>-0.126477324</text:p>
          </table:table-cell>
          <table:table-cell table:formula="of:=CONCATENATE([.$G$199];[.A202];[.$G$199];&quot;,&quot;)" office:value-type="string" office:string-value="&quot;Visa_Fvencimiento_avg&quot;," calcext:value-type="string">
            <text:p>"Visa_Fvencimient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tadelantosefectivo_max</text:p>
          </table:table-cell>
          <table:table-cell office:value-type="float" office:value="6.6034617214" calcext:value-type="float">
            <text:p>6.6034617214</text:p>
          </table:table-cell>
          <table:table-cell office:value-type="float" office:value="-0.128314263" calcext:value-type="float">
            <text:p>-0.128314263</text:p>
          </table:table-cell>
          <table:table-cell table:formula="of:=CONCATENATE([.$G$199];[.A203];[.$G$199];&quot;,&quot;)" office:value-type="string" office:string-value="&quot;Master_tadelantosefectivo_max&quot;," calcext:value-type="string">
            <text:p>"Master_tadelantosefectivo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omisiones_otras_min</text:p>
          </table:table-cell>
          <table:table-cell office:value-type="float" office:value="6.5107842991" calcext:value-type="float">
            <text:p>6.5107842991</text:p>
          </table:table-cell>
          <table:table-cell office:value-type="float" office:value="-0.1320573283" calcext:value-type="float">
            <text:p>-0.1320573283</text:p>
          </table:table-cell>
          <table:table-cell table:formula="of:=CONCATENATE([.$G$199];[.A204];[.$G$199];&quot;,&quot;)" office:value-type="string" office:string-value="&quot;mcomisiones_otras_min&quot;," calcext:value-type="string">
            <text:p>"mcomisiones_otras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saldodolares</text:p>
          </table:table-cell>
          <table:table-cell office:value-type="float" office:value="6.4417169157" calcext:value-type="float">
            <text:p>6.4417169157</text:p>
          </table:table-cell>
          <table:table-cell office:value-type="float" office:value="-0.1348468289" calcext:value-type="float">
            <text:p>-0.1348468289</text:p>
          </table:table-cell>
          <table:table-cell table:formula="of:=CONCATENATE([.$G$199];[.A205];[.$G$199];&quot;,&quot;)" office:value-type="string" office:string-value="&quot;Visa_msaldodolares&quot;," calcext:value-type="string">
            <text:p>"Visa_msaldodolare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_sucursal_max</text:p>
          </table:table-cell>
          <table:table-cell office:value-type="float" office:value="6.2826066641" calcext:value-type="float">
            <text:p>6.2826066641</text:p>
          </table:table-cell>
          <table:table-cell office:value-type="float" office:value="-0.1412729902" calcext:value-type="float">
            <text:p>-0.1412729902</text:p>
          </table:table-cell>
          <table:table-cell table:formula="of:=CONCATENATE([.$G$199];[.A206];[.$G$199];&quot;,&quot;)" office:value-type="string" office:string-value="&quot;cliente_sucursal_max&quot;," calcext:value-type="string">
            <text:p>"cliente_sucursal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lan_sueldo_avg</text:p>
          </table:table-cell>
          <table:table-cell office:value-type="float" office:value="6.2148484743" calcext:value-type="float">
            <text:p>6.2148484743</text:p>
          </table:table-cell>
          <table:table-cell office:value-type="float" office:value="-0.144009615" calcext:value-type="float">
            <text:p>-0.144009615</text:p>
          </table:table-cell>
          <table:table-cell table:formula="of:=CONCATENATE([.$G$199];[.A207];[.$G$199];&quot;,&quot;)" office:value-type="string" office:string-value="&quot;tplan_sueldo_avg&quot;," calcext:value-type="string">
            <text:p>"tplan_sueld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arjeta_visa_debitos_automaticos_avg</text:p>
          </table:table-cell>
          <table:table-cell office:value-type="float" office:value="6.1994782751" calcext:value-type="float">
            <text:p>6.1994782751</text:p>
          </table:table-cell>
          <table:table-cell office:value-type="float" office:value="-0.1446303882" calcext:value-type="float">
            <text:p>-0.1446303882</text:p>
          </table:table-cell>
          <table:table-cell table:formula="of:=CONCATENATE([.$G$199];[.A208];[.$G$199];&quot;,&quot;)" office:value-type="string" office:string-value="&quot;ttarjeta_visa_debitos_automaticos_avg&quot;," calcext:value-type="string">
            <text:p>"ttarjeta_visa_debitos_automaticos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restamos_personales</text:p>
          </table:table-cell>
          <table:table-cell office:value-type="float" office:value="6.1321947508" calcext:value-type="float">
            <text:p>6.1321947508</text:p>
          </table:table-cell>
          <table:table-cell office:value-type="float" office:value="-0.1473478422" calcext:value-type="float">
            <text:p>-0.1473478422</text:p>
          </table:table-cell>
          <table:table-cell table:formula="of:=CONCATENATE([.$G$199];[.A209];[.$G$199];&quot;,&quot;)" office:value-type="string" office:string-value="&quot;mprestamos_personales&quot;," calcext:value-type="string">
            <text:p>"mprestamos_personale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lan_sueldo_max</text:p>
          </table:table-cell>
          <table:table-cell office:value-type="float" office:value="6.0945379485" calcext:value-type="float">
            <text:p>6.0945379485</text:p>
          </table:table-cell>
          <table:table-cell office:value-type="float" office:value="-0.148868729" calcext:value-type="float">
            <text:p>-0.148868729</text:p>
          </table:table-cell>
          <table:table-cell table:formula="of:=CONCATENATE([.$G$199];[.A210];[.$G$199];&quot;,&quot;)" office:value-type="string" office:string-value="&quot;mplan_sueldo_max&quot;," calcext:value-type="string">
            <text:p>"mplan_sueldo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tarjeta_visa_debitos_automaticos_avg</text:p>
          </table:table-cell>
          <table:table-cell office:value-type="float" office:value="6.0796763155" calcext:value-type="float">
            <text:p>6.0796763155</text:p>
          </table:table-cell>
          <table:table-cell office:value-type="float" office:value="-0.1494689622" calcext:value-type="float">
            <text:p>-0.1494689622</text:p>
          </table:table-cell>
          <table:table-cell table:formula="of:=CONCATENATE([.$G$199];[.A211];[.$G$199];&quot;,&quot;)" office:value-type="string" office:string-value="&quot;mttarjeta_visa_debitos_automaticos_avg&quot;," calcext:value-type="string">
            <text:p>"mttarjeta_visa_debitos_automaticos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vencimiento</text:p>
          </table:table-cell>
          <table:table-cell office:value-type="float" office:value="6.0675739687" calcext:value-type="float">
            <text:p>6.0675739687</text:p>
          </table:table-cell>
          <table:table-cell office:value-type="float" office:value="-0.149957753" calcext:value-type="float">
            <text:p>-0.149957753</text:p>
          </table:table-cell>
          <table:table-cell table:formula="of:=CONCATENATE([.$G$199];[.A212];[.$G$199];&quot;,&quot;)" office:value-type="string" office:string-value="&quot;Visa_Fvencimiento&quot;," calcext:value-type="string">
            <text:p>"Visa_Fvencimient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ting_coss_selling_min</text:p>
          </table:table-cell>
          <table:table-cell office:value-type="float" office:value="5.9065104794" calcext:value-type="float">
            <text:p>5.9065104794</text:p>
          </table:table-cell>
          <table:table-cell office:value-type="float" office:value="-0.1564628019" calcext:value-type="float">
            <text:p>-0.1564628019</text:p>
          </table:table-cell>
          <table:table-cell table:formula="of:=CONCATENATE([.$G$199];[.A213];[.$G$199];&quot;,&quot;)" office:value-type="string" office:string-value="&quot;marketing_coss_selling_min&quot;," calcext:value-type="string">
            <text:p>"marketing_coss_selling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omisiones_min</text:p>
          </table:table-cell>
          <table:table-cell office:value-type="float" office:value="5.8580622203" calcext:value-type="float">
            <text:p>5.8580622203</text:p>
          </table:table-cell>
          <table:table-cell office:value-type="float" office:value="-0.1584195352" calcext:value-type="float">
            <text:p>-0.1584195352</text:p>
          </table:table-cell>
          <table:table-cell table:formula="of:=CONCATENATE([.$G$199];[.A214];[.$G$199];&quot;,&quot;)" office:value-type="string" office:string-value="&quot;mcomisiones_min&quot;," calcext:value-type="string">
            <text:p>"mcomisiones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consumospesos_max</text:p>
          </table:table-cell>
          <table:table-cell office:value-type="float" office:value="5.7943468798" calcext:value-type="float">
            <text:p>5.7943468798</text:p>
          </table:table-cell>
          <table:table-cell office:value-type="float" office:value="-0.160992877" calcext:value-type="float">
            <text:p>-0.160992877</text:p>
          </table:table-cell>
          <table:table-cell table:formula="of:=CONCATENATE([.$G$199];[.A215];[.$G$199];&quot;,&quot;)" office:value-type="string" office:string-value="&quot;VisaMaster_mconsumospesos_max&quot;," calcext:value-type="string">
            <text:p>"VisaMaster_mconsumospesos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vencimiento_max</text:p>
          </table:table-cell>
          <table:table-cell office:value-type="float" office:value="5.5913752244" calcext:value-type="float">
            <text:p>5.5913752244</text:p>
          </table:table-cell>
          <table:table-cell office:value-type="float" office:value="-0.1691905172" calcext:value-type="float">
            <text:p>-0.1691905172</text:p>
          </table:table-cell>
          <table:table-cell table:formula="of:=CONCATENATE([.$G$199];[.A216];[.$G$199];&quot;,&quot;)" office:value-type="string" office:string-value="&quot;Master_Fvencimiento_max&quot;," calcext:value-type="string">
            <text:p>"Master_Fvencimiento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tadelantosefectivo_avg</text:p>
          </table:table-cell>
          <table:table-cell office:value-type="float" office:value="5.5678242519" calcext:value-type="float">
            <text:p>5.5678242519</text:p>
          </table:table-cell>
          <table:table-cell office:value-type="float" office:value="-0.1701416963" calcext:value-type="float">
            <text:p>-0.1701416963</text:p>
          </table:table-cell>
          <table:table-cell table:formula="of:=CONCATENATE([.$G$199];[.A217];[.$G$199];&quot;,&quot;)" office:value-type="string" office:string-value="&quot;Master_tadelantosefectivo_avg&quot;," calcext:value-type="string">
            <text:p>"Master_tadelantosefectiv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ebanking_transacciones_min</text:p>
          </table:table-cell>
          <table:table-cell office:value-type="float" office:value="5.4237417832" calcext:value-type="float">
            <text:p>5.4237417832</text:p>
          </table:table-cell>
          <table:table-cell office:value-type="float" office:value="-0.175960914" calcext:value-type="float">
            <text:p>-0.175960914</text:p>
          </table:table-cell>
          <table:table-cell table:formula="of:=CONCATENATE([.$G$199];[.A218];[.$G$199];&quot;,&quot;)" office:value-type="string" office:string-value="&quot;chomebanking_transacciones_min&quot;," calcext:value-type="string">
            <text:p>"chomebanking_transacciones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cuenta_estado_tend</text:p>
          </table:table-cell>
          <table:table-cell office:value-type="float" office:value="5.4042488841" calcext:value-type="float">
            <text:p>5.4042488841</text:p>
          </table:table-cell>
          <table:table-cell office:value-type="float" office:value="-0.1767481952" calcext:value-type="float">
            <text:p>-0.1767481952</text:p>
          </table:table-cell>
          <table:table-cell table:formula="of:=CONCATENATE([.$G$199];[.A219];[.$G$199];&quot;,&quot;)" office:value-type="string" office:string-value="&quot;Master_cuenta_estado_tend&quot;," calcext:value-type="string">
            <text:p>"Master_cuenta_estado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saldototal_tend</text:p>
          </table:table-cell>
          <table:table-cell office:value-type="float" office:value="5.3998821507" calcext:value-type="float">
            <text:p>5.3998821507</text:p>
          </table:table-cell>
          <table:table-cell office:value-type="float" office:value="-0.1769245593" calcext:value-type="float">
            <text:p>-0.1769245593</text:p>
          </table:table-cell>
          <table:table-cell table:formula="of:=CONCATENATE([.$G$199];[.A220];[.$G$199];&quot;,&quot;)" office:value-type="string" office:string-value="&quot;Visa_msaldototal_tend&quot;," calcext:value-type="string">
            <text:p>"Visa_msaldototal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adelantopesos_tend</text:p>
          </table:table-cell>
          <table:table-cell office:value-type="float" office:value="5.2525895829" calcext:value-type="float">
            <text:p>5.2525895829</text:p>
          </table:table-cell>
          <table:table-cell office:value-type="float" office:value="-0.1828734268" calcext:value-type="float">
            <text:p>-0.1828734268</text:p>
          </table:table-cell>
          <table:table-cell table:formula="of:=CONCATENATE([.$G$199];[.A221];[.$G$199];&quot;,&quot;)" office:value-type="string" office:string-value="&quot;Visa_madelantopesos_tend&quot;," calcext:value-type="string">
            <text:p>"Visa_madelantopesos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_sucursal</text:p>
          </table:table-cell>
          <table:table-cell office:value-type="float" office:value="5.2166115453" calcext:value-type="float">
            <text:p>5.2166115453</text:p>
          </table:table-cell>
          <table:table-cell office:value-type="float" office:value="-0.1843265115" calcext:value-type="float">
            <text:p>-0.1843265115</text:p>
          </table:table-cell>
          <table:table-cell table:formula="of:=CONCATENATE([.$G$199];[.A222];[.$G$199];&quot;,&quot;)" office:value-type="string" office:string-value="&quot;cliente_sucursal&quot;," calcext:value-type="string">
            <text:p>"cliente_sucursal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vencimiento_avg</text:p>
          </table:table-cell>
          <table:table-cell office:value-type="float" office:value="5.0400322388" calcext:value-type="float">
            <text:p>5.0400322388</text:p>
          </table:table-cell>
          <table:table-cell office:value-type="float" office:value="-0.1914582148" calcext:value-type="float">
            <text:p>-0.1914582148</text:p>
          </table:table-cell>
          <table:table-cell table:formula="of:=CONCATENATE([.$G$199];[.A223];[.$G$199];&quot;,&quot;)" office:value-type="string" office:string-value="&quot;Master_Fvencimiento_avg&quot;," calcext:value-type="string">
            <text:p>"Master_Fvencimient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tarjeta_visa_debitos_automaticos_max</text:p>
          </table:table-cell>
          <table:table-cell office:value-type="float" office:value="4.895854627" calcext:value-type="float">
            <text:p>4.895854627</text:p>
          </table:table-cell>
          <table:table-cell office:value-type="float" office:value="-0.1972812751" calcext:value-type="float">
            <text:p>-0.1972812751</text:p>
          </table:table-cell>
          <table:table-cell table:formula="of:=CONCATENATE([.$G$199];[.A224];[.$G$199];&quot;,&quot;)" office:value-type="string" office:string-value="&quot;mttarjeta_visa_debitos_automaticos_max&quot;," calcext:value-type="string">
            <text:p>"mttarjeta_visa_debitos_automaticos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limitecompra_tend</text:p>
          </table:table-cell>
          <table:table-cell office:value-type="float" office:value="4.8850630975" calcext:value-type="float">
            <text:p>4.8850630975</text:p>
          </table:table-cell>
          <table:table-cell office:value-type="float" office:value="-0.1977171245" calcext:value-type="float">
            <text:p>-0.1977171245</text:p>
          </table:table-cell>
          <table:table-cell table:formula="of:=CONCATENATE([.$G$199];[.A225];[.$G$199];&quot;,&quot;)" office:value-type="string" office:string-value="&quot;VisaMaster_mlimitecompra_tend&quot;," calcext:value-type="string">
            <text:p>"VisaMaster_mlimitecompra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omisiones_mantenimiento</text:p>
          </table:table-cell>
          <table:table-cell office:value-type="float" office:value="4.7804541391" calcext:value-type="float">
            <text:p>4.7804541391</text:p>
          </table:table-cell>
          <table:table-cell office:value-type="float" office:value="-0.201942082" calcext:value-type="float">
            <text:p>-0.201942082</text:p>
          </table:table-cell>
          <table:table-cell table:formula="of:=CONCATENATE([.$G$199];[.A226];[.$G$199];&quot;,&quot;)" office:value-type="string" office:string-value="&quot;mcomisiones_mantenimiento&quot;," calcext:value-type="string">
            <text:p>"mcomisiones_mantenimient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consumototal_avg</text:p>
          </table:table-cell>
          <table:table-cell office:value-type="float" office:value="4.7528023832" calcext:value-type="float">
            <text:p>4.7528023832</text:p>
          </table:table-cell>
          <table:table-cell office:value-type="float" office:value="-0.203058884" calcext:value-type="float">
            <text:p>-0.203058884</text:p>
          </table:table-cell>
          <table:table-cell table:formula="of:=CONCATENATE([.$G$199];[.A227];[.$G$199];&quot;,&quot;)" office:value-type="string" office:string-value="&quot;VisaMaster_mconsumototal_avg&quot;," calcext:value-type="string">
            <text:p>"VisaMaster_mconsumototal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tadelantosefectivo_tend</text:p>
          </table:table-cell>
          <table:table-cell office:value-type="float" office:value="4.7501434982" calcext:value-type="float">
            <text:p>4.7501434982</text:p>
          </table:table-cell>
          <table:table-cell office:value-type="float" office:value="-0.2031662713" calcext:value-type="float">
            <text:p>-0.2031662713</text:p>
          </table:table-cell>
          <table:table-cell table:formula="of:=CONCATENATE([.$G$199];[.A228];[.$G$199];&quot;,&quot;)" office:value-type="string" office:string-value="&quot;Visa_tadelantosefectivo_tend&quot;," calcext:value-type="string">
            <text:p>"Visa_tadelantosefectivo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entabilidad_annual_max</text:p>
          </table:table-cell>
          <table:table-cell office:value-type="float" office:value="4.7324303712" calcext:value-type="float">
            <text:p>4.7324303712</text:p>
          </table:table-cell>
          <table:table-cell office:value-type="float" office:value="-0.2038816709" calcext:value-type="float">
            <text:p>-0.2038816709</text:p>
          </table:table-cell>
          <table:table-cell table:formula="of:=CONCATENATE([.$G$199];[.A229];[.$G$199];&quot;,&quot;)" office:value-type="string" office:string-value="&quot;mrentabilidad_annual_max&quot;," calcext:value-type="string">
            <text:p>"mrentabilidad_annual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lan_sueldo_avg</text:p>
          </table:table-cell>
          <table:table-cell office:value-type="float" office:value="4.7322819529" calcext:value-type="float">
            <text:p>4.7322819529</text:p>
          </table:table-cell>
          <table:table-cell office:value-type="float" office:value="-0.2038876652" calcext:value-type="float">
            <text:p>-0.2038876652</text:p>
          </table:table-cell>
          <table:table-cell table:formula="of:=CONCATENATE([.$G$199];[.A230];[.$G$199];&quot;,&quot;)" office:value-type="string" office:string-value="&quot;mplan_sueldo_avg&quot;," calcext:value-type="string">
            <text:p>"mplan_sueldo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omisiones_otras_max</text:p>
          </table:table-cell>
          <table:table-cell office:value-type="float" office:value="4.7069082595" calcext:value-type="float">
            <text:p>4.7069082595</text:p>
          </table:table-cell>
          <table:table-cell office:value-type="float" office:value="-0.2049124606" calcext:value-type="float">
            <text:p>-0.2049124606</text:p>
          </table:table-cell>
          <table:table-cell table:formula="of:=CONCATENATE([.$G$199];[.A231];[.$G$199];&quot;,&quot;)" office:value-type="string" office:string-value="&quot;ccomisiones_otras_max&quot;," calcext:value-type="string">
            <text:p>"ccomisiones_otras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agomiscuentas</text:p>
          </table:table-cell>
          <table:table-cell office:value-type="float" office:value="4.6576213428" calcext:value-type="float">
            <text:p>4.6576213428</text:p>
          </table:table-cell>
          <table:table-cell office:value-type="float" office:value="-0.2069030657" calcext:value-type="float">
            <text:p>-0.2069030657</text:p>
          </table:table-cell>
          <table:table-cell table:formula="of:=CONCATENATE([.$G$199];[.A232];[.$G$199];&quot;,&quot;)" office:value-type="string" office:string-value="&quot;tpagomiscuentas&quot;," calcext:value-type="string">
            <text:p>"tpagomiscuenta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xtraccion_autoservicio_max</text:p>
          </table:table-cell>
          <table:table-cell office:value-type="float" office:value="4.654863804" calcext:value-type="float">
            <text:p>4.654863804</text:p>
          </table:table-cell>
          <table:table-cell office:value-type="float" office:value="-0.2070144374" calcext:value-type="float">
            <text:p>-0.2070144374</text:p>
          </table:table-cell>
          <table:table-cell table:formula="of:=CONCATENATE([.$G$199];[.A233];[.$G$199];&quot;,&quot;)" office:value-type="string" office:string-value="&quot;mextraccion_autoservicio_max&quot;," calcext:value-type="string">
            <text:p>"mextraccion_autoservicio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tconsumos_avg</text:p>
          </table:table-cell>
          <table:table-cell office:value-type="float" office:value="4.6073416454" calcext:value-type="float">
            <text:p>4.6073416454</text:p>
          </table:table-cell>
          <table:table-cell office:value-type="float" office:value="-0.2089337673" calcext:value-type="float">
            <text:p>-0.2089337673</text:p>
          </table:table-cell>
          <table:table-cell table:formula="of:=CONCATENATE([.$G$199];[.A234];[.$G$199];&quot;,&quot;)" office:value-type="string" office:string-value="&quot;Visa_tconsumos_avg&quot;," calcext:value-type="string">
            <text:p>"Visa_tconsumos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tconsumos_max</text:p>
          </table:table-cell>
          <table:table-cell office:value-type="float" office:value="4.5932127792" calcext:value-type="float">
            <text:p>4.5932127792</text:p>
          </table:table-cell>
          <table:table-cell office:value-type="float" office:value="-0.2095044054" calcext:value-type="float">
            <text:p>-0.2095044054</text:p>
          </table:table-cell>
          <table:table-cell table:formula="of:=CONCATENATE([.$G$199];[.A235];[.$G$199];&quot;,&quot;)" office:value-type="string" office:string-value="&quot;Visa_tconsumos_max&quot;," calcext:value-type="string">
            <text:p>"Visa_tconsumos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tconsumos_min</text:p>
          </table:table-cell>
          <table:table-cell office:value-type="float" office:value="4.5875998098" calcext:value-type="float">
            <text:p>4.5875998098</text:p>
          </table:table-cell>
          <table:table-cell office:value-type="float" office:value="-0.2097311026" calcext:value-type="float">
            <text:p>-0.2097311026</text:p>
          </table:table-cell>
          <table:table-cell table:formula="of:=CONCATENATE([.$G$199];[.A236];[.$G$199];&quot;,&quot;)" office:value-type="string" office:string-value="&quot;VisaMaster_tconsumos_min&quot;," calcext:value-type="string">
            <text:p>"VisaMaster_tconsumos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lan_sueldo_min</text:p>
          </table:table-cell>
          <table:table-cell office:value-type="float" office:value="4.5116545919" calcext:value-type="float">
            <text:p>4.5116545919</text:p>
          </table:table-cell>
          <table:table-cell office:value-type="float" office:value="-0.2127983859" calcext:value-type="float">
            <text:p>-0.2127983859</text:p>
          </table:table-cell>
          <table:table-cell table:formula="of:=CONCATENATE([.$G$199];[.A237];[.$G$199];&quot;,&quot;)" office:value-type="string" office:string-value="&quot;tplan_sueldo_min&quot;," calcext:value-type="string">
            <text:p>"tplan_sueldo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Fvencimiento</text:p>
          </table:table-cell>
          <table:table-cell office:value-type="float" office:value="4.4239010315" calcext:value-type="float">
            <text:p>4.4239010315</text:p>
          </table:table-cell>
          <table:table-cell office:value-type="float" office:value="-0.2163425858" calcext:value-type="float">
            <text:p>-0.2163425858</text:p>
          </table:table-cell>
          <table:table-cell table:formula="of:=CONCATENATE([.$G$199];[.A238];[.$G$199];&quot;,&quot;)" office:value-type="string" office:string-value="&quot;Master_Fvencimiento&quot;," calcext:value-type="string">
            <text:p>"Master_Fvencimiento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saldodolares_avg</text:p>
          </table:table-cell>
          <table:table-cell office:value-type="float" office:value="4.4223096587" calcext:value-type="float">
            <text:p>4.4223096587</text:p>
          </table:table-cell>
          <table:table-cell office:value-type="float" office:value="-0.2164068583" calcext:value-type="float">
            <text:p>-0.2164068583</text:p>
          </table:table-cell>
          <table:table-cell table:formula="of:=CONCATENATE([.$G$199];[.A239];[.$G$199];&quot;,&quot;)" office:value-type="string" office:string-value="&quot;VisaMaster_msaldodolares_avg&quot;," calcext:value-type="string">
            <text:p>"VisaMaster_msaldodolares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msaldopesos</text:p>
          </table:table-cell>
          <table:table-cell office:value-type="float" office:value="4.2579708776" calcext:value-type="float">
            <text:p>4.2579708776</text:p>
          </table:table-cell>
          <table:table-cell office:value-type="float" office:value="-0.22304419" calcext:value-type="float">
            <text:p>-0.22304419</text:p>
          </table:table-cell>
          <table:table-cell table:formula="of:=CONCATENATE([.$G$199];[.A240];[.$G$199];&quot;,&quot;)" office:value-type="string" office:string-value="&quot;Master_msaldopesos&quot;," calcext:value-type="string">
            <text:p>"Master_msaldopeso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pagominimo_tend</text:p>
          </table:table-cell>
          <table:table-cell office:value-type="float" office:value="4.1977323152" calcext:value-type="float">
            <text:p>4.1977323152</text:p>
          </table:table-cell>
          <table:table-cell office:value-type="float" office:value="-0.2254771113" calcext:value-type="float">
            <text:p>-0.2254771113</text:p>
          </table:table-cell>
          <table:table-cell table:formula="of:=CONCATENATE([.$G$199];[.A241];[.$G$199];&quot;,&quot;)" office:value-type="string" office:string-value="&quot;Visa_mpagominimo_tend&quot;," calcext:value-type="string">
            <text:p>"Visa_mpagominimo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consumototal_max</text:p>
          </table:table-cell>
          <table:table-cell office:value-type="float" office:value="4.1803857878" calcext:value-type="float">
            <text:p>4.1803857878</text:p>
          </table:table-cell>
          <table:table-cell office:value-type="float" office:value="-0.2261777047" calcext:value-type="float">
            <text:p>-0.2261777047</text:p>
          </table:table-cell>
          <table:table-cell table:formula="of:=CONCATENATE([.$G$199];[.A242];[.$G$199];&quot;,&quot;)" office:value-type="string" office:string-value="&quot;VisaMaster_mconsumototal_max&quot;," calcext:value-type="string">
            <text:p>"VisaMaster_mconsumototal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mpagospesos_tend</text:p>
          </table:table-cell>
          <table:table-cell office:value-type="float" office:value="4.172582482" calcext:value-type="float">
            <text:p>4.172582482</text:p>
          </table:table-cell>
          <table:table-cell office:value-type="float" office:value="-0.2264928654" calcext:value-type="float">
            <text:p>-0.2264928654</text:p>
          </table:table-cell>
          <table:table-cell table:formula="of:=CONCATENATE([.$G$199];[.A243];[.$G$199];&quot;,&quot;)" office:value-type="string" office:string-value="&quot;Visa_mpagospesos_tend&quot;," calcext:value-type="string">
            <text:p>"Visa_mpagospesos_te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adelantopesos_max</text:p>
          </table:table-cell>
          <table:table-cell office:value-type="float" office:value="4.1662252581" calcext:value-type="float">
            <text:p>4.1662252581</text:p>
          </table:table-cell>
          <table:table-cell office:value-type="float" office:value="-0.2267496216" calcext:value-type="float">
            <text:p>-0.2267496216</text:p>
          </table:table-cell>
          <table:table-cell table:formula="of:=CONCATENATE([.$G$199];[.A244];[.$G$199];&quot;,&quot;)" office:value-type="string" office:string-value="&quot;VisaMaster_madelantopesos_max&quot;," calcext:value-type="string">
            <text:p>"VisaMaster_madelantopesos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ebanking_transacciones_max</text:p>
          </table:table-cell>
          <table:table-cell office:value-type="float" office:value="4.1582873256" calcext:value-type="float">
            <text:p>4.1582873256</text:p>
          </table:table-cell>
          <table:table-cell office:value-type="float" office:value="-0.2270702197" calcext:value-type="float">
            <text:p>-0.2270702197</text:p>
          </table:table-cell>
          <table:table-cell table:formula="of:=CONCATENATE([.$G$199];[.A245];[.$G$199];&quot;,&quot;)" office:value-type="string" office:string-value="&quot;chomebanking_transacciones_max&quot;," calcext:value-type="string">
            <text:p>"chomebanking_transacciones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mpagospesos_min</text:p>
          </table:table-cell>
          <table:table-cell office:value-type="float" office:value="4.0397216132" calcext:value-type="float">
            <text:p>4.0397216132</text:p>
          </table:table-cell>
          <table:table-cell office:value-type="float" office:value="-0.2318588639" calcext:value-type="float">
            <text:p>-0.2318588639</text:p>
          </table:table-cell>
          <table:table-cell table:formula="of:=CONCATENATE([.$G$199];[.A246];[.$G$199];&quot;,&quot;)" office:value-type="string" office:string-value="&quot;VisaMaster_mpagospesos_min&quot;," calcext:value-type="string">
            <text:p>"VisaMaster_mpagospesos_mi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_fultimo_cierre</text:p>
          </table:table-cell>
          <table:table-cell office:value-type="float" office:value="4.0196560056" calcext:value-type="float">
            <text:p>4.0196560056</text:p>
          </table:table-cell>
          <table:table-cell office:value-type="float" office:value="-0.2326692758" calcext:value-type="float">
            <text:p>-0.2326692758</text:p>
          </table:table-cell>
          <table:table-cell table:formula="of:=CONCATENATE([.$G$199];[.A247];[.$G$199];&quot;,&quot;)" office:value-type="string" office:string-value="&quot;Visa_fultimo_cierre&quot;," calcext:value-type="string">
            <text:p>"Visa_fultimo_cierr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ebanking_transacciones_avg</text:p>
          </table:table-cell>
          <table:table-cell office:value-type="float" office:value="4.0155398536" calcext:value-type="float">
            <text:p>4.0155398536</text:p>
          </table:table-cell>
          <table:table-cell office:value-type="float" office:value="-0.2328355193" calcext:value-type="float">
            <text:p>-0.2328355193</text:p>
          </table:table-cell>
          <table:table-cell table:formula="of:=CONCATENATE([.$G$199];[.A248];[.$G$199];&quot;,&quot;)" office:value-type="string" office:string-value="&quot;chomebanking_transacciones_avg&quot;," calcext:value-type="string">
            <text:p>"chomebanking_transacciones_avg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_msaldodolares</text:p>
          </table:table-cell>
          <table:table-cell office:value-type="float" office:value="3.9711891395" calcext:value-type="float">
            <text:p>3.9711891395</text:p>
          </table:table-cell>
          <table:table-cell office:value-type="float" office:value="-0.2346267606" calcext:value-type="float">
            <text:p>-0.2346267606</text:p>
          </table:table-cell>
          <table:table-cell table:formula="of:=CONCATENATE([.$G$199];[.A249];[.$G$199];&quot;,&quot;)" office:value-type="string" office:string-value="&quot;Master_msaldodolares&quot;," calcext:value-type="string">
            <text:p>"Master_msaldodolare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llcenter_transacciones_max</text:p>
          </table:table-cell>
          <table:table-cell office:value-type="float" office:value="3.9545226879" calcext:value-type="float">
            <text:p>3.9545226879</text:p>
          </table:table-cell>
          <table:table-cell office:value-type="float" office:value="-0.235299887" calcext:value-type="float">
            <text:p>-0.235299887</text:p>
          </table:table-cell>
          <table:table-cell table:formula="of:=CONCATENATE([.$G$199];[.A250];[.$G$199];&quot;,&quot;)" office:value-type="string" office:string-value="&quot;ccallcenter_transacciones_max&quot;," calcext:value-type="string">
            <text:p>"ccallcenter_transacciones_ma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ansferencias_emitidas_avg</text:p>
          </table:table-cell>
          <table:table-cell office:value-type="float" office:value="3.8380418464" calcext:value-type="float">
            <text:p>3.8380418464</text:p>
          </table:table-cell>
          <table:table-cell office:value-type="float" office:value="-0.2400043272" calcext:value-type="float">
            <text:p>-0.2400043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entabilidad_annual_avg</text:p>
          </table:table-cell>
          <table:table-cell office:value-type="float" office:value="3.8147576469" calcext:value-type="float">
            <text:p>3.8147576469</text:p>
          </table:table-cell>
          <table:table-cell office:value-type="float" office:value="-0.2409447319" calcext:value-type="float">
            <text:p>-0.2409447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tarjeta_visa_debitos_automaticos_tend</text:p>
          </table:table-cell>
          <table:table-cell office:value-type="float" office:value="3.7877027087" calcext:value-type="float">
            <text:p>3.7877027087</text:p>
          </table:table-cell>
          <table:table-cell office:value-type="float" office:value="-0.2420374295" calcext:value-type="float">
            <text:p>-0.2420374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tadelantosefectivo_avg</text:p>
          </table:table-cell>
          <table:table-cell office:value-type="float" office:value="3.738988811" calcext:value-type="float">
            <text:p>3.738988811</text:p>
          </table:table-cell>
          <table:table-cell office:value-type="float" office:value="-0.2440048915" calcext:value-type="float">
            <text:p>-0.2440048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eros_propio_avg</text:p>
          </table:table-cell>
          <table:table-cell office:value-type="float" office:value="3.7206994412" calcext:value-type="float">
            <text:p>3.7206994412</text:p>
          </table:table-cell>
          <table:table-cell office:value-type="float" office:value="-0.2447435644" calcext:value-type="float">
            <text:p>-0.2447435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restamos_personales_avg</text:p>
          </table:table-cell>
          <table:table-cell office:value-type="float" office:value="3.6274395296" calcext:value-type="float">
            <text:p>3.6274395296</text:p>
          </table:table-cell>
          <table:table-cell office:value-type="float" office:value="-0.2485101554" calcext:value-type="float">
            <text:p>-0.2485101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llcenter_transacciones</text:p>
          </table:table-cell>
          <table:table-cell office:value-type="float" office:value="3.6225264845" calcext:value-type="float">
            <text:p>3.6225264845</text:p>
          </table:table-cell>
          <table:table-cell office:value-type="float" office:value="-0.248708584" calcext:value-type="float">
            <text:p>-0.248708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visa_transacciones_tend</text:p>
          </table:table-cell>
          <table:table-cell office:value-type="float" office:value="3.5865447179" calcext:value-type="float">
            <text:p>3.5865447179</text:p>
          </table:table-cell>
          <table:table-cell office:value-type="float" office:value="-0.2501618193" calcext:value-type="float">
            <text:p>-0.2501618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consumospesos_min</text:p>
          </table:table-cell>
          <table:table-cell office:value-type="float" office:value="3.5477358062" calcext:value-type="float">
            <text:p>3.5477358062</text:p>
          </table:table-cell>
          <table:table-cell office:value-type="float" office:value="-0.2517292377" calcext:value-type="float">
            <text:p>-0.2517292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ting_coss_selling_tend</text:p>
          </table:table-cell>
          <table:table-cell office:value-type="float" office:value="3.4597348169" calcext:value-type="float">
            <text:p>3.4597348169</text:p>
          </table:table-cell>
          <table:table-cell office:value-type="float" office:value="-0.2552834307" calcext:value-type="float">
            <text:p>-0.2552834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tconsumos_max</text:p>
          </table:table-cell>
          <table:table-cell office:value-type="float" office:value="3.4428295361" calcext:value-type="float">
            <text:p>3.4428295361</text:p>
          </table:table-cell>
          <table:table-cell office:value-type="float" office:value="-0.255966203" calcext:value-type="float">
            <text:p>-0.255966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debito_transacciones_max</text:p>
          </table:table-cell>
          <table:table-cell office:value-type="float" office:value="3.4265547196" calcext:value-type="float">
            <text:p>3.4265547196</text:p>
          </table:table-cell>
          <table:table-cell office:value-type="float" office:value="-0.2566235119" calcext:value-type="float">
            <text:p>-0.2566235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consumospesos_avg</text:p>
          </table:table-cell>
          <table:table-cell office:value-type="float" office:value="3.4204389794" calcext:value-type="float">
            <text:p>3.4204389794</text:p>
          </table:table-cell>
          <table:table-cell office:value-type="float" office:value="-0.2568705151" calcext:value-type="float">
            <text:p>-0.2568705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_mpagado</text:p>
          </table:table-cell>
          <table:table-cell office:value-type="float" office:value="3.4084985701" calcext:value-type="float">
            <text:p>3.4084985701</text:p>
          </table:table-cell>
          <table:table-cell office:value-type="float" office:value="-0.2573527656" calcext:value-type="float">
            <text:p>-0.2573527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_msaldopesos_tend</text:p>
          </table:table-cell>
          <table:table-cell office:value-type="float" office:value="3.3865299286" calcext:value-type="float">
            <text:p>3.3865299286</text:p>
          </table:table-cell>
          <table:table-cell office:value-type="float" office:value="-0.2582400373" calcext:value-type="float">
            <text:p>-0.2582400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tconsumos_avg</text:p>
          </table:table-cell>
          <table:table-cell office:value-type="float" office:value="3.3789274454" calcext:value-type="float">
            <text:p>3.3789274454</text:p>
          </table:table-cell>
          <table:table-cell office:value-type="float" office:value="-0.2585470872" calcext:value-type="float">
            <text:p>-0.2585470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_tconsumos_min</text:p>
          </table:table-cell>
          <table:table-cell office:value-type="float" office:value="3.3640190121" calcext:value-type="float">
            <text:p>3.3640190121</text:p>
          </table:table-cell>
          <table:table-cell office:value-type="float" office:value="-0.2591492106" calcext:value-type="float">
            <text:p>-0.2591492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debito_transacciones_avg</text:p>
          </table:table-cell>
          <table:table-cell office:value-type="float" office:value="3.3580705549" calcext:value-type="float">
            <text:p>3.3580705549</text:p>
          </table:table-cell>
          <table:table-cell office:value-type="float" office:value="-0.2593894575" calcext:value-type="float">
            <text:p>-0.2593894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tadelantosefectivo_max</text:p>
          </table:table-cell>
          <table:table-cell office:value-type="float" office:value="3.211409848" calcext:value-type="float">
            <text:p>3.211409848</text:p>
          </table:table-cell>
          <table:table-cell office:value-type="float" office:value="-0.2653128053" calcext:value-type="float">
            <text:p>-0.265312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ting_activo_ultimos90dias</text:p>
          </table:table-cell>
          <table:table-cell office:value-type="float" office:value="3.1390884823" calcext:value-type="float">
            <text:p>3.1390884823</text:p>
          </table:table-cell>
          <table:table-cell office:value-type="float" office:value="-0.2682337281" calcext:value-type="float">
            <text:p>-0.2682337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saldodolares_min</text:p>
          </table:table-cell>
          <table:table-cell office:value-type="float" office:value="3.1307176206" calcext:value-type="float">
            <text:p>3.1307176206</text:p>
          </table:table-cell>
          <table:table-cell office:value-type="float" office:value="-0.2685718113" calcext:value-type="float">
            <text:p>-0.268571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pagado_max</text:p>
          </table:table-cell>
          <table:table-cell office:value-type="float" office:value="3.0950118197" calcext:value-type="float">
            <text:p>3.0950118197</text:p>
          </table:table-cell>
          <table:table-cell office:value-type="float" office:value="-0.2700139009" calcext:value-type="float">
            <text:p>-0.2700139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godeservicios_avg</text:p>
          </table:table-cell>
          <table:table-cell office:value-type="float" office:value="3.0494708456" calcext:value-type="float">
            <text:p>3.0494708456</text:p>
          </table:table-cell>
          <table:table-cell office:value-type="float" office:value="-0.2718532145" calcext:value-type="float">
            <text:p>-0.2718532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_msaldodolares_tend</text:p>
          </table:table-cell>
          <table:table-cell office:value-type="float" office:value="3.027142761" calcext:value-type="float">
            <text:p>3.027142761</text:p>
          </table:table-cell>
          <table:table-cell office:value-type="float" office:value="-0.2727550035" calcext:value-type="float">
            <text:p>-0.2727550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arjeta_visa_debitos_automaticos_min</text:p>
          </table:table-cell>
          <table:table-cell office:value-type="float" office:value="3.0265607347" calcext:value-type="float">
            <text:p>3.0265607347</text:p>
          </table:table-cell>
          <table:table-cell office:value-type="float" office:value="-0.2727785104" calcext:value-type="float">
            <text:p>-0.2727785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lan_sueldo_max</text:p>
          </table:table-cell>
          <table:table-cell office:value-type="float" office:value="3.0202141369" calcext:value-type="float">
            <text:p>3.0202141369</text:p>
          </table:table-cell>
          <table:table-cell office:value-type="float" office:value="-0.2730348375" calcext:value-type="float">
            <text:p>-0.2730348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xtraccion_autoservicio_tend</text:p>
          </table:table-cell>
          <table:table-cell office:value-type="float" office:value="2.9991309049" calcext:value-type="float">
            <text:p>2.9991309049</text:p>
          </table:table-cell>
          <table:table-cell office:value-type="float" office:value="-0.2738863492" calcext:value-type="float">
            <text:p>-0.2738863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ting_coss_selling_max</text:p>
          </table:table-cell>
          <table:table-cell office:value-type="float" office:value="2.9610451373" calcext:value-type="float">
            <text:p>2.9610451373</text:p>
          </table:table-cell>
          <table:table-cell office:value-type="float" office:value="-0.2754245611" calcext:value-type="float">
            <text:p>-0.2754245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ransferencias_emitidas_max</text:p>
          </table:table-cell>
          <table:table-cell office:value-type="float" office:value="2.9499144246" calcext:value-type="float">
            <text:p>2.9499144246</text:p>
          </table:table-cell>
          <table:table-cell office:value-type="float" office:value="-0.2758741095" calcext:value-type="float">
            <text:p>-0.2758741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jeros_propio_transacciones</text:p>
          </table:table-cell>
          <table:table-cell office:value-type="float" office:value="2.9467940329" calcext:value-type="float">
            <text:p>2.9467940329</text:p>
          </table:table-cell>
          <table:table-cell office:value-type="float" office:value="-0.2760001362" calcext:value-type="float">
            <text:p>-0.2760001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_tadelantosefectivo_avg</text:p>
          </table:table-cell>
          <table:table-cell office:value-type="float" office:value="2.9313457168" calcext:value-type="float">
            <text:p>2.9313457168</text:p>
          </table:table-cell>
          <table:table-cell office:value-type="float" office:value="-0.2766240644" calcext:value-type="float">
            <text:p>-0.2766240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mebanking_transacciones</text:p>
          </table:table-cell>
          <table:table-cell office:value-type="float" office:value="2.9171999561" calcext:value-type="float">
            <text:p>2.9171999561</text:p>
          </table:table-cell>
          <table:table-cell office:value-type="float" office:value="-0.2771953849" calcext:value-type="float">
            <text:p>-0.2771953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pagado_tend</text:p>
          </table:table-cell>
          <table:table-cell office:value-type="float" office:value="2.9111061037" calcext:value-type="float">
            <text:p>2.9111061037</text:p>
          </table:table-cell>
          <table:table-cell office:value-type="float" office:value="-0.277441504" calcext:value-type="float">
            <text:p>-0.277441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omisiones_otras_tend</text:p>
          </table:table-cell>
          <table:table-cell office:value-type="float" office:value="2.9087402241" calcext:value-type="float">
            <text:p>2.9087402241</text:p>
          </table:table-cell>
          <table:table-cell office:value-type="float" office:value="-0.2775370574" calcext:value-type="float">
            <text:p>-0.2775370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depositados_max</text:p>
          </table:table-cell>
          <table:table-cell office:value-type="float" office:value="2.9024601698" calcext:value-type="float">
            <text:p>2.9024601698</text:p>
          </table:table-cell>
          <table:table-cell office:value-type="float" office:value="-0.2777906969" calcext:value-type="float">
            <text:p>-0.2777906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xtraccion_autoservicio_avg</text:p>
          </table:table-cell>
          <table:table-cell office:value-type="float" office:value="2.8827368035" calcext:value-type="float">
            <text:p>2.8827368035</text:p>
          </table:table-cell>
          <table:table-cell office:value-type="float" office:value="-0.2785872862" calcext:value-type="float">
            <text:p>-0.2785872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adelantopesos_avg</text:p>
          </table:table-cell>
          <table:table-cell office:value-type="float" office:value="2.8758965924" calcext:value-type="float">
            <text:p>2.8758965924</text:p>
          </table:table-cell>
          <table:table-cell office:value-type="float" office:value="-0.2788635494" calcext:value-type="float">
            <text:p>-0.2788635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omisiones_mantenimiento_min</text:p>
          </table:table-cell>
          <table:table-cell office:value-type="float" office:value="2.8566758661" calcext:value-type="float">
            <text:p>2.8566758661</text:p>
          </table:table-cell>
          <table:table-cell office:value-type="float" office:value="-0.2796398381" calcext:value-type="float">
            <text:p>-0.2796398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xtraccion_autoservicio_tend</text:p>
          </table:table-cell>
          <table:table-cell office:value-type="float" office:value="2.846052933" calcext:value-type="float">
            <text:p>2.846052933</text:p>
          </table:table-cell>
          <table:table-cell office:value-type="float" office:value="-0.2800688782" calcext:value-type="float">
            <text:p>-0.28006887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ting_activo_ultimos90dias_avg</text:p>
          </table:table-cell>
          <table:table-cell office:value-type="float" office:value="2.8285471583" calcext:value-type="float">
            <text:p>2.8285471583</text:p>
          </table:table-cell>
          <table:table-cell office:value-type="float" office:value="-0.2807759032" calcext:value-type="float">
            <text:p>-0.280775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restamos_personales_min</text:p>
          </table:table-cell>
          <table:table-cell office:value-type="float" office:value="2.8115853922" calcext:value-type="float">
            <text:p>2.8115853922</text:p>
          </table:table-cell>
          <table:table-cell office:value-type="float" office:value="-0.2814609568" calcext:value-type="float">
            <text:p>-0.2814609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ansferencias_emitidas</text:p>
          </table:table-cell>
          <table:table-cell office:value-type="float" office:value="2.7439220322" calcext:value-type="float">
            <text:p>2.7439220322</text:p>
          </table:table-cell>
          <table:table-cell office:value-type="float" office:value="-0.2841937516" calcext:value-type="float">
            <text:p>-0.2841937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jeros_propio_transacciones_avg</text:p>
          </table:table-cell>
          <table:table-cell office:value-type="float" office:value="2.7301838317" calcext:value-type="float">
            <text:p>2.7301838317</text:p>
          </table:table-cell>
          <table:table-cell office:value-type="float" office:value="-0.2847486115" calcext:value-type="float">
            <text:p>-0.2847486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fultimo_cierre</text:p>
          </table:table-cell>
          <table:table-cell office:value-type="float" office:value="2.7000961255" calcext:value-type="float">
            <text:p>2.7000961255</text:p>
          </table:table-cell>
          <table:table-cell office:value-type="float" office:value="-0.2859637968" calcext:value-type="float">
            <text:p>-0.2859637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a_ahorro_Paquete_tend</text:p>
          </table:table-cell>
          <table:table-cell office:value-type="float" office:value="2.6865775793" calcext:value-type="float">
            <text:p>2.6865775793</text:p>
          </table:table-cell>
          <table:table-cell office:value-type="float" office:value="-0.2865097853" calcext:value-type="float">
            <text:p>-0.2865097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restamos_personales_max</text:p>
          </table:table-cell>
          <table:table-cell office:value-type="float" office:value="2.6308262506" calcext:value-type="float">
            <text:p>2.6308262506</text:p>
          </table:table-cell>
          <table:table-cell office:value-type="float" office:value="-0.2887614757" calcext:value-type="float">
            <text:p>-0.2887614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consumototal_min</text:p>
          </table:table-cell>
          <table:table-cell office:value-type="float" office:value="2.5794646982" calcext:value-type="float">
            <text:p>2.5794646982</text:p>
          </table:table-cell>
          <table:table-cell office:value-type="float" office:value="-0.2908358714" calcext:value-type="float">
            <text:p>-0.2908358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limitecompra_tend</text:p>
          </table:table-cell>
          <table:table-cell office:value-type="float" office:value="2.5757357985" calcext:value-type="float">
            <text:p>2.5757357985</text:p>
          </table:table-cell>
          <table:table-cell office:value-type="float" office:value="-0.2909864746" calcext:value-type="float">
            <text:p>-0.29098647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rjeta_visa_descuentos_avg</text:p>
          </table:table-cell>
          <table:table-cell office:value-type="float" office:value="2.5748272449" calcext:value-type="float">
            <text:p>2.5748272449</text:p>
          </table:table-cell>
          <table:table-cell office:value-type="float" office:value="-0.2910231694" calcext:value-type="float">
            <text:p>-0.2910231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entabilidad_tend</text:p>
          </table:table-cell>
          <table:table-cell office:value-type="float" office:value="2.5685635819" calcext:value-type="float">
            <text:p>2.5685635819</text:p>
          </table:table-cell>
          <table:table-cell office:value-type="float" office:value="-0.2912761468" calcext:value-type="float">
            <text:p>-0.29127614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gomiscuentas_tend</text:p>
          </table:table-cell>
          <table:table-cell office:value-type="float" office:value="2.523461851" calcext:value-type="float">
            <text:p>2.523461851</text:p>
          </table:table-cell>
          <table:table-cell office:value-type="float" office:value="-0.2930977202" calcext:value-type="float">
            <text:p>-0.2930977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lan_sueldo_tend</text:p>
          </table:table-cell>
          <table:table-cell office:value-type="float" office:value="2.4813432004" calcext:value-type="float">
            <text:p>2.4813432004</text:p>
          </table:table-cell>
          <table:table-cell office:value-type="float" office:value="-0.2947988126" calcext:value-type="float">
            <text:p>-0.2947988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visa_descuentos_avg</text:p>
          </table:table-cell>
          <table:table-cell office:value-type="float" office:value="2.4313459637" calcext:value-type="float">
            <text:p>2.4313459637</text:p>
          </table:table-cell>
          <table:table-cell office:value-type="float" office:value="-0.2968181062" calcext:value-type="float">
            <text:p>-0.2968181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eros_ajenos_avg</text:p>
          </table:table-cell>
          <table:table-cell office:value-type="float" office:value="2.3950172048" calcext:value-type="float">
            <text:p>2.3950172048</text:p>
          </table:table-cell>
          <table:table-cell office:value-type="float" office:value="-0.2982853559" calcext:value-type="float">
            <text:p>-0.2982853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agomiscuentas_max</text:p>
          </table:table-cell>
          <table:table-cell office:value-type="float" office:value="2.3917109779" calcext:value-type="float">
            <text:p>2.3917109779</text:p>
          </table:table-cell>
          <table:table-cell office:value-type="float" office:value="-0.2984188881" calcext:value-type="float">
            <text:p>-0.2984188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xtraccion_autoservicio_max</text:p>
          </table:table-cell>
          <table:table-cell office:value-type="float" office:value="2.3814836679" calcext:value-type="float">
            <text:p>2.3814836679</text:p>
          </table:table-cell>
          <table:table-cell office:value-type="float" office:value="-0.2988319498" calcext:value-type="float">
            <text:p>-0.2988319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ebanking_min</text:p>
          </table:table-cell>
          <table:table-cell office:value-type="float" office:value="2.3630691953" calcext:value-type="float">
            <text:p>2.3630691953</text:p>
          </table:table-cell>
          <table:table-cell office:value-type="float" office:value="-0.2995756754" calcext:value-type="float">
            <text:p>-0.2995756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omisiones_mantenimiento_tend</text:p>
          </table:table-cell>
          <table:table-cell office:value-type="float" office:value="2.3315339721" calcext:value-type="float">
            <text:p>2.3315339721</text:p>
          </table:table-cell>
          <table:table-cell office:value-type="float" office:value="-0.3008493233" calcext:value-type="float">
            <text:p>-0.3008493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pagado</text:p>
          </table:table-cell>
          <table:table-cell office:value-type="float" office:value="2.318867599" calcext:value-type="float">
            <text:p>2.318867599</text:p>
          </table:table-cell>
          <table:table-cell office:value-type="float" office:value="-0.3013608941" calcext:value-type="float">
            <text:p>-0.3013608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ransferencias_emitidas_avg</text:p>
          </table:table-cell>
          <table:table-cell office:value-type="float" office:value="2.2835405964" calcext:value-type="float">
            <text:p>2.2835405964</text:p>
          </table:table-cell>
          <table:table-cell office:value-type="float" office:value="-0.3027876847" calcext:value-type="float">
            <text:p>-0.3027876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_mconsumospesos_tend</text:p>
          </table:table-cell>
          <table:table-cell office:value-type="float" office:value="2.2645915565" calcext:value-type="float">
            <text:p>2.2645915565</text:p>
          </table:table-cell>
          <table:table-cell office:value-type="float" office:value="-0.3035530005" calcext:value-type="float">
            <text:p>-0.3035530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enta_debitos_automaticos_max</text:p>
          </table:table-cell>
          <table:table-cell office:value-type="float" office:value="2.2466108356" calcext:value-type="float">
            <text:p>2.2466108356</text:p>
          </table:table-cell>
          <table:table-cell office:value-type="float" office:value="-0.3042792077" calcext:value-type="float">
            <text:p>-0.3042792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fultimo_cierre_max</text:p>
          </table:table-cell>
          <table:table-cell office:value-type="float" office:value="2.2401927847" calcext:value-type="float">
            <text:p>2.2401927847</text:p>
          </table:table-cell>
          <table:table-cell office:value-type="float" office:value="-0.3045384206" calcext:value-type="float">
            <text:p>-0.3045384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_mpagosdolares_tend</text:p>
          </table:table-cell>
          <table:table-cell office:value-type="float" office:value="2.2270846469" calcext:value-type="float">
            <text:p>2.2270846469</text:p>
          </table:table-cell>
          <table:table-cell office:value-type="float" office:value="-0.3050678334" calcext:value-type="float">
            <text:p>-0.3050678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xtraccion_autoservicio_min</text:p>
          </table:table-cell>
          <table:table-cell office:value-type="float" office:value="2.2038294683" calcext:value-type="float">
            <text:p>2.2038294683</text:p>
          </table:table-cell>
          <table:table-cell office:value-type="float" office:value="-0.306007066" calcext:value-type="float">
            <text:p>-0.3060070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agomiscuentas</text:p>
          </table:table-cell>
          <table:table-cell office:value-type="float" office:value="2.1984428962" calcext:value-type="float">
            <text:p>2.1984428962</text:p>
          </table:table-cell>
          <table:table-cell office:value-type="float" office:value="-0.3062246194" calcext:value-type="float">
            <text:p>-0.3062246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depositados_avg</text:p>
          </table:table-cell>
          <table:table-cell office:value-type="float" office:value="2.1976965082" calcext:value-type="float">
            <text:p>2.1976965082</text:p>
          </table:table-cell>
          <table:table-cell office:value-type="float" office:value="-0.3062547646" calcext:value-type="float">
            <text:p>-0.3062547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arjeta_visa_debitos_automaticos</text:p>
          </table:table-cell>
          <table:table-cell office:value-type="float" office:value="2.1922934629" calcext:value-type="float">
            <text:p>2.1922934629</text:p>
          </table:table-cell>
          <table:table-cell office:value-type="float" office:value="-0.3064729834" calcext:value-type="float">
            <text:p>-0.3064729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consumototal</text:p>
          </table:table-cell>
          <table:table-cell office:value-type="float" office:value="2.1848203504" calcext:value-type="float">
            <text:p>2.1848203504</text:p>
          </table:table-cell>
          <table:table-cell office:value-type="float" office:value="-0.3067748082" calcext:value-type="float">
            <text:p>-0.3067748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ansferencias_emitidas_max</text:p>
          </table:table-cell>
          <table:table-cell office:value-type="float" office:value="2.1718023414" calcext:value-type="float">
            <text:p>2.1718023414</text:p>
          </table:table-cell>
          <table:table-cell office:value-type="float" office:value="-0.3073005809" calcext:value-type="float">
            <text:p>-0.3073005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godeservicios_max</text:p>
          </table:table-cell>
          <table:table-cell office:value-type="float" office:value="2.1660126239" calcext:value-type="float">
            <text:p>2.1660126239</text:p>
          </table:table-cell>
          <table:table-cell office:value-type="float" office:value="-0.3075344166" calcext:value-type="float">
            <text:p>-0.3075344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pagominimo_tend</text:p>
          </table:table-cell>
          <table:table-cell office:value-type="float" office:value="2.1209962509" calcext:value-type="float">
            <text:p>2.1209962509</text:p>
          </table:table-cell>
          <table:table-cell office:value-type="float" office:value="-0.3093525425" calcext:value-type="float">
            <text:p>-0.3093525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rjeta_master_consumo</text:p>
          </table:table-cell>
          <table:table-cell office:value-type="float" office:value="2.1191684324" calcext:value-type="float">
            <text:p>2.1191684324</text:p>
          </table:table-cell>
          <table:table-cell office:value-type="float" office:value="-0.3094263647" calcext:value-type="float">
            <text:p>-0.3094263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arjeta_visa_debitos_automaticos_max</text:p>
          </table:table-cell>
          <table:table-cell office:value-type="float" office:value="2.1121695122" calcext:value-type="float">
            <text:p>2.1121695122</text:p>
          </table:table-cell>
          <table:table-cell office:value-type="float" office:value="-0.3097090378" calcext:value-type="float">
            <text:p>-0.3097090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agomiscuentas_tend</text:p>
          </table:table-cell>
          <table:table-cell office:value-type="float" office:value="2.0809999398" calcext:value-type="float">
            <text:p>2.0809999398</text:p>
          </table:table-cell>
          <table:table-cell office:value-type="float" office:value="-0.3109679177" calcext:value-type="float">
            <text:p>-0.3109679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arjeta_master_max</text:p>
          </table:table-cell>
          <table:table-cell office:value-type="float" office:value="2.0614131279" calcext:value-type="float">
            <text:p>2.0614131279</text:p>
          </table:table-cell>
          <table:table-cell office:value-type="float" office:value="-0.3117589919" calcext:value-type="float">
            <text:p>-0.3117589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tconsumos_max</text:p>
          </table:table-cell>
          <table:table-cell office:value-type="float" office:value="2.0496910211" calcext:value-type="float">
            <text:p>2.0496910211</text:p>
          </table:table-cell>
          <table:table-cell office:value-type="float" office:value="-0.3122324256" calcext:value-type="float">
            <text:p>-0.3122324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extracciones_avg</text:p>
          </table:table-cell>
          <table:table-cell office:value-type="float" office:value="2.0485333192" calcext:value-type="float">
            <text:p>2.0485333192</text:p>
          </table:table-cell>
          <table:table-cell office:value-type="float" office:value="-0.3122791829" calcext:value-type="float">
            <text:p>-0.3122791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rjeta_visa_descuentos_max</text:p>
          </table:table-cell>
          <table:table-cell office:value-type="float" office:value="2.0335239107" calcext:value-type="float">
            <text:p>2.0335239107</text:p>
          </table:table-cell>
          <table:table-cell office:value-type="float" office:value="-0.3128853845" calcext:value-type="float">
            <text:p>-0.3128853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consumototal_tend</text:p>
          </table:table-cell>
          <table:table-cell office:value-type="float" office:value="2.0072194865" calcext:value-type="float">
            <text:p>2.0072194865</text:p>
          </table:table-cell>
          <table:table-cell office:value-type="float" office:value="-0.3139477703" calcext:value-type="float">
            <text:p>-0.3139477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tarjeta_visa_debitos_automaticos_min</text:p>
          </table:table-cell>
          <table:table-cell office:value-type="float" office:value="2.0047168339" calcext:value-type="float">
            <text:p>2.0047168339</text:p>
          </table:table-cell>
          <table:table-cell office:value-type="float" office:value="-0.3140488477" calcext:value-type="float">
            <text:p>-0.3140488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toservicio_min</text:p>
          </table:table-cell>
          <table:table-cell office:value-type="float" office:value="1.9664743229" calcext:value-type="float">
            <text:p>1.9664743229</text:p>
          </table:table-cell>
          <table:table-cell office:value-type="float" office:value="-0.3155933902" calcext:value-type="float">
            <text:p>-0.3155933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ebanking_avg</text:p>
          </table:table-cell>
          <table:table-cell office:value-type="float" office:value="1.9333992239" calcext:value-type="float">
            <text:p>1.9333992239</text:p>
          </table:table-cell>
          <table:table-cell office:value-type="float" office:value="-0.3169292307" calcext:value-type="float">
            <text:p>-0.3169292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pagospesos</text:p>
          </table:table-cell>
          <table:table-cell office:value-type="float" office:value="1.9324748703" calcext:value-type="float">
            <text:p>1.9324748703</text:p>
          </table:table-cell>
          <table:table-cell office:value-type="float" office:value="-0.3169665636" calcext:value-type="float">
            <text:p>-0.3169665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tconsumos_avg</text:p>
          </table:table-cell>
          <table:table-cell office:value-type="float" office:value="1.9039926692" calcext:value-type="float">
            <text:p>1.9039926692</text:p>
          </table:table-cell>
          <table:table-cell office:value-type="float" office:value="-0.3181169057" calcext:value-type="float">
            <text:p>-0.3181169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eros_propio_min</text:p>
          </table:table-cell>
          <table:table-cell office:value-type="float" office:value="1.8950845634" calcext:value-type="float">
            <text:p>1.8950845634</text:p>
          </table:table-cell>
          <table:table-cell office:value-type="float" office:value="-0.3184766872" calcext:value-type="float">
            <text:p>-0.3184766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agomiscuentas_min</text:p>
          </table:table-cell>
          <table:table-cell office:value-type="float" office:value="1.8850043074" calcext:value-type="float">
            <text:p>1.8850043074</text:p>
          </table:table-cell>
          <table:table-cell office:value-type="float" office:value="-0.3188838096" calcext:value-type="float">
            <text:p>-0.3188838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a_ahorro_dolares_min</text:p>
          </table:table-cell>
          <table:table-cell office:value-type="float" office:value="1.8823102165" calcext:value-type="float">
            <text:p>1.8823102165</text:p>
          </table:table-cell>
          <table:table-cell office:value-type="float" office:value="-0.3189926188" calcext:value-type="float">
            <text:p>-0.3189926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consumospesos</text:p>
          </table:table-cell>
          <table:table-cell office:value-type="float" office:value="1.7957298556" calcext:value-type="float">
            <text:p>1.7957298556</text:p>
          </table:table-cell>
          <table:table-cell office:value-type="float" office:value="-0.3224894354" calcext:value-type="float">
            <text:p>-0.3224894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lan_sueldo_tend</text:p>
          </table:table-cell>
          <table:table-cell office:value-type="float" office:value="1.7673508058" calcext:value-type="float">
            <text:p>1.7673508058</text:p>
          </table:table-cell>
          <table:table-cell office:value-type="float" office:value="-0.3236356114" calcext:value-type="float">
            <text:p>-0.3236356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pagosdolares_tend</text:p>
          </table:table-cell>
          <table:table-cell office:value-type="float" office:value="1.7666980595" calcext:value-type="float">
            <text:p>1.7666980595</text:p>
          </table:table-cell>
          <table:table-cell office:value-type="float" office:value="-0.3236619746" calcext:value-type="float">
            <text:p>-0.32366197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emitidos_rechazados_avg</text:p>
          </table:table-cell>
          <table:table-cell office:value-type="float" office:value="1.7536380643" calcext:value-type="float">
            <text:p>1.7536380643</text:p>
          </table:table-cell>
          <table:table-cell office:value-type="float" office:value="-0.324189443" calcext:value-type="float">
            <text:p>-0.324189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a_ahorro_dolares</text:p>
          </table:table-cell>
          <table:table-cell office:value-type="float" office:value="1.7344664016" calcext:value-type="float">
            <text:p>1.7344664016</text:p>
          </table:table-cell>
          <table:table-cell office:value-type="float" office:value="-0.3249637501" calcext:value-type="float">
            <text:p>-0.3249637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consumototal_tend</text:p>
          </table:table-cell>
          <table:table-cell office:value-type="float" office:value="1.733973421" calcext:value-type="float">
            <text:p>1.733973421</text:p>
          </table:table-cell>
          <table:table-cell office:value-type="float" office:value="-0.3249836607" calcext:value-type="float">
            <text:p>-0.3249836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eros_propio_max</text:p>
          </table:table-cell>
          <table:table-cell office:value-type="float" office:value="1.7241831451" calcext:value-type="float">
            <text:p>1.7241831451</text:p>
          </table:table-cell>
          <table:table-cell office:value-type="float" office:value="-0.3253790714" calcext:value-type="float">
            <text:p>-0.3253790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agomiscuentas_avg</text:p>
          </table:table-cell>
          <table:table-cell office:value-type="float" office:value="1.7221494672" calcext:value-type="float">
            <text:p>1.7221494672</text:p>
          </table:table-cell>
          <table:table-cell office:value-type="float" office:value="-0.3254612077" calcext:value-type="float">
            <text:p>-0.3254612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pagospesos_tend</text:p>
          </table:table-cell>
          <table:table-cell office:value-type="float" office:value="1.7000447341" calcext:value-type="float">
            <text:p>1.7000447341</text:p>
          </table:table-cell>
          <table:table-cell office:value-type="float" office:value="-0.326353976" calcext:value-type="float">
            <text:p>-0.326353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pagado_avg</text:p>
          </table:table-cell>
          <table:table-cell office:value-type="float" office:value="1.6878350143" calcext:value-type="float">
            <text:p>1.6878350143</text:p>
          </table:table-cell>
          <table:table-cell office:value-type="float" office:value="-0.3268471034" calcext:value-type="float">
            <text:p>-0.3268471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emitidos_rechazados_tend</text:p>
          </table:table-cell>
          <table:table-cell office:value-type="float" office:value="1.6664384875" calcext:value-type="float">
            <text:p>1.6664384875</text:p>
          </table:table-cell>
          <table:table-cell office:value-type="float" office:value="-0.3277112686" calcext:value-type="float">
            <text:p>-0.3277112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otras_tend</text:p>
          </table:table-cell>
          <table:table-cell office:value-type="float" office:value="1.6604939362" calcext:value-type="float">
            <text:p>1.6604939362</text:p>
          </table:table-cell>
          <table:table-cell office:value-type="float" office:value="-0.3279513577" calcext:value-type="float">
            <text:p>-0.3279513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pagospesos_tend</text:p>
          </table:table-cell>
          <table:table-cell office:value-type="float" office:value="1.6522546757" calcext:value-type="float">
            <text:p>1.6522546757</text:p>
          </table:table-cell>
          <table:table-cell office:value-type="float" office:value="-0.3282841258" calcext:value-type="float">
            <text:p>-0.3282841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ebanking_max</text:p>
          </table:table-cell>
          <table:table-cell office:value-type="float" office:value="1.6367261684" calcext:value-type="float">
            <text:p>1.6367261684</text:p>
          </table:table-cell>
          <table:table-cell office:value-type="float" office:value="-0.3289112928" calcext:value-type="float">
            <text:p>-0.3289112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jeros_propio_transacciones_tend</text:p>
          </table:table-cell>
          <table:table-cell office:value-type="float" office:value="1.6171238191" calcext:value-type="float">
            <text:p>1.6171238191</text:p>
          </table:table-cell>
          <table:table-cell office:value-type="float" office:value="-0.3297029945" calcext:value-type="float">
            <text:p>-0.3297029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arca_atraso_min</text:p>
          </table:table-cell>
          <table:table-cell office:value-type="float" office:value="1.616590559" calcext:value-type="float">
            <text:p>1.616590559</text:p>
          </table:table-cell>
          <table:table-cell office:value-type="float" office:value="-0.3297245319" calcext:value-type="float">
            <text:p>-0.3297245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godeservicios</text:p>
          </table:table-cell>
          <table:table-cell office:value-type="float" office:value="1.614618566" calcext:value-type="float">
            <text:p>1.614618566</text:p>
          </table:table-cell>
          <table:table-cell office:value-type="float" office:value="-0.3298041769" calcext:value-type="float">
            <text:p>-0.3298041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gomiscuentas_max</text:p>
          </table:table-cell>
          <table:table-cell office:value-type="float" office:value="1.6031685377" calcext:value-type="float">
            <text:p>1.6031685377</text:p>
          </table:table-cell>
          <table:table-cell office:value-type="float" office:value="-0.3302666219" calcext:value-type="float">
            <text:p>-0.3302666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enta_corriente_Paquete_tend</text:p>
          </table:table-cell>
          <table:table-cell office:value-type="float" office:value="1.5868355409" calcext:value-type="float">
            <text:p>1.5868355409</text:p>
          </table:table-cell>
          <table:table-cell office:value-type="float" office:value="-0.3309262806" calcext:value-type="float">
            <text:p>-0.3309262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adelantopesos</text:p>
          </table:table-cell>
          <table:table-cell office:value-type="float" office:value="1.5823655491" calcext:value-type="float">
            <text:p>1.5823655491</text:p>
          </table:table-cell>
          <table:table-cell office:value-type="float" office:value="-0.3311068151" calcext:value-type="float">
            <text:p>-0.3311068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agodeservicios_min</text:p>
          </table:table-cell>
          <table:table-cell office:value-type="float" office:value="1.5819865404" calcext:value-type="float">
            <text:p>1.5819865404</text:p>
          </table:table-cell>
          <table:table-cell office:value-type="float" office:value="-0.3311221225" calcext:value-type="float">
            <text:p>-0.3311221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pagominimo_tend</text:p>
          </table:table-cell>
          <table:table-cell office:value-type="float" office:value="1.5694862637" calcext:value-type="float">
            <text:p>1.5694862637</text:p>
          </table:table-cell>
          <table:table-cell office:value-type="float" office:value="-0.331626985" calcext:value-type="float">
            <text:p>-0.331626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ebanking_tend</text:p>
          </table:table-cell>
          <table:table-cell office:value-type="float" office:value="1.5314392477" calcext:value-type="float">
            <text:p>1.5314392477</text:p>
          </table:table-cell>
          <table:table-cell office:value-type="float" office:value="-0.3331636318" calcext:value-type="float">
            <text:p>-0.3331636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_ahorro_min</text:p>
          </table:table-cell>
          <table:table-cell office:value-type="float" office:value="1.5260544059" calcext:value-type="float">
            <text:p>1.5260544059</text:p>
          </table:table-cell>
          <table:table-cell office:value-type="float" office:value="-0.3333811154" calcext:value-type="float">
            <text:p>-0.3333811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master_transacciones</text:p>
          </table:table-cell>
          <table:table-cell office:value-type="float" office:value="1.5199261303" calcext:value-type="float">
            <text:p>1.5199261303</text:p>
          </table:table-cell>
          <table:table-cell office:value-type="float" office:value="-0.3336286248" calcext:value-type="float">
            <text:p>-0.3336286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emitidos_rechazados_avg</text:p>
          </table:table-cell>
          <table:table-cell office:value-type="float" office:value="1.5124127022" calcext:value-type="float">
            <text:p>1.5124127022</text:p>
          </table:table-cell>
          <table:table-cell office:value-type="float" office:value="-0.3339320779" calcext:value-type="float">
            <text:p>-0.3339320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saldototal_tend</text:p>
          </table:table-cell>
          <table:table-cell office:value-type="float" office:value="1.503460647" calcext:value-type="float">
            <text:p>1.503460647</text:p>
          </table:table-cell>
          <table:table-cell office:value-type="float" office:value="-0.3342936345" calcext:value-type="float">
            <text:p>-0.3342936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xtraccion_autoservicio_min</text:p>
          </table:table-cell>
          <table:table-cell office:value-type="float" office:value="1.5024277818" calcext:value-type="float">
            <text:p>1.5024277818</text:p>
          </table:table-cell>
          <table:table-cell office:value-type="float" office:value="-0.3343353499" calcext:value-type="float">
            <text:p>-0.3343353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_tadelantosefectivo_max</text:p>
          </table:table-cell>
          <table:table-cell office:value-type="float" office:value="1.4972343589" calcext:value-type="float">
            <text:p>1.4972343589</text:p>
          </table:table-cell>
          <table:table-cell office:value-type="float" office:value="-0.3345451024" calcext:value-type="float">
            <text:p>-0.334545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vida_mercado_abierto_tend</text:p>
          </table:table-cell>
          <table:table-cell office:value-type="float" office:value="1.4968618569" calcext:value-type="float">
            <text:p>1.4968618569</text:p>
          </table:table-cell>
          <table:table-cell office:value-type="float" office:value="-0.3345601471" calcext:value-type="float">
            <text:p>-0.3345601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consumosdolares_max</text:p>
          </table:table-cell>
          <table:table-cell office:value-type="float" office:value="1.4809865808" calcext:value-type="float">
            <text:p>1.4809865808</text:p>
          </table:table-cell>
          <table:table-cell office:value-type="float" office:value="-0.3352013194" calcext:value-type="float">
            <text:p>-0.3352013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jeros_ajenos_transacciones_avg</text:p>
          </table:table-cell>
          <table:table-cell office:value-type="float" office:value="1.4760901316" calcext:value-type="float">
            <text:p>1.4760901316</text:p>
          </table:table-cell>
          <table:table-cell office:value-type="float" office:value="-0.3353990777" calcext:value-type="float">
            <text:p>-0.3353990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restamos_personales_tend</text:p>
          </table:table-cell>
          <table:table-cell office:value-type="float" office:value="1.4714810156" calcext:value-type="float">
            <text:p>1.4714810156</text:p>
          </table:table-cell>
          <table:table-cell office:value-type="float" office:value="-0.3355852311" calcext:value-type="float">
            <text:p>-0.3355852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_mconsumototal_tend</text:p>
          </table:table-cell>
          <table:table-cell office:value-type="float" office:value="1.4666513636" calcext:value-type="float">
            <text:p>1.4666513636</text:p>
          </table:table-cell>
          <table:table-cell office:value-type="float" office:value="-0.3357802916" calcext:value-type="float">
            <text:p>-0.3357802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omisiones_mantenimiento_avg</text:p>
          </table:table-cell>
          <table:table-cell office:value-type="float" office:value="1.4650989929" calcext:value-type="float">
            <text:p>1.4650989929</text:p>
          </table:table-cell>
          <table:table-cell office:value-type="float" office:value="-0.3358429889" calcext:value-type="float">
            <text:p>-0.3358429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itulos_min</text:p>
          </table:table-cell>
          <table:table-cell office:value-type="float" office:value="1.463193398" calcext:value-type="float">
            <text:p>1.463193398</text:p>
          </table:table-cell>
          <table:table-cell office:value-type="float" office:value="-0.3359199523" calcext:value-type="float">
            <text:p>-0.3359199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eros_ajenos_max</text:p>
          </table:table-cell>
          <table:table-cell office:value-type="float" office:value="1.4568697301" calcext:value-type="float">
            <text:p>1.4568697301</text:p>
          </table:table-cell>
          <table:table-cell office:value-type="float" office:value="-0.3361753532" calcext:value-type="float">
            <text:p>-0.3361753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eros_ajenos</text:p>
          </table:table-cell>
          <table:table-cell office:value-type="float" office:value="1.4504720244" calcext:value-type="float">
            <text:p>1.4504720244</text:p>
          </table:table-cell>
          <table:table-cell office:value-type="float" office:value="-0.3364337444" calcext:value-type="float">
            <text:p>-0.3364337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tconsumos_tend</text:p>
          </table:table-cell>
          <table:table-cell office:value-type="float" office:value="1.4463620483" calcext:value-type="float">
            <text:p>1.4463620483</text:p>
          </table:table-cell>
          <table:table-cell office:value-type="float" office:value="-0.3365997386" calcext:value-type="float">
            <text:p>-0.3365997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gomiscuentas_min</text:p>
          </table:table-cell>
          <table:table-cell office:value-type="float" office:value="1.4141450123" calcext:value-type="float">
            <text:p>1.4141450123</text:p>
          </table:table-cell>
          <table:table-cell office:value-type="float" office:value="-0.3379009236" calcext:value-type="float">
            <text:p>-0.337900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emitidos_rechazados</text:p>
          </table:table-cell>
          <table:table-cell office:value-type="float" office:value="1.410618201" calcext:value-type="float">
            <text:p>1.410618201</text:p>
          </table:table-cell>
          <table:table-cell office:value-type="float" office:value="-0.3380433648" calcext:value-type="float">
            <text:p>-0.3380433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adelantodolares_avg</text:p>
          </table:table-cell>
          <table:table-cell office:value-type="float" office:value="1.3927868815" calcext:value-type="float">
            <text:p>1.3927868815</text:p>
          </table:table-cell>
          <table:table-cell office:value-type="float" office:value="-0.338763538" calcext:value-type="float">
            <text:p>-0.338763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consumospesos_tend</text:p>
          </table:table-cell>
          <table:table-cell office:value-type="float" office:value="1.3903491096" calcext:value-type="float">
            <text:p>1.3903491096</text:p>
          </table:table-cell>
          <table:table-cell office:value-type="float" office:value="-0.3388619949" calcext:value-type="float">
            <text:p>-0.3388619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consumospesos_tend</text:p>
          </table:table-cell>
          <table:table-cell office:value-type="float" office:value="1.3902670019" calcext:value-type="float">
            <text:p>1.3902670019</text:p>
          </table:table-cell>
          <table:table-cell office:value-type="float" office:value="-0.3388653111" calcext:value-type="float">
            <text:p>-0.3388653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consumosdolares</text:p>
          </table:table-cell>
          <table:table-cell office:value-type="float" office:value="1.3867676451" calcext:value-type="float">
            <text:p>1.3867676451</text:p>
          </table:table-cell>
          <table:table-cell office:value-type="float" office:value="-0.3390066435" calcext:value-type="float">
            <text:p>-0.3390066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quete9_avg</text:p>
          </table:table-cell>
          <table:table-cell office:value-type="float" office:value="1.3770234067" calcext:value-type="float">
            <text:p>1.3770234067</text:p>
          </table:table-cell>
          <table:table-cell office:value-type="float" office:value="-0.3394001948" calcext:value-type="float">
            <text:p>-0.339400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consumosdolares_avg</text:p>
          </table:table-cell>
          <table:table-cell office:value-type="float" office:value="1.3742990566" calcext:value-type="float">
            <text:p>1.3742990566</text:p>
          </table:table-cell>
          <table:table-cell office:value-type="float" office:value="-0.3395102262" calcext:value-type="float">
            <text:p>-0.3395102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agodeservicios_max</text:p>
          </table:table-cell>
          <table:table-cell office:value-type="float" office:value="1.3666425117" calcext:value-type="float">
            <text:p>1.3666425117</text:p>
          </table:table-cell>
          <table:table-cell office:value-type="float" office:value="-0.3398194595" calcext:value-type="float">
            <text:p>-0.3398194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emitidos_rechazados</text:p>
          </table:table-cell>
          <table:table-cell office:value-type="float" office:value="1.3550873968" calcext:value-type="float">
            <text:p>1.3550873968</text:p>
          </table:table-cell>
          <table:table-cell office:value-type="float" office:value="-0.3402861487" calcext:value-type="float">
            <text:p>-0.3402861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saldodolares</text:p>
          </table:table-cell>
          <table:table-cell office:value-type="float" office:value="1.3507969731" calcext:value-type="float">
            <text:p>1.3507969731</text:p>
          </table:table-cell>
          <table:table-cell office:value-type="float" office:value="-0.3404594307" calcext:value-type="float">
            <text:p>-0.3404594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master_transacciones_avg</text:p>
          </table:table-cell>
          <table:table-cell office:value-type="float" office:value="1.3481064905" calcext:value-type="float">
            <text:p>1.3481064905</text:p>
          </table:table-cell>
          <table:table-cell office:value-type="float" office:value="-0.3405680942" calcext:value-type="float">
            <text:p>-0.3405680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rjeta_master_consumo_max</text:p>
          </table:table-cell>
          <table:table-cell office:value-type="float" office:value="1.3438793732" calcext:value-type="float">
            <text:p>1.3438793732</text:p>
          </table:table-cell>
          <table:table-cell office:value-type="float" office:value="-0.3407388195" calcext:value-type="float">
            <text:p>-0.3407388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lazo_fijo_pesos_tend</text:p>
          </table:table-cell>
          <table:table-cell office:value-type="float" office:value="1.3357562076" calcext:value-type="float">
            <text:p>1.3357562076</text:p>
          </table:table-cell>
          <table:table-cell office:value-type="float" office:value="-0.3410668987" calcext:value-type="float">
            <text:p>-0.341066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rjeta_master_consumo_min</text:p>
          </table:table-cell>
          <table:table-cell office:value-type="float" office:value="1.2998960867" calcext:value-type="float">
            <text:p>1.2998960867</text:p>
          </table:table-cell>
          <table:table-cell office:value-type="float" office:value="-0.342515221" calcext:value-type="float">
            <text:p>-0.342515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saldodolares_max</text:p>
          </table:table-cell>
          <table:table-cell office:value-type="float" office:value="1.2992755205" calcext:value-type="float">
            <text:p>1.2992755205</text:p>
          </table:table-cell>
          <table:table-cell office:value-type="float" office:value="-0.3425402845" calcext:value-type="float">
            <text:p>-0.3425402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restamos_prendarios_avg</text:p>
          </table:table-cell>
          <table:table-cell office:value-type="float" office:value="1.296374965" calcext:value-type="float">
            <text:p>1.296374965</text:p>
          </table:table-cell>
          <table:table-cell office:value-type="float" office:value="-0.3426574324" calcext:value-type="float">
            <text:p>-0.3426574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depositados</text:p>
          </table:table-cell>
          <table:table-cell office:value-type="float" office:value="1.2858002841" calcext:value-type="float">
            <text:p>1.2858002841</text:p>
          </table:table-cell>
          <table:table-cell office:value-type="float" office:value="-0.3430845237" calcext:value-type="float">
            <text:p>-0.3430845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emitidos</text:p>
          </table:table-cell>
          <table:table-cell office:value-type="float" office:value="1.2838029335" calcext:value-type="float">
            <text:p>1.2838029335</text:p>
          </table:table-cell>
          <table:table-cell office:value-type="float" office:value="-0.3431651929" calcext:value-type="float">
            <text:p>-0.3431651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extracciones_max</text:p>
          </table:table-cell>
          <table:table-cell office:value-type="float" office:value="1.2798092984" calcext:value-type="float">
            <text:p>1.2798092984</text:p>
          </table:table-cell>
          <table:table-cell office:value-type="float" office:value="-0.3433264883" calcext:value-type="float">
            <text:p>-0.34332648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depositados_rechazados_avg</text:p>
          </table:table-cell>
          <table:table-cell office:value-type="float" office:value="1.2751606767" calcext:value-type="float">
            <text:p>1.2751606767</text:p>
          </table:table-cell>
          <table:table-cell office:value-type="float" office:value="-0.3435142373" calcext:value-type="float">
            <text:p>-0.3435142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tarjeta_visa_debitos_automaticos</text:p>
          </table:table-cell>
          <table:table-cell office:value-type="float" office:value="1.2669768506" calcext:value-type="float">
            <text:p>1.2669768506</text:p>
          </table:table-cell>
          <table:table-cell office:value-type="float" office:value="-0.3438447665" calcext:value-type="float">
            <text:p>-0.3438447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tarjeta_master_debitos_automaticos_max</text:p>
          </table:table-cell>
          <table:table-cell office:value-type="float" office:value="1.2612218559" calcext:value-type="float">
            <text:p>1.2612218559</text:p>
          </table:table-cell>
          <table:table-cell office:value-type="float" office:value="-0.3440771998" calcext:value-type="float">
            <text:p>-0.3440771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gomiscuentas_avg</text:p>
          </table:table-cell>
          <table:table-cell office:value-type="float" office:value="1.2611865137" calcext:value-type="float">
            <text:p>1.2611865137</text:p>
          </table:table-cell>
          <table:table-cell office:value-type="float" office:value="-0.3440786272" calcext:value-type="float">
            <text:p>-0.3440786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jeros_ajenos_transacciones_max</text:p>
          </table:table-cell>
          <table:table-cell office:value-type="float" office:value="1.2570678884" calcext:value-type="float">
            <text:p>1.2570678884</text:p>
          </table:table-cell>
          <table:table-cell office:value-type="float" office:value="-0.3442449707" calcext:value-type="float">
            <text:p>-0.34424497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tconsumos_min</text:p>
          </table:table-cell>
          <table:table-cell office:value-type="float" office:value="1.245887853" calcext:value-type="float">
            <text:p>1.245887853</text:p>
          </table:table-cell>
          <table:table-cell office:value-type="float" office:value="-0.3446965111" calcext:value-type="float">
            <text:p>-0.3446965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omisiones_mantenimiento_tend</text:p>
          </table:table-cell>
          <table:table-cell office:value-type="float" office:value="1.2365427098" calcext:value-type="float">
            <text:p>1.2365427098</text:p>
          </table:table-cell>
          <table:table-cell office:value-type="float" office:value="-0.3450739438" calcext:value-type="float">
            <text:p>-0.3450739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omisiones_mantenimiento_max</text:p>
          </table:table-cell>
          <table:table-cell office:value-type="float" office:value="1.2322756488" calcext:value-type="float">
            <text:p>1.2322756488</text:p>
          </table:table-cell>
          <table:table-cell office:value-type="float" office:value="-0.3452462823" calcext:value-type="float">
            <text:p>-0.3452462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tadelantosefectivo_min</text:p>
          </table:table-cell>
          <table:table-cell office:value-type="float" office:value="1.2222620732" calcext:value-type="float">
            <text:p>1.2222620732</text:p>
          </table:table-cell>
          <table:table-cell office:value-type="float" office:value="-0.3456507116" calcext:value-type="float">
            <text:p>-0.3456507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master_transacciones_max</text:p>
          </table:table-cell>
          <table:table-cell office:value-type="float" office:value="1.2153502643" calcext:value-type="float">
            <text:p>1.2153502643</text:p>
          </table:table-cell>
          <table:table-cell office:value-type="float" office:value="-0.3459298664" calcext:value-type="float">
            <text:p>-0.3459298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_madelantodolares_tend</text:p>
          </table:table-cell>
          <table:table-cell office:value-type="float" office:value="1.1983289467" calcext:value-type="float">
            <text:p>1.1983289467</text:p>
          </table:table-cell>
          <table:table-cell office:value-type="float" office:value="-0.3466173252" calcext:value-type="float">
            <text:p>-0.3466173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debito_transacciones_min</text:p>
          </table:table-cell>
          <table:table-cell office:value-type="float" office:value="1.1970917661" calcext:value-type="float">
            <text:p>1.1970917661</text:p>
          </table:table-cell>
          <table:table-cell office:value-type="float" office:value="-0.3466672926" calcext:value-type="float">
            <text:p>-0.3466672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_ahorro_max</text:p>
          </table:table-cell>
          <table:table-cell office:value-type="float" office:value="1.193863377" calcext:value-type="float">
            <text:p>1.193863377</text:p>
          </table:table-cell>
          <table:table-cell office:value-type="float" office:value="-0.3467976811" calcext:value-type="float">
            <text:p>-0.3467976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debito_transacciones_tend</text:p>
          </table:table-cell>
          <table:table-cell office:value-type="float" office:value="1.1921749186" calcext:value-type="float">
            <text:p>1.1921749186</text:p>
          </table:table-cell>
          <table:table-cell office:value-type="float" office:value="-0.3468658747" calcext:value-type="float">
            <text:p>-0.3468658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agodeservicios_avg</text:p>
          </table:table-cell>
          <table:table-cell office:value-type="float" office:value="1.1875916403" calcext:value-type="float">
            <text:p>1.1875916403</text:p>
          </table:table-cell>
          <table:table-cell office:value-type="float" office:value="-0.3470509846" calcext:value-type="float">
            <text:p>-0.3470509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a_ahorro_dolares_avg</text:p>
          </table:table-cell>
          <table:table-cell office:value-type="float" office:value="1.1814127197" calcext:value-type="float">
            <text:p>1.1814127197</text:p>
          </table:table-cell>
          <table:table-cell office:value-type="float" office:value="-0.3473005395" calcext:value-type="float">
            <text:p>-0.3473005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ting_activo_ultimos90dias_min</text:p>
          </table:table-cell>
          <table:table-cell office:value-type="float" office:value="1.1749384451" calcext:value-type="float">
            <text:p>1.1749384451</text:p>
          </table:table-cell>
          <table:table-cell office:value-type="float" office:value="-0.3475620232" calcext:value-type="float">
            <text:p>-0.3475620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godeservicios_min</text:p>
          </table:table-cell>
          <table:table-cell office:value-type="float" office:value="1.1444749361" calcext:value-type="float">
            <text:p>1.1444749361</text:p>
          </table:table-cell>
          <table:table-cell office:value-type="float" office:value="-0.3487923865" calcext:value-type="float">
            <text:p>-0.3487923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avg</text:p>
          </table:table-cell>
          <table:table-cell office:value-type="float" office:value="1.1422201564" calcext:value-type="float">
            <text:p>1.1422201564</text:p>
          </table:table-cell>
          <table:table-cell office:value-type="float" office:value="-0.3488834528" calcext:value-type="float">
            <text:p>-0.3488834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enta_debitos_automaticos</text:p>
          </table:table-cell>
          <table:table-cell office:value-type="float" office:value="1.1394831862" calcext:value-type="float">
            <text:p>1.1394831862</text:p>
          </table:table-cell>
          <table:table-cell office:value-type="float" office:value="-0.3489939938" calcext:value-type="float">
            <text:p>-0.3489939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rjeta_master_consumo_avg</text:p>
          </table:table-cell>
          <table:table-cell office:value-type="float" office:value="1.1164759517" calcext:value-type="float">
            <text:p>1.1164759517</text:p>
          </table:table-cell>
          <table:table-cell office:value-type="float" office:value="-0.3499232124" calcext:value-type="float">
            <text:p>-0.3499232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arjeta_master_debitos_automaticos_avg</text:p>
          </table:table-cell>
          <table:table-cell office:value-type="float" office:value="1.1115356397" calcext:value-type="float">
            <text:p>1.1115356397</text:p>
          </table:table-cell>
          <table:table-cell office:value-type="float" office:value="-0.3501227422" calcext:value-type="float">
            <text:p>-0.3501227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otras_max</text:p>
          </table:table-cell>
          <table:table-cell office:value-type="float" office:value="1.10053703" calcext:value-type="float">
            <text:p>1.10053703</text:p>
          </table:table-cell>
          <table:table-cell office:value-type="float" office:value="-0.3505669552" calcext:value-type="float">
            <text:p>-0.3505669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lazo_fijo_dolares_tend</text:p>
          </table:table-cell>
          <table:table-cell office:value-type="float" office:value="1.0991882409" calcext:value-type="float">
            <text:p>1.0991882409</text:p>
          </table:table-cell>
          <table:table-cell office:value-type="float" office:value="-0.3506214303" calcext:value-type="float">
            <text:p>-0.3506214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consumosdolares_min</text:p>
          </table:table-cell>
          <table:table-cell office:value-type="float" office:value="1.0938645598" calcext:value-type="float">
            <text:p>1.0938645598</text:p>
          </table:table-cell>
          <table:table-cell office:value-type="float" office:value="-0.3508364436" calcext:value-type="float">
            <text:p>-0.3508364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depositados_rechazados_max</text:p>
          </table:table-cell>
          <table:table-cell office:value-type="float" office:value="1.0934021197" calcext:value-type="float">
            <text:p>1.0934021197</text:p>
          </table:table-cell>
          <table:table-cell office:value-type="float" office:value="-0.3508551207" calcext:value-type="float">
            <text:p>-0.3508551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ansferencias_emitidas_tend</text:p>
          </table:table-cell>
          <table:table-cell office:value-type="float" office:value="1.0927682958" calcext:value-type="float">
            <text:p>1.0927682958</text:p>
          </table:table-cell>
          <table:table-cell office:value-type="float" office:value="-0.3508807197" calcext:value-type="float">
            <text:p>-0.3508807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pagosdolares_min</text:p>
          </table:table-cell>
          <table:table-cell office:value-type="float" office:value="1.0882804032" calcext:value-type="float">
            <text:p>1.0882804032</text:p>
          </table:table-cell>
          <table:table-cell office:value-type="float" office:value="-0.3510619771" calcext:value-type="float">
            <text:p>-0.3510619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jeros_propios_descuentos_max</text:p>
          </table:table-cell>
          <table:table-cell office:value-type="float" office:value="1.0702916515" calcext:value-type="float">
            <text:p>1.0702916515</text:p>
          </table:table-cell>
          <table:table-cell office:value-type="float" office:value="-0.3517885087" calcext:value-type="float">
            <text:p>-0.3517885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agodeservicios</text:p>
          </table:table-cell>
          <table:table-cell office:value-type="float" office:value="1.0649229053" calcext:value-type="float">
            <text:p>1.0649229053</text:p>
          </table:table-cell>
          <table:table-cell office:value-type="float" office:value="-0.3520053422" calcext:value-type="float">
            <text:p>-0.3520053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tivos_margen_tend</text:p>
          </table:table-cell>
          <table:table-cell office:value-type="float" office:value="1.0578375027" calcext:value-type="float">
            <text:p>1.0578375027</text:p>
          </table:table-cell>
          <table:table-cell office:value-type="float" office:value="-0.3522915082" calcext:value-type="float">
            <text:p>-0.3522915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otras_avg</text:p>
          </table:table-cell>
          <table:table-cell office:value-type="float" office:value="1.0408484254" calcext:value-type="float">
            <text:p>1.0408484254</text:p>
          </table:table-cell>
          <table:table-cell office:value-type="float" office:value="-0.3529776648" calcext:value-type="float">
            <text:p>-0.3529776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a_ahorro_dolares_max</text:p>
          </table:table-cell>
          <table:table-cell office:value-type="float" office:value="1.0403769455" calcext:value-type="float">
            <text:p>1.0403769455</text:p>
          </table:table-cell>
          <table:table-cell office:value-type="float" office:value="-0.352996707" calcext:value-type="float">
            <text:p>-0.3529967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ransferencias_emitidas</text:p>
          </table:table-cell>
          <table:table-cell office:value-type="float" office:value="1.0097108629" calcext:value-type="float">
            <text:p>1.0097108629</text:p>
          </table:table-cell>
          <table:table-cell office:value-type="float" office:value="-0.3542352519" calcext:value-type="float">
            <text:p>-0.3542352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restamos_prendarios_min</text:p>
          </table:table-cell>
          <table:table-cell office:value-type="float" office:value="1.003490218" calcext:value-type="float">
            <text:p>1.003490218</text:p>
          </table:table-cell>
          <table:table-cell office:value-type="float" office:value="-0.3544864919" calcext:value-type="float">
            <text:p>-0.3544864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enta_debitos_automaticos_avg</text:p>
          </table:table-cell>
          <table:table-cell office:value-type="float" office:value="0.9963645917" calcext:value-type="float">
            <text:p>0.9963645917</text:p>
          </table:table-cell>
          <table:table-cell office:value-type="float" office:value="-0.3547742825" calcext:value-type="float">
            <text:p>-0.3547742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uenta_debitos_automaticos_avg</text:p>
          </table:table-cell>
          <table:table-cell office:value-type="float" office:value="0.9913924448" calcext:value-type="float">
            <text:p>0.9913924448</text:p>
          </table:table-cell>
          <table:table-cell office:value-type="float" office:value="-0.354975098" calcext:value-type="float">
            <text:p>-0.354975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tadelantosefectivo_tend</text:p>
          </table:table-cell>
          <table:table-cell office:value-type="float" office:value="0.9839558784" calcext:value-type="float">
            <text:p>0.9839558784</text:p>
          </table:table-cell>
          <table:table-cell office:value-type="float" office:value="-0.3552754469" calcext:value-type="float">
            <text:p>-0.3552754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_tadelantosefectivo_min</text:p>
          </table:table-cell>
          <table:table-cell office:value-type="float" office:value="0.97640119" calcext:value-type="float">
            <text:p>0.97640119</text:p>
          </table:table-cell>
          <table:table-cell office:value-type="float" office:value="-0.3555805664" calcext:value-type="float">
            <text:p>-0.3555805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pagado_tend</text:p>
          </table:table-cell>
          <table:table-cell office:value-type="float" office:value="0.9762720305" calcext:value-type="float">
            <text:p>0.9762720305</text:p>
          </table:table-cell>
          <table:table-cell office:value-type="float" office:value="-0.3555857829" calcext:value-type="float">
            <text:p>-0.3555857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_marca_atraso_min</text:p>
          </table:table-cell>
          <table:table-cell office:value-type="float" office:value="0.9721978145" calcext:value-type="float">
            <text:p>0.9721978145</text:p>
          </table:table-cell>
          <table:table-cell office:value-type="float" office:value="-0.3557503328" calcext:value-type="float">
            <text:p>-0.3557503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quete9_min</text:p>
          </table:table-cell>
          <table:table-cell office:value-type="float" office:value="0.9565996216" calcext:value-type="float">
            <text:p>0.9565996216</text:p>
          </table:table-cell>
          <table:table-cell office:value-type="float" office:value="-0.3563803142" calcext:value-type="float">
            <text:p>-0.3563803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cuenta_estado_min</text:p>
          </table:table-cell>
          <table:table-cell office:value-type="float" office:value="0.9512400362" calcext:value-type="float">
            <text:p>0.9512400362</text:p>
          </table:table-cell>
          <table:table-cell office:value-type="float" office:value="-0.3565967777" calcext:value-type="float">
            <text:p>-0.3565967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_ahorro_avg</text:p>
          </table:table-cell>
          <table:table-cell office:value-type="float" office:value="0.9454641305" calcext:value-type="float">
            <text:p>0.9454641305</text:p>
          </table:table-cell>
          <table:table-cell office:value-type="float" office:value="-0.3568300556" calcext:value-type="float">
            <text:p>-0.3568300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jeros_ajenos_transacciones_tend</text:p>
          </table:table-cell>
          <table:table-cell office:value-type="float" office:value="0.9334300385" calcext:value-type="float">
            <text:p>0.9334300385</text:p>
          </table:table-cell>
          <table:table-cell office:value-type="float" office:value="-0.3573160897" calcext:value-type="float">
            <text:p>-0.3573160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tarjeta_master_debitos_automaticos_min</text:p>
          </table:table-cell>
          <table:table-cell office:value-type="float" office:value="0.9277352286" calcext:value-type="float">
            <text:p>0.9277352286</text:p>
          </table:table-cell>
          <table:table-cell office:value-type="float" office:value="-0.3575460923" calcext:value-type="float">
            <text:p>-0.3575460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mbio_monedas_venta_avg</text:p>
          </table:table-cell>
          <table:table-cell office:value-type="float" office:value="0.9268788103" calcext:value-type="float">
            <text:p>0.9268788103</text:p>
          </table:table-cell>
          <table:table-cell office:value-type="float" office:value="-0.3575806814" calcext:value-type="float">
            <text:p>-0.3575806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llcenter_transacciones_avg</text:p>
          </table:table-cell>
          <table:table-cell office:value-type="float" office:value="0.9266212844" calcext:value-type="float">
            <text:p>0.9266212844</text:p>
          </table:table-cell>
          <table:table-cell office:value-type="float" office:value="-0.3575910824" calcext:value-type="float">
            <text:p>-0.3575910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rjeta_master_descuentos</text:p>
          </table:table-cell>
          <table:table-cell office:value-type="float" office:value="0.9238426302" calcext:value-type="float">
            <text:p>0.9238426302</text:p>
          </table:table-cell>
          <table:table-cell office:value-type="float" office:value="-0.3577033069" calcext:value-type="float">
            <text:p>-0.3577033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visa_descuentos_max</text:p>
          </table:table-cell>
          <table:table-cell office:value-type="float" office:value="0.9229133253" calcext:value-type="float">
            <text:p>0.9229133253</text:p>
          </table:table-cell>
          <table:table-cell office:value-type="float" office:value="-0.3577408398" calcext:value-type="float">
            <text:p>-0.3577408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restamos_prendarios</text:p>
          </table:table-cell>
          <table:table-cell office:value-type="float" office:value="0.9219247844" calcext:value-type="float">
            <text:p>0.9219247844</text:p>
          </table:table-cell>
          <table:table-cell office:value-type="float" office:value="-0.3577807651" calcext:value-type="float">
            <text:p>-0.35778076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tconsumos_tend</text:p>
          </table:table-cell>
          <table:table-cell office:value-type="float" office:value="0.9150067851" calcext:value-type="float">
            <text:p>0.9150067851</text:p>
          </table:table-cell>
          <table:table-cell office:value-type="float" office:value="-0.35806017" calcext:value-type="float">
            <text:p>-0.35806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rjeta_visa_consumo_tend</text:p>
          </table:table-cell>
          <table:table-cell office:value-type="float" office:value="0.9077725846" calcext:value-type="float">
            <text:p>0.9077725846</text:p>
          </table:table-cell>
          <table:table-cell office:value-type="float" office:value="-0.3583523456" calcext:value-type="float">
            <text:p>-0.3583523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tconsumos</text:p>
          </table:table-cell>
          <table:table-cell office:value-type="float" office:value="0.8996644908" calcext:value-type="float">
            <text:p>0.8996644908</text:p>
          </table:table-cell>
          <table:table-cell office:value-type="float" office:value="-0.3586798161" calcext:value-type="float">
            <text:p>-0.3586798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saldopesos_tend</text:p>
          </table:table-cell>
          <table:table-cell office:value-type="float" office:value="0.8975150194" calcext:value-type="float">
            <text:p>0.8975150194</text:p>
          </table:table-cell>
          <table:table-cell office:value-type="float" office:value="-0.3587666292" calcext:value-type="float">
            <text:p>-0.3587666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itulos_avg</text:p>
          </table:table-cell>
          <table:table-cell office:value-type="float" office:value="0.8968564282" calcext:value-type="float">
            <text:p>0.8968564282</text:p>
          </table:table-cell>
          <table:table-cell office:value-type="float" office:value="-0.3587932285" calcext:value-type="float">
            <text:p>-0.3587932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uentas_avg</text:p>
          </table:table-cell>
          <table:table-cell office:value-type="float" office:value="0.8774056105" calcext:value-type="float">
            <text:p>0.8774056105</text:p>
          </table:table-cell>
          <table:table-cell office:value-type="float" office:value="-0.3595788101" calcext:value-type="float">
            <text:p>-0.3595788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restamos_personales_avg</text:p>
          </table:table-cell>
          <table:table-cell office:value-type="float" office:value="0.8699421932" calcext:value-type="float">
            <text:p>0.8699421932</text:p>
          </table:table-cell>
          <table:table-cell office:value-type="float" office:value="-0.3598802434" calcext:value-type="float">
            <text:p>-0.3598802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restamos_prendarios_avg</text:p>
          </table:table-cell>
          <table:table-cell office:value-type="float" office:value="0.8623238855" calcext:value-type="float">
            <text:p>0.8623238855</text:p>
          </table:table-cell>
          <table:table-cell office:value-type="float" office:value="-0.3601879324" calcext:value-type="float">
            <text:p>-0.3601879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mbio_monedas_compra_tend</text:p>
          </table:table-cell>
          <table:table-cell office:value-type="float" office:value="0.8595985218" calcext:value-type="float">
            <text:p>0.8595985218</text:p>
          </table:table-cell>
          <table:table-cell office:value-type="float" office:value="-0.3602980047" calcext:value-type="float">
            <text:p>-0.3602980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restamos_personales_max</text:p>
          </table:table-cell>
          <table:table-cell office:value-type="float" office:value="0.8521346683" calcext:value-type="float">
            <text:p>0.8521346683</text:p>
          </table:table-cell>
          <table:table-cell office:value-type="float" office:value="-0.3605994555" calcext:value-type="float">
            <text:p>-0.3605994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extracciones_min</text:p>
          </table:table-cell>
          <table:table-cell office:value-type="float" office:value="0.8499165858" calcext:value-type="float">
            <text:p>0.8499165858</text:p>
          </table:table-cell>
          <table:table-cell office:value-type="float" office:value="-0.3606890397" calcext:value-type="float">
            <text:p>-0.3606890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pagado_min</text:p>
          </table:table-cell>
          <table:table-cell office:value-type="float" office:value="0.8455277306" calcext:value-type="float">
            <text:p>0.8455277306</text:p>
          </table:table-cell>
          <table:table-cell office:value-type="float" office:value="-0.3608662972" calcext:value-type="float">
            <text:p>-0.36086629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depositados_avg</text:p>
          </table:table-cell>
          <table:table-cell office:value-type="float" office:value="0.8359163896" calcext:value-type="float">
            <text:p>0.8359163896</text:p>
          </table:table-cell>
          <table:table-cell office:value-type="float" office:value="-0.3612544811" calcext:value-type="float">
            <text:p>-0.3612544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_cuenta_estado_min</text:p>
          </table:table-cell>
          <table:table-cell office:value-type="float" office:value="0.8174179174" calcext:value-type="float">
            <text:p>0.8174179174</text:p>
          </table:table-cell>
          <table:table-cell office:value-type="float" office:value="-0.3620015993" calcext:value-type="float">
            <text:p>-0.3620015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quete9</text:p>
          </table:table-cell>
          <table:table-cell office:value-type="float" office:value="0.8168273396" calcext:value-type="float">
            <text:p>0.8168273396</text:p>
          </table:table-cell>
          <table:table-cell office:value-type="float" office:value="-0.3620254516" calcext:value-type="float">
            <text:p>-0.3620254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emitidos_rechazados_tend</text:p>
          </table:table-cell>
          <table:table-cell office:value-type="float" office:value="0.8167459624" calcext:value-type="float">
            <text:p>0.8167459624</text:p>
          </table:table-cell>
          <table:table-cell office:value-type="float" office:value="-0.3620287383" calcext:value-type="float">
            <text:p>-0.3620287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lazo_fijo_dolares_avg</text:p>
          </table:table-cell>
          <table:table-cell office:value-type="float" office:value="0.8142633339" calcext:value-type="float">
            <text:p>0.8142633339</text:p>
          </table:table-cell>
          <table:table-cell office:value-type="float" office:value="-0.3621290069" calcext:value-type="float">
            <text:p>-0.3621290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emitidos_avg</text:p>
          </table:table-cell>
          <table:table-cell office:value-type="float" office:value="0.8100549196" calcext:value-type="float">
            <text:p>0.8100549196</text:p>
          </table:table-cell>
          <table:table-cell office:value-type="float" office:value="-0.3622989768" calcext:value-type="float">
            <text:p>-0.3622989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emitidos_rechazados_max</text:p>
          </table:table-cell>
          <table:table-cell office:value-type="float" office:value="0.7871101453" calcext:value-type="float">
            <text:p>0.7871101453</text:p>
          </table:table-cell>
          <table:table-cell office:value-type="float" office:value="-0.3632256727" calcext:value-type="float">
            <text:p>-0.3632256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restamos_prendarios_max</text:p>
          </table:table-cell>
          <table:table-cell office:value-type="float" office:value="0.7804842648" calcext:value-type="float">
            <text:p>0.7804842648</text:p>
          </table:table-cell>
          <table:table-cell office:value-type="float" office:value="-0.3634932795" calcext:value-type="float">
            <text:p>-0.3634932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emitidos_tend</text:p>
          </table:table-cell>
          <table:table-cell office:value-type="float" office:value="0.7765900401" calcext:value-type="float">
            <text:p>0.7765900401</text:p>
          </table:table-cell>
          <table:table-cell office:value-type="float" office:value="-0.3636505598" calcext:value-type="float">
            <text:p>-0.3636505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itulos</text:p>
          </table:table-cell>
          <table:table-cell office:value-type="float" office:value="0.7490748925" calcext:value-type="float">
            <text:p>0.7490748925</text:p>
          </table:table-cell>
          <table:table-cell office:value-type="float" office:value="-0.3647618444" calcext:value-type="float">
            <text:p>-0.3647618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saldototal_tend</text:p>
          </table:table-cell>
          <table:table-cell office:value-type="float" office:value="0.7481738239" calcext:value-type="float">
            <text:p>0.7481738239</text:p>
          </table:table-cell>
          <table:table-cell office:value-type="float" office:value="-0.3647982369" calcext:value-type="float">
            <text:p>-0.3647982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entas_saldo_tend</text:p>
          </table:table-cell>
          <table:table-cell office:value-type="float" office:value="0.7477080417" calcext:value-type="float">
            <text:p>0.7477080417</text:p>
          </table:table-cell>
          <table:table-cell office:value-type="float" office:value="-0.3648170489" calcext:value-type="float">
            <text:p>-0.3648170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omisiones_otras_tend</text:p>
          </table:table-cell>
          <table:table-cell office:value-type="float" office:value="0.7388441347" calcext:value-type="float">
            <text:p>0.7388441347</text:p>
          </table:table-cell>
          <table:table-cell office:value-type="float" office:value="-0.3651750453" calcext:value-type="float">
            <text:p>-0.3651750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pagosdolares</text:p>
          </table:table-cell>
          <table:table-cell office:value-type="float" office:value="0.7345028767" calcext:value-type="float">
            <text:p>0.7345028767</text:p>
          </table:table-cell>
          <table:table-cell office:value-type="float" office:value="-0.3653503805" calcext:value-type="float">
            <text:p>-0.3653503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lazo_fijo_dolares_max</text:p>
          </table:table-cell>
          <table:table-cell office:value-type="float" office:value="0.7312579101" calcext:value-type="float">
            <text:p>0.7312579101</text:p>
          </table:table-cell>
          <table:table-cell office:value-type="float" office:value="-0.3654814386" calcext:value-type="float">
            <text:p>-0.3654814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tarjeta_master_debitos_automaticos</text:p>
          </table:table-cell>
          <table:table-cell office:value-type="float" office:value="0.7276281137" calcext:value-type="float">
            <text:p>0.7276281137</text:p>
          </table:table-cell>
          <table:table-cell office:value-type="float" office:value="-0.3656280392" calcext:value-type="float">
            <text:p>-0.3656280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quete9_max</text:p>
          </table:table-cell>
          <table:table-cell office:value-type="float" office:value="0.7267725368" calcext:value-type="float">
            <text:p>0.7267725368</text:p>
          </table:table-cell>
          <table:table-cell office:value-type="float" office:value="-0.3656625943" calcext:value-type="float">
            <text:p>-0.3656625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saldodolares_tend</text:p>
          </table:table-cell>
          <table:table-cell office:value-type="float" office:value="0.7245395841" calcext:value-type="float">
            <text:p>0.7245395841</text:p>
          </table:table-cell>
          <table:table-cell office:value-type="float" office:value="-0.365752779" calcext:value-type="float">
            <text:p>-0.365752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restamos_personales</text:p>
          </table:table-cell>
          <table:table-cell office:value-type="float" office:value="0.7220370482" calcext:value-type="float">
            <text:p>0.7220370482</text:p>
          </table:table-cell>
          <table:table-cell office:value-type="float" office:value="-0.3658538517" calcext:value-type="float">
            <text:p>-0.36585385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emitidos_tend</text:p>
          </table:table-cell>
          <table:table-cell office:value-type="float" office:value="0.7202059672" calcext:value-type="float">
            <text:p>0.7202059672</text:p>
          </table:table-cell>
          <table:table-cell office:value-type="float" office:value="-0.3659278056" calcext:value-type="float">
            <text:p>-0.3659278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itulos_max</text:p>
          </table:table-cell>
          <table:table-cell office:value-type="float" office:value="0.7163842885" calcext:value-type="float">
            <text:p>0.7163842885</text:p>
          </table:table-cell>
          <table:table-cell office:value-type="float" office:value="-0.3660821559" calcext:value-type="float">
            <text:p>-0.3660821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jeros_propio_transacciones_max</text:p>
          </table:table-cell>
          <table:table-cell office:value-type="float" office:value="0.7142142531" calcext:value-type="float">
            <text:p>0.7142142531</text:p>
          </table:table-cell>
          <table:table-cell office:value-type="float" office:value="-0.3661697995" calcext:value-type="float">
            <text:p>-0.3661697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eros_propios_descuentos_tend</text:p>
          </table:table-cell>
          <table:table-cell office:value-type="float" office:value="0.7134112651" calcext:value-type="float">
            <text:p>0.7134112651</text:p>
          </table:table-cell>
          <table:table-cell office:value-type="float" office:value="-0.3662022307" calcext:value-type="float">
            <text:p>-0.3662022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consumototal_div_mlimitecompra_tend</text:p>
          </table:table-cell>
          <table:table-cell office:value-type="float" office:value="0.7061813071" calcext:value-type="float">
            <text:p>0.7061813071</text:p>
          </table:table-cell>
          <table:table-cell office:value-type="float" office:value="-0.366494235" calcext:value-type="float">
            <text:p>-0.366494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llcenter_avg</text:p>
          </table:table-cell>
          <table:table-cell office:value-type="float" office:value="0.7059204121" calcext:value-type="float">
            <text:p>0.7059204121</text:p>
          </table:table-cell>
          <table:table-cell office:value-type="float" office:value="-0.3665047721" calcext:value-type="float">
            <text:p>-0.3665047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depositos_tend</text:p>
          </table:table-cell>
          <table:table-cell office:value-type="float" office:value="0.6975160236" calcext:value-type="float">
            <text:p>0.6975160236</text:p>
          </table:table-cell>
          <table:table-cell office:value-type="float" office:value="-0.3668442094" calcext:value-type="float">
            <text:p>-0.3668442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tarjeta_master_debitos_automaticos_avg</text:p>
          </table:table-cell>
          <table:table-cell office:value-type="float" office:value="0.6893022658" calcext:value-type="float">
            <text:p>0.6893022658</text:p>
          </table:table-cell>
          <table:table-cell office:value-type="float" office:value="-0.3671759475" calcext:value-type="float">
            <text:p>-0.3671759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uenta_debitos_automaticos_max</text:p>
          </table:table-cell>
          <table:table-cell office:value-type="float" office:value="0.6850970831" calcext:value-type="float">
            <text:p>0.6850970831</text:p>
          </table:table-cell>
          <table:table-cell office:value-type="float" office:value="-0.3673457868" calcext:value-type="float">
            <text:p>-0.3673457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godeservicios_tend</text:p>
          </table:table-cell>
          <table:table-cell office:value-type="float" office:value="0.6849236032" calcext:value-type="float">
            <text:p>0.6849236032</text:p>
          </table:table-cell>
          <table:table-cell office:value-type="float" office:value="-0.3673527933" calcext:value-type="float">
            <text:p>-0.3673527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lazo_fijo_pesos_avg</text:p>
          </table:table-cell>
          <table:table-cell office:value-type="float" office:value="0.6827906714" calcext:value-type="float">
            <text:p>0.6827906714</text:p>
          </table:table-cell>
          <table:table-cell office:value-type="float" office:value="-0.3674389384" calcext:value-type="float">
            <text:p>-0.3674389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adelantopesos_min</text:p>
          </table:table-cell>
          <table:table-cell office:value-type="float" office:value="0.6813513555" calcext:value-type="float">
            <text:p>0.6813513555</text:p>
          </table:table-cell>
          <table:table-cell office:value-type="float" office:value="-0.3674970697" calcext:value-type="float">
            <text:p>-0.36749706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master_descuentos_avg</text:p>
          </table:table-cell>
          <table:table-cell office:value-type="float" office:value="0.680144571" calcext:value-type="float">
            <text:p>0.680144571</text:p>
          </table:table-cell>
          <table:table-cell office:value-type="float" office:value="-0.3675458094" calcext:value-type="float">
            <text:p>-0.3675458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eros_propio_tend</text:p>
          </table:table-cell>
          <table:table-cell office:value-type="float" office:value="0.66313366" calcext:value-type="float">
            <text:p>0.66313366</text:p>
          </table:table-cell>
          <table:table-cell office:value-type="float" office:value="-0.3682328478" calcext:value-type="float">
            <text:p>-0.3682328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tadelantosefectivo</text:p>
          </table:table-cell>
          <table:table-cell office:value-type="float" office:value="0.6531372434" calcext:value-type="float">
            <text:p>0.6531372434</text:p>
          </table:table-cell>
          <table:table-cell office:value-type="float" office:value="-0.3686365841" calcext:value-type="float">
            <text:p>-0.3686365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omisiones_mantenimiento_min</text:p>
          </table:table-cell>
          <table:table-cell office:value-type="float" office:value="0.6432475397" calcext:value-type="float">
            <text:p>0.6432475397</text:p>
          </table:table-cell>
          <table:table-cell office:value-type="float" office:value="-0.3690360105" calcext:value-type="float">
            <text:p>-0.3690360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itulos_min</text:p>
          </table:table-cell>
          <table:table-cell office:value-type="float" office:value="0.6374535364" calcext:value-type="float">
            <text:p>0.6374535364</text:p>
          </table:table-cell>
          <table:table-cell office:value-type="float" office:value="-0.3692700193" calcext:value-type="float">
            <text:p>-0.3692700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uentas</text:p>
          </table:table-cell>
          <table:table-cell office:value-type="float" office:value="0.6364680665" calcext:value-type="float">
            <text:p>0.6364680665</text:p>
          </table:table-cell>
          <table:table-cell office:value-type="float" office:value="-0.3693098206" calcext:value-type="float">
            <text:p>-0.3693098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rjeta_master_descuentos_max</text:p>
          </table:table-cell>
          <table:table-cell office:value-type="float" office:value="0.6329500042" calcext:value-type="float">
            <text:p>0.6329500042</text:p>
          </table:table-cell>
          <table:table-cell office:value-type="float" office:value="-0.3694519084" calcext:value-type="float">
            <text:p>-0.3694519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mbio_monedas_compra_max</text:p>
          </table:table-cell>
          <table:table-cell office:value-type="float" office:value="0.6310567385" calcext:value-type="float">
            <text:p>0.6310567385</text:p>
          </table:table-cell>
          <table:table-cell office:value-type="float" office:value="-0.3695283739" calcext:value-type="float">
            <text:p>-0.3695283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vida_mercado_abierto_avg</text:p>
          </table:table-cell>
          <table:table-cell office:value-type="float" office:value="0.6305144589" calcext:value-type="float">
            <text:p>0.6305144589</text:p>
          </table:table-cell>
          <table:table-cell office:value-type="float" office:value="-0.3695502755" calcext:value-type="float">
            <text:p>-0.3695502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emitidos_avg</text:p>
          </table:table-cell>
          <table:table-cell office:value-type="float" office:value="0.6251571172" calcext:value-type="float">
            <text:p>0.6251571172</text:p>
          </table:table-cell>
          <table:table-cell office:value-type="float" office:value="-0.3697666484" calcext:value-type="float">
            <text:p>-0.36976664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ansferencias_emitidas_min</text:p>
          </table:table-cell>
          <table:table-cell office:value-type="float" office:value="0.6222316338" calcext:value-type="float">
            <text:p>0.6222316338</text:p>
          </table:table-cell>
          <table:table-cell office:value-type="float" office:value="-0.3698848031" calcext:value-type="float">
            <text:p>-0.3698848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lazo_fijo_dolares</text:p>
          </table:table-cell>
          <table:table-cell office:value-type="float" office:value="0.6149829836" calcext:value-type="float">
            <text:p>0.6149829836</text:p>
          </table:table-cell>
          <table:table-cell office:value-type="float" office:value="-0.3701775623" calcext:value-type="float">
            <text:p>-0.3701775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omisiones_tend</text:p>
          </table:table-cell>
          <table:table-cell office:value-type="float" office:value="0.6137377223" calcext:value-type="float">
            <text:p>0.6137377223</text:p>
          </table:table-cell>
          <table:table-cell office:value-type="float" office:value="-0.3702278561" calcext:value-type="float">
            <text:p>-0.3702278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eros_ajenos_tend</text:p>
          </table:table-cell>
          <table:table-cell office:value-type="float" office:value="0.6130881873" calcext:value-type="float">
            <text:p>0.6130881873</text:p>
          </table:table-cell>
          <table:table-cell office:value-type="float" office:value="-0.3702540896" calcext:value-type="float">
            <text:p>-0.3702540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restamos_prendarios_min</text:p>
          </table:table-cell>
          <table:table-cell office:value-type="float" office:value="0.609635919" calcext:value-type="float">
            <text:p>0.609635919</text:p>
          </table:table-cell>
          <table:table-cell office:value-type="float" office:value="-0.3703935201" calcext:value-type="float">
            <text:p>-0.3703935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_ahorro</text:p>
          </table:table-cell>
          <table:table-cell office:value-type="float" office:value="0.6083642488" calcext:value-type="float">
            <text:p>0.6083642488</text:p>
          </table:table-cell>
          <table:table-cell office:value-type="float" office:value="-0.3704448805" calcext:value-type="float">
            <text:p>-0.3704448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depositos_avg</text:p>
          </table:table-cell>
          <table:table-cell office:value-type="float" office:value="0.6025736163" calcext:value-type="float">
            <text:p>0.6025736163</text:p>
          </table:table-cell>
          <table:table-cell office:value-type="float" office:value="-0.3706787531" calcext:value-type="float">
            <text:p>-0.3706787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mbio_monedas_compra_tend</text:p>
          </table:table-cell>
          <table:table-cell office:value-type="float" office:value="0.5985127869" calcext:value-type="float">
            <text:p>0.5985127869</text:p>
          </table:table-cell>
          <table:table-cell office:value-type="float" office:value="-0.3708427623" calcext:value-type="float">
            <text:p>-0.3708427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visa_descuentos</text:p>
          </table:table-cell>
          <table:table-cell office:value-type="float" office:value="0.5968759616" calcext:value-type="float">
            <text:p>0.5968759616</text:p>
          </table:table-cell>
          <table:table-cell office:value-type="float" office:value="-0.3709088706" calcext:value-type="float">
            <text:p>-0.3709088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ransferencias_emitidas_tend</text:p>
          </table:table-cell>
          <table:table-cell office:value-type="float" office:value="0.596499607" calcext:value-type="float">
            <text:p>0.596499607</text:p>
          </table:table-cell>
          <table:table-cell office:value-type="float" office:value="-0.3709240709" calcext:value-type="float">
            <text:p>-0.3709240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saldopesos_tend</text:p>
          </table:table-cell>
          <table:table-cell office:value-type="float" office:value="0.5948188028" calcext:value-type="float">
            <text:p>0.5948188028</text:p>
          </table:table-cell>
          <table:table-cell office:value-type="float" office:value="-0.3709919554" calcext:value-type="float">
            <text:p>-0.3709919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restamos_personales_min</text:p>
          </table:table-cell>
          <table:table-cell office:value-type="float" office:value="0.591985016" calcext:value-type="float">
            <text:p>0.591985016</text:p>
          </table:table-cell>
          <table:table-cell office:value-type="float" office:value="-0.3711064066" calcext:value-type="float">
            <text:p>-0.37110640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rjeta_master_descuentos_avg</text:p>
          </table:table-cell>
          <table:table-cell office:value-type="float" office:value="0.5843736984" calcext:value-type="float">
            <text:p>0.5843736984</text:p>
          </table:table-cell>
          <table:table-cell office:value-type="float" office:value="-0.3714138133" calcext:value-type="float">
            <text:p>-0.3714138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arjeta_master_debitos_automaticos_max</text:p>
          </table:table-cell>
          <table:table-cell office:value-type="float" office:value="0.5837814582" calcext:value-type="float">
            <text:p>0.5837814582</text:p>
          </table:table-cell>
          <table:table-cell office:value-type="float" office:value="-0.3714377328" calcext:value-type="float">
            <text:p>-0.3714377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depositados_max</text:p>
          </table:table-cell>
          <table:table-cell office:value-type="float" office:value="0.5798570913" calcext:value-type="float">
            <text:p>0.5798570913</text:p>
          </table:table-cell>
          <table:table-cell office:value-type="float" office:value="-0.3715962305" calcext:value-type="float">
            <text:p>-0.3715962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lazo_fijo_tend</text:p>
          </table:table-cell>
          <table:table-cell office:value-type="float" office:value="0.574019662" calcext:value-type="float">
            <text:p>0.574019662</text:p>
          </table:table-cell>
          <table:table-cell office:value-type="float" office:value="-0.3718319932" calcext:value-type="float">
            <text:p>-0.37183199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mebanking_transacciones_tend</text:p>
          </table:table-cell>
          <table:table-cell office:value-type="float" office:value="0.5730493299" calcext:value-type="float">
            <text:p>0.5730493299</text:p>
          </table:table-cell>
          <table:table-cell office:value-type="float" office:value="-0.3718711831" calcext:value-type="float">
            <text:p>-0.37187118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mbio_monedas_compra</text:p>
          </table:table-cell>
          <table:table-cell office:value-type="float" office:value="0.5719424849" calcext:value-type="float">
            <text:p>0.5719424849</text:p>
          </table:table-cell>
          <table:table-cell office:value-type="float" office:value="-0.3719158865" calcext:value-type="float">
            <text:p>-0.3719158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arjeta_visa_max</text:p>
          </table:table-cell>
          <table:table-cell office:value-type="float" office:value="0.5689432186" calcext:value-type="float">
            <text:p>0.5689432186</text:p>
          </table:table-cell>
          <table:table-cell office:value-type="float" office:value="-0.3720370211" calcext:value-type="float">
            <text:p>-0.3720370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vida_mercado_abierto_min</text:p>
          </table:table-cell>
          <table:table-cell office:value-type="float" office:value="0.5683519145" calcext:value-type="float">
            <text:p>0.5683519145</text:p>
          </table:table-cell>
          <table:table-cell office:value-type="float" office:value="-0.3720609028" calcext:value-type="float">
            <text:p>-0.3720609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omisiones_mantenimiento</text:p>
          </table:table-cell>
          <table:table-cell office:value-type="float" office:value="0.5625752225" calcext:value-type="float">
            <text:p>0.5625752225</text:p>
          </table:table-cell>
          <table:table-cell office:value-type="float" office:value="-0.3722942124" calcext:value-type="float">
            <text:p>-0.3722942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mbio_monedas_venta_max</text:p>
          </table:table-cell>
          <table:table-cell office:value-type="float" office:value="0.5624749838" calcext:value-type="float">
            <text:p>0.5624749838</text:p>
          </table:table-cell>
          <table:table-cell office:value-type="float" office:value="-0.3722982609" calcext:value-type="float">
            <text:p>-0.37229826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mbio_monedas_avg</text:p>
          </table:table-cell>
          <table:table-cell office:value-type="float" office:value="0.5580274369" calcext:value-type="float">
            <text:p>0.5580274369</text:p>
          </table:table-cell>
          <table:table-cell office:value-type="float" office:value="-0.3724778889" calcext:value-type="float">
            <text:p>-0.372477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ebanking</text:p>
          </table:table-cell>
          <table:table-cell office:value-type="float" office:value="0.5562585632" calcext:value-type="float">
            <text:p>0.5562585632</text:p>
          </table:table-cell>
          <table:table-cell office:value-type="float" office:value="-0.3725493303" calcext:value-type="float">
            <text:p>-0.3725493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agodeservicios_tend</text:p>
          </table:table-cell>
          <table:table-cell office:value-type="float" office:value="0.5498770112" calcext:value-type="float">
            <text:p>0.5498770112</text:p>
          </table:table-cell>
          <table:table-cell office:value-type="float" office:value="-0.3728070691" calcext:value-type="float">
            <text:p>-0.37280706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mbio_monedas_venta_tend</text:p>
          </table:table-cell>
          <table:table-cell office:value-type="float" office:value="0.54364296" calcext:value-type="float">
            <text:p>0.54364296</text:p>
          </table:table-cell>
          <table:table-cell office:value-type="float" office:value="-0.3730588506" calcext:value-type="float">
            <text:p>-0.3730588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lazo_fijo_dolares_min</text:p>
          </table:table-cell>
          <table:table-cell office:value-type="float" office:value="0.5429499268" calcext:value-type="float">
            <text:p>0.5429499268</text:p>
          </table:table-cell>
          <table:table-cell office:value-type="float" office:value="-0.3730868409" calcext:value-type="float">
            <text:p>-0.3730868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entabilidad_annual_tend</text:p>
          </table:table-cell>
          <table:table-cell office:value-type="float" office:value="0.5408687169" calcext:value-type="float">
            <text:p>0.5408687169</text:p>
          </table:table-cell>
          <table:table-cell office:value-type="float" office:value="-0.373170897" calcext:value-type="float">
            <text:p>-0.373170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toservicio_tend</text:p>
          </table:table-cell>
          <table:table-cell office:value-type="float" office:value="0.5299499422" calcext:value-type="float">
            <text:p>0.5299499422</text:p>
          </table:table-cell>
          <table:table-cell office:value-type="float" office:value="-0.3736118856" calcext:value-type="float">
            <text:p>-0.3736118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itulos_avg</text:p>
          </table:table-cell>
          <table:table-cell office:value-type="float" office:value="0.5228295483" calcext:value-type="float">
            <text:p>0.5228295483</text:p>
          </table:table-cell>
          <table:table-cell office:value-type="float" office:value="-0.3738994648" calcext:value-type="float">
            <text:p>-0.3738994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master_transacciones_min</text:p>
          </table:table-cell>
          <table:table-cell office:value-type="float" office:value="0.522094877" calcext:value-type="float">
            <text:p>0.522094877</text:p>
          </table:table-cell>
          <table:table-cell office:value-type="float" office:value="-0.3739291368" calcext:value-type="float">
            <text:p>-0.3739291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master_descuentos</text:p>
          </table:table-cell>
          <table:table-cell office:value-type="float" office:value="0.5094722427" calcext:value-type="float">
            <text:p>0.5094722427</text:p>
          </table:table-cell>
          <table:table-cell office:value-type="float" office:value="-0.3744389411" calcext:value-type="float">
            <text:p>-0.3744389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pagado</text:p>
          </table:table-cell>
          <table:table-cell office:value-type="float" office:value="0.5026153661" calcext:value-type="float">
            <text:p>0.5026153661</text:p>
          </table:table-cell>
          <table:table-cell office:value-type="float" office:value="-0.3747158773" calcext:value-type="float">
            <text:p>-0.3747158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mbio_monedas_compra_avg</text:p>
          </table:table-cell>
          <table:table-cell office:value-type="float" office:value="0.4970910622" calcext:value-type="float">
            <text:p>0.4970910622</text:p>
          </table:table-cell>
          <table:table-cell office:value-type="float" office:value="-0.3749389935" calcext:value-type="float">
            <text:p>-0.3749389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uenta_debitos_automaticos_tend</text:p>
          </table:table-cell>
          <table:table-cell office:value-type="float" office:value="0.4964444983" calcext:value-type="float">
            <text:p>0.4964444983</text:p>
          </table:table-cell>
          <table:table-cell office:value-type="float" office:value="-0.374965107" calcext:value-type="float">
            <text:p>-0.374965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vida_mercado_abierto_max</text:p>
          </table:table-cell>
          <table:table-cell office:value-type="float" office:value="0.4924937122" calcext:value-type="float">
            <text:p>0.4924937122</text:p>
          </table:table-cell>
          <table:table-cell office:value-type="float" office:value="-0.3751246717" calcext:value-type="float">
            <text:p>-0.3751246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visa_descuentos_min</text:p>
          </table:table-cell>
          <table:table-cell office:value-type="float" office:value="0.4918274224" calcext:value-type="float">
            <text:p>0.4918274224</text:p>
          </table:table-cell>
          <table:table-cell office:value-type="float" office:value="-0.3751515819" calcext:value-type="float">
            <text:p>-0.37515158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visa_descuentos_tend</text:p>
          </table:table-cell>
          <table:table-cell office:value-type="float" office:value="0.4886853819" calcext:value-type="float">
            <text:p>0.4886853819</text:p>
          </table:table-cell>
          <table:table-cell office:value-type="float" office:value="-0.375278483" calcext:value-type="float">
            <text:p>-0.375278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uenta_debitos_automaticos</text:p>
          </table:table-cell>
          <table:table-cell office:value-type="float" office:value="0.4850288148" calcext:value-type="float">
            <text:p>0.4850288148</text:p>
          </table:table-cell>
          <table:table-cell office:value-type="float" office:value="-0.3754261648" calcext:value-type="float">
            <text:p>-0.3754261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pagosdolares_max</text:p>
          </table:table-cell>
          <table:table-cell office:value-type="float" office:value="0.4822707427" calcext:value-type="float">
            <text:p>0.4822707427</text:p>
          </table:table-cell>
          <table:table-cell office:value-type="float" office:value="-0.3755375581" calcext:value-type="float">
            <text:p>-0.3755375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enta_debitos_automaticos_min</text:p>
          </table:table-cell>
          <table:table-cell office:value-type="float" office:value="0.4805679147" calcext:value-type="float">
            <text:p>0.4805679147</text:p>
          </table:table-cell>
          <table:table-cell office:value-type="float" office:value="-0.3756063321" calcext:value-type="float">
            <text:p>-0.3756063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otras</text:p>
          </table:table-cell>
          <table:table-cell office:value-type="float" office:value="0.476493986" calcext:value-type="float">
            <text:p>0.476493986</text:p>
          </table:table-cell>
          <table:table-cell office:value-type="float" office:value="-0.3757708703" calcext:value-type="float">
            <text:p>-0.3757708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max</text:p>
          </table:table-cell>
          <table:table-cell office:value-type="float" office:value="0.4757383306" calcext:value-type="float">
            <text:p>0.4757383306</text:p>
          </table:table-cell>
          <table:table-cell office:value-type="float" office:value="-0.3758013898" calcext:value-type="float">
            <text:p>-0.3758013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restamos_prendarios_tend</text:p>
          </table:table-cell>
          <table:table-cell office:value-type="float" office:value="0.469560708" calcext:value-type="float">
            <text:p>0.469560708</text:p>
          </table:table-cell>
          <table:table-cell office:value-type="float" office:value="-0.3760508923" calcext:value-type="float">
            <text:p>-0.3760508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accidentes_personales_avg</text:p>
          </table:table-cell>
          <table:table-cell office:value-type="float" office:value="0.4631688641" calcext:value-type="float">
            <text:p>0.4631688641</text:p>
          </table:table-cell>
          <table:table-cell office:value-type="float" office:value="-0.3763090467" calcext:value-type="float">
            <text:p>-0.3763090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uenta_corriente_avg</text:p>
          </table:table-cell>
          <table:table-cell office:value-type="float" office:value="0.4594933971" calcext:value-type="float">
            <text:p>0.4594933971</text:p>
          </table:table-cell>
          <table:table-cell office:value-type="float" office:value="-0.3764574919" calcext:value-type="float">
            <text:p>-0.3764574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emitidos_max</text:p>
          </table:table-cell>
          <table:table-cell office:value-type="float" office:value="0.4593835602" calcext:value-type="float">
            <text:p>0.4593835602</text:p>
          </table:table-cell>
          <table:table-cell office:value-type="float" office:value="-0.376461928" calcext:value-type="float">
            <text:p>-0.376461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a_ahorro_Nopaquete_tend</text:p>
          </table:table-cell>
          <table:table-cell office:value-type="float" office:value="0.4581832512" calcext:value-type="float">
            <text:p>0.4581832512</text:p>
          </table:table-cell>
          <table:table-cell office:value-type="float" office:value="-0.3765104062" calcext:value-type="float">
            <text:p>-0.3765104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llcenter_transacciones_min</text:p>
          </table:table-cell>
          <table:table-cell office:value-type="float" office:value="0.4576108138" calcext:value-type="float">
            <text:p>0.4576108138</text:p>
          </table:table-cell>
          <table:table-cell office:value-type="float" office:value="-0.3765335258" calcext:value-type="float">
            <text:p>-0.3765335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mbio_monedas_compra_avg</text:p>
          </table:table-cell>
          <table:table-cell office:value-type="float" office:value="0.4553254048" calcext:value-type="float">
            <text:p>0.4553254048</text:p>
          </table:table-cell>
          <table:table-cell office:value-type="float" office:value="-0.3766258292" calcext:value-type="float">
            <text:p>-0.3766258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mbio_monedas_venta_max</text:p>
          </table:table-cell>
          <table:table-cell office:value-type="float" office:value="0.4492576662" calcext:value-type="float">
            <text:p>0.4492576662</text:p>
          </table:table-cell>
          <table:table-cell office:value-type="float" office:value="-0.3768708936" calcext:value-type="float">
            <text:p>-0.3768708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arjeta_master_debitos_automaticos_tend</text:p>
          </table:table-cell>
          <table:table-cell office:value-type="float" office:value="0.4488226271" calcext:value-type="float">
            <text:p>0.4488226271</text:p>
          </table:table-cell>
          <table:table-cell office:value-type="float" office:value="-0.376888464" calcext:value-type="float">
            <text:p>-0.376888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auto_avg</text:p>
          </table:table-cell>
          <table:table-cell office:value-type="float" office:value="0.4484934384" calcext:value-type="float">
            <text:p>0.4484934384</text:p>
          </table:table-cell>
          <table:table-cell office:value-type="float" office:value="-0.3769017593" calcext:value-type="float">
            <text:p>-0.3769017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mbio_monedas</text:p>
          </table:table-cell>
          <table:table-cell office:value-type="float" office:value="0.4424184089" calcext:value-type="float">
            <text:p>0.4424184089</text:p>
          </table:table-cell>
          <table:table-cell office:value-type="float" office:value="-0.3771471182" calcext:value-type="float">
            <text:p>-0.3771471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enta_debitos_automaticos_tend</text:p>
          </table:table-cell>
          <table:table-cell office:value-type="float" office:value="0.4339758952" calcext:value-type="float">
            <text:p>0.4339758952</text:p>
          </table:table-cell>
          <table:table-cell office:value-type="float" office:value="-0.3774880954" calcext:value-type="float">
            <text:p>-0.3774880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_seguridad_tend</text:p>
          </table:table-cell>
          <table:table-cell office:value-type="float" office:value="0.4320830751" calcext:value-type="float">
            <text:p>0.4320830751</text:p>
          </table:table-cell>
          <table:table-cell office:value-type="float" office:value="-0.3775645428" calcext:value-type="float">
            <text:p>-0.3775645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arjeta_master_debitos_automaticos</text:p>
          </table:table-cell>
          <table:table-cell office:value-type="float" office:value="0.4281421162" calcext:value-type="float">
            <text:p>0.4281421162</text:p>
          </table:table-cell>
          <table:table-cell office:value-type="float" office:value="-0.3777237106" calcext:value-type="float">
            <text:p>-0.3777237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mbio_monedas_venta_tend</text:p>
          </table:table-cell>
          <table:table-cell office:value-type="float" office:value="0.4264906744" calcext:value-type="float">
            <text:p>0.4264906744</text:p>
          </table:table-cell>
          <table:table-cell office:value-type="float" office:value="-0.3777904092" calcext:value-type="float">
            <text:p>-0.3777904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uenta_corriente</text:p>
          </table:table-cell>
          <table:table-cell office:value-type="float" office:value="0.4247049301" calcext:value-type="float">
            <text:p>0.4247049301</text:p>
          </table:table-cell>
          <table:table-cell office:value-type="float" office:value="-0.3778625321" calcext:value-type="float">
            <text:p>-0.3778625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mbio_monedas_venta_avg</text:p>
          </table:table-cell>
          <table:table-cell office:value-type="float" office:value="0.4225019427" calcext:value-type="float">
            <text:p>0.4225019427</text:p>
          </table:table-cell>
          <table:table-cell office:value-type="float" office:value="-0.3779515065" calcext:value-type="float">
            <text:p>-0.37795150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llcenter_transacciones_tend</text:p>
          </table:table-cell>
          <table:table-cell office:value-type="float" office:value="0.4224463455" calcext:value-type="float">
            <text:p>0.4224463455</text:p>
          </table:table-cell>
          <table:table-cell office:value-type="float" office:value="-0.377953752" calcext:value-type="float">
            <text:p>-0.377953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tadelantosefectivo</text:p>
          </table:table-cell>
          <table:table-cell office:value-type="float" office:value="0.4187757891" calcext:value-type="float">
            <text:p>0.4187757891</text:p>
          </table:table-cell>
          <table:table-cell office:value-type="float" office:value="-0.3781019988" calcext:value-type="float">
            <text:p>-0.3781019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depositados_min</text:p>
          </table:table-cell>
          <table:table-cell office:value-type="float" office:value="0.4155549049" calcext:value-type="float">
            <text:p>0.4155549049</text:p>
          </table:table-cell>
          <table:table-cell office:value-type="float" office:value="-0.3782320842" calcext:value-type="float">
            <text:p>-0.3782320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arjeta_debito_max</text:p>
          </table:table-cell>
          <table:table-cell office:value-type="float" office:value="0.4082988878" calcext:value-type="float">
            <text:p>0.4082988878</text:p>
          </table:table-cell>
          <table:table-cell office:value-type="float" office:value="-0.378525141" calcext:value-type="float">
            <text:p>-0.378525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tadelantosefectivo_min</text:p>
          </table:table-cell>
          <table:table-cell office:value-type="float" office:value="0.4048007039" calcext:value-type="float">
            <text:p>0.4048007039</text:p>
          </table:table-cell>
          <table:table-cell office:value-type="float" office:value="-0.378666426" calcext:value-type="float">
            <text:p>-0.378666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adelantodolares_max</text:p>
          </table:table-cell>
          <table:table-cell office:value-type="float" office:value="0.3917796759" calcext:value-type="float">
            <text:p>0.3917796759</text:p>
          </table:table-cell>
          <table:table-cell office:value-type="float" office:value="-0.3791923206" calcext:value-type="float">
            <text:p>-0.3791923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jeros_propio_transacciones_min</text:p>
          </table:table-cell>
          <table:table-cell office:value-type="float" office:value="0.3855427773" calcext:value-type="float">
            <text:p>0.3855427773</text:p>
          </table:table-cell>
          <table:table-cell office:value-type="float" office:value="-0.3794442171" calcext:value-type="float">
            <text:p>-0.3794442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emitidos_rechazados_max</text:p>
          </table:table-cell>
          <table:table-cell office:value-type="float" office:value="0.3833090431" calcext:value-type="float">
            <text:p>0.3833090431</text:p>
          </table:table-cell>
          <table:table-cell office:value-type="float" office:value="-0.3795344334" calcext:value-type="float">
            <text:p>-0.3795344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a_ahorro_Nopaquete_avg</text:p>
          </table:table-cell>
          <table:table-cell office:value-type="float" office:value="0.3801530191" calcext:value-type="float">
            <text:p>0.3801530191</text:p>
          </table:table-cell>
          <table:table-cell office:value-type="float" office:value="-0.3796618993" calcext:value-type="float">
            <text:p>-0.3796618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restamos_prendarios</text:p>
          </table:table-cell>
          <table:table-cell office:value-type="float" office:value="0.3749163144" calcext:value-type="float">
            <text:p>0.3749163144</text:p>
          </table:table-cell>
          <table:table-cell office:value-type="float" office:value="-0.3798733998" calcext:value-type="float">
            <text:p>-0.3798733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eros_propios_descuentos_max</text:p>
          </table:table-cell>
          <table:table-cell office:value-type="float" office:value="0.3735949536" calcext:value-type="float">
            <text:p>0.3735949536</text:p>
          </table:table-cell>
          <table:table-cell office:value-type="float" office:value="-0.3799267671" calcext:value-type="float">
            <text:p>-0.3799267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restamos_prendarios_tend</text:p>
          </table:table-cell>
          <table:table-cell office:value-type="float" office:value="0.3677582752" calcext:value-type="float">
            <text:p>0.3677582752</text:p>
          </table:table-cell>
          <table:table-cell office:value-type="float" office:value="-0.3801624995" calcext:value-type="float">
            <text:p>-0.3801624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otras_min</text:p>
          </table:table-cell>
          <table:table-cell office:value-type="float" office:value="0.3670873635" calcext:value-type="float">
            <text:p>0.3670873635</text:p>
          </table:table-cell>
          <table:table-cell office:value-type="float" office:value="-0.3801895963" calcext:value-type="float">
            <text:p>-0.3801895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jeros_ajenos_transacciones</text:p>
          </table:table-cell>
          <table:table-cell office:value-type="float" office:value="0.3653993443" calcext:value-type="float">
            <text:p>0.3653993443</text:p>
          </table:table-cell>
          <table:table-cell office:value-type="float" office:value="-0.3802577722" calcext:value-type="float">
            <text:p>-0.3802577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adelantopesos</text:p>
          </table:table-cell>
          <table:table-cell office:value-type="float" office:value="0.3577314779" calcext:value-type="float">
            <text:p>0.3577314779</text:p>
          </table:table-cell>
          <table:table-cell office:value-type="float" office:value="-0.3805674628" calcext:value-type="float">
            <text:p>-0.3805674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arjeta_master_debitos_automaticos_min</text:p>
          </table:table-cell>
          <table:table-cell office:value-type="float" office:value="0.3507320846" calcext:value-type="float">
            <text:p>0.3507320846</text:p>
          </table:table-cell>
          <table:table-cell office:value-type="float" office:value="-0.380850155" calcext:value-type="float">
            <text:p>-0.380850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rjeta_master_descuentos_tend</text:p>
          </table:table-cell>
          <table:table-cell office:value-type="float" office:value="0.350543154" calcext:value-type="float">
            <text:p>0.350543154</text:p>
          </table:table-cell>
          <table:table-cell office:value-type="float" office:value="-0.3808577856" calcext:value-type="float">
            <text:p>-0.3808577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tarjeta_master_debitos_automaticos_tend</text:p>
          </table:table-cell>
          <table:table-cell office:value-type="float" office:value="0.3496716259" calcext:value-type="float">
            <text:p>0.3496716259</text:p>
          </table:table-cell>
          <table:table-cell office:value-type="float" office:value="-0.3808929849" calcext:value-type="float">
            <text:p>-0.3808929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depositos</text:p>
          </table:table-cell>
          <table:table-cell office:value-type="float" office:value="0.3490457249" calcext:value-type="float">
            <text:p>0.3490457249</text:p>
          </table:table-cell>
          <table:table-cell office:value-type="float" office:value="-0.3809182639" calcext:value-type="float">
            <text:p>-0.3809182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depositos_max</text:p>
          </table:table-cell>
          <table:table-cell office:value-type="float" office:value="0.3490107597" calcext:value-type="float">
            <text:p>0.3490107597</text:p>
          </table:table-cell>
          <table:table-cell office:value-type="float" office:value="-0.3809196761" calcext:value-type="float">
            <text:p>-0.3809196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master_descuentos_max</text:p>
          </table:table-cell>
          <table:table-cell office:value-type="float" office:value="0.3460639452" calcext:value-type="float">
            <text:p>0.3460639452</text:p>
          </table:table-cell>
          <table:table-cell office:value-type="float" office:value="-0.3810386923" calcext:value-type="float">
            <text:p>-0.3810386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consumosdolares</text:p>
          </table:table-cell>
          <table:table-cell office:value-type="float" office:value="0.3417701271" calcext:value-type="float">
            <text:p>0.3417701271</text:p>
          </table:table-cell>
          <table:table-cell office:value-type="float" office:value="-0.3812121115" calcext:value-type="float">
            <text:p>-0.3812121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eros_propios_descuentos_avg</text:p>
          </table:table-cell>
          <table:table-cell office:value-type="float" office:value="0.3415930651" calcext:value-type="float">
            <text:p>0.3415930651</text:p>
          </table:table-cell>
          <table:table-cell office:value-type="float" office:value="-0.3812192627" calcext:value-type="float">
            <text:p>-0.3812192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ransferencias_emitidas_min</text:p>
          </table:table-cell>
          <table:table-cell office:value-type="float" office:value="0.3371327421" calcext:value-type="float">
            <text:p>0.3371327421</text:p>
          </table:table-cell>
          <table:table-cell office:value-type="float" office:value="-0.3813994067" calcext:value-type="float">
            <text:p>-0.3813994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rjeta_visa_descuentos_tend</text:p>
          </table:table-cell>
          <table:table-cell office:value-type="float" office:value="0.3324397576" calcext:value-type="float">
            <text:p>0.3324397576</text:p>
          </table:table-cell>
          <table:table-cell office:value-type="float" office:value="-0.3815889474" calcext:value-type="float">
            <text:p>-0.3815889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restamos_prendarios_max</text:p>
          </table:table-cell>
          <table:table-cell office:value-type="float" office:value="0.3293816975" calcext:value-type="float">
            <text:p>0.3293816975</text:p>
          </table:table-cell>
          <table:table-cell office:value-type="float" office:value="-0.3817124567" calcext:value-type="float">
            <text:p>-0.3817124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entabilidad_annual_min</text:p>
          </table:table-cell>
          <table:table-cell office:value-type="float" office:value="0.3263659203" calcext:value-type="float">
            <text:p>0.3263659203</text:p>
          </table:table-cell>
          <table:table-cell office:value-type="float" office:value="-0.3818342582" calcext:value-type="float">
            <text:p>-0.3818342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emitidos</text:p>
          </table:table-cell>
          <table:table-cell office:value-type="float" office:value="0.3226423521" calcext:value-type="float">
            <text:p>0.3226423521</text:p>
          </table:table-cell>
          <table:table-cell office:value-type="float" office:value="-0.381984646" calcext:value-type="float">
            <text:p>-0.381984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rjeta_master_consumo_tend</text:p>
          </table:table-cell>
          <table:table-cell office:value-type="float" office:value="0.316827067" calcext:value-type="float">
            <text:p>0.316827067</text:p>
          </table:table-cell>
          <table:table-cell office:value-type="float" office:value="-0.3822195144" calcext:value-type="float">
            <text:p>-0.3822195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accidentes_personales_tend</text:p>
          </table:table-cell>
          <table:table-cell office:value-type="float" office:value="0.3147526732" calcext:value-type="float">
            <text:p>0.3147526732</text:p>
          </table:table-cell>
          <table:table-cell office:value-type="float" office:value="-0.3823032952" calcext:value-type="float">
            <text:p>-0.3823032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itulos_tend</text:p>
          </table:table-cell>
          <table:table-cell office:value-type="float" office:value="0.304412497" calcext:value-type="float">
            <text:p>0.304412497</text:p>
          </table:table-cell>
          <table:table-cell office:value-type="float" office:value="-0.3827209153" calcext:value-type="float">
            <text:p>-0.3827209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emitidos_max</text:p>
          </table:table-cell>
          <table:table-cell office:value-type="float" office:value="0.3019854695" calcext:value-type="float">
            <text:p>0.3019854695</text:p>
          </table:table-cell>
          <table:table-cell office:value-type="float" office:value="-0.3828189383" calcext:value-type="float">
            <text:p>-0.3828189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vivienda_tend</text:p>
          </table:table-cell>
          <table:table-cell office:value-type="float" office:value="0.297616135" calcext:value-type="float">
            <text:p>0.297616135</text:p>
          </table:table-cell>
          <table:table-cell office:value-type="float" office:value="-0.3829954075" calcext:value-type="float">
            <text:p>-0.3829954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mbio_monedas_compra</text:p>
          </table:table-cell>
          <table:table-cell office:value-type="float" office:value="0.2917956535" calcext:value-type="float">
            <text:p>0.2917956535</text:p>
          </table:table-cell>
          <table:table-cell office:value-type="float" office:value="-0.3832304857" calcext:value-type="float">
            <text:p>-0.3832304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vida_mercado_abierto</text:p>
          </table:table-cell>
          <table:table-cell office:value-type="float" office:value="0.2892741186" calcext:value-type="float">
            <text:p>0.2892741186</text:p>
          </table:table-cell>
          <table:table-cell office:value-type="float" office:value="-0.3833323257" calcext:value-type="float">
            <text:p>-0.3833323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depositados_rechazados_avg</text:p>
          </table:table-cell>
          <table:table-cell office:value-type="float" office:value="0.2870121999" calcext:value-type="float">
            <text:p>0.2870121999</text:p>
          </table:table-cell>
          <table:table-cell office:value-type="float" office:value="-0.3834236803" calcext:value-type="float">
            <text:p>-0.3834236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a_ahorro_dolares_tend</text:p>
          </table:table-cell>
          <table:table-cell office:value-type="float" office:value="0.2840018963" calcext:value-type="float">
            <text:p>0.2840018963</text:p>
          </table:table-cell>
          <table:table-cell office:value-type="float" office:value="-0.3835452608" calcext:value-type="float">
            <text:p>-0.3835452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arjeta_debito_avg</text:p>
          </table:table-cell>
          <table:table-cell office:value-type="float" office:value="0.2827489177" calcext:value-type="float">
            <text:p>0.2827489177</text:p>
          </table:table-cell>
          <table:table-cell office:value-type="float" office:value="-0.3835958662" calcext:value-type="float">
            <text:p>-0.3835958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extracciones</text:p>
          </table:table-cell>
          <table:table-cell office:value-type="float" office:value="0.277383297" calcext:value-type="float">
            <text:p>0.277383297</text:p>
          </table:table-cell>
          <table:table-cell office:value-type="float" office:value="-0.3838125734" calcext:value-type="float">
            <text:p>-0.3838125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itulos_max</text:p>
          </table:table-cell>
          <table:table-cell office:value-type="float" office:value="0.2767939546" calcext:value-type="float">
            <text:p>0.2767939546</text:p>
          </table:table-cell>
          <table:table-cell office:value-type="float" office:value="-0.3838363759" calcext:value-type="float">
            <text:p>-0.38383637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enta_corriente_Nopaquete_tend</text:p>
          </table:table-cell>
          <table:table-cell office:value-type="float" office:value="0.2687391037" calcext:value-type="float">
            <text:p>0.2687391037</text:p>
          </table:table-cell>
          <table:table-cell office:value-type="float" office:value="-0.384161696" calcext:value-type="float">
            <text:p>-0.384161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llcenter_tend</text:p>
          </table:table-cell>
          <table:table-cell office:value-type="float" office:value="0.2672158175" calcext:value-type="float">
            <text:p>0.2672158175</text:p>
          </table:table-cell>
          <table:table-cell office:value-type="float" office:value="-0.3842232187" calcext:value-type="float">
            <text:p>-0.3842232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jeros_propios_descuentos_avg</text:p>
          </table:table-cell>
          <table:table-cell office:value-type="float" office:value="0.2648234735" calcext:value-type="float">
            <text:p>0.2648234735</text:p>
          </table:table-cell>
          <table:table-cell office:value-type="float" office:value="-0.3843198409" calcext:value-type="float">
            <text:p>-0.3843198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mbio_monedas_tend</text:p>
          </table:table-cell>
          <table:table-cell office:value-type="float" office:value="0.261690777" calcext:value-type="float">
            <text:p>0.261690777</text:p>
          </table:table-cell>
          <table:table-cell office:value-type="float" office:value="-0.3844463646" calcext:value-type="float">
            <text:p>-0.3844463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extracciones_tend</text:p>
          </table:table-cell>
          <table:table-cell office:value-type="float" office:value="0.2607873227" calcext:value-type="float">
            <text:p>0.2607873227</text:p>
          </table:table-cell>
          <table:table-cell office:value-type="float" office:value="-0.3844828534" calcext:value-type="float">
            <text:p>-0.3844828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_seguridad_avg</text:p>
          </table:table-cell>
          <table:table-cell office:value-type="float" office:value="0.2554070039" calcext:value-type="float">
            <text:p>0.2554070039</text:p>
          </table:table-cell>
          <table:table-cell office:value-type="float" office:value="-0.3847001542" calcext:value-type="float">
            <text:p>-0.3847001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consumosdolares_tend</text:p>
          </table:table-cell>
          <table:table-cell office:value-type="float" office:value="0.2542007824" calcext:value-type="float">
            <text:p>0.2542007824</text:p>
          </table:table-cell>
          <table:table-cell office:value-type="float" office:value="-0.3847488712" calcext:value-type="float">
            <text:p>-0.3847488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a_ahorro_Nopaquete_max</text:p>
          </table:table-cell>
          <table:table-cell office:value-type="float" office:value="0.2530175152" calcext:value-type="float">
            <text:p>0.2530175152</text:p>
          </table:table-cell>
          <table:table-cell office:value-type="float" office:value="-0.3847966612" calcext:value-type="float">
            <text:p>-0.3847966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pagosdolares_avg</text:p>
          </table:table-cell>
          <table:table-cell office:value-type="float" office:value="0.2389393531" calcext:value-type="float">
            <text:p>0.2389393531</text:p>
          </table:table-cell>
          <table:table-cell office:value-type="float" office:value="-0.3853652514" calcext:value-type="float">
            <text:p>-0.3853652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depositados_tend</text:p>
          </table:table-cell>
          <table:table-cell office:value-type="float" office:value="0.2348342177" calcext:value-type="float">
            <text:p>0.2348342177</text:p>
          </table:table-cell>
          <table:table-cell office:value-type="float" office:value="-0.3855310501" calcext:value-type="float">
            <text:p>-0.3855310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enta_corriente_Nopaquete</text:p>
          </table:table-cell>
          <table:table-cell office:value-type="float" office:value="0.2340389549" calcext:value-type="float">
            <text:p>0.2340389549</text:p>
          </table:table-cell>
          <table:table-cell office:value-type="float" office:value="-0.3855631692" calcext:value-type="float">
            <text:p>-0.3855631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uenta_debitos_automaticos_min</text:p>
          </table:table-cell>
          <table:table-cell office:value-type="float" office:value="0.227667011" calcext:value-type="float">
            <text:p>0.227667011</text:p>
          </table:table-cell>
          <table:table-cell office:value-type="float" office:value="-0.3858205199" calcext:value-type="float">
            <text:p>-0.3858205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adelantopesos_tend</text:p>
          </table:table-cell>
          <table:table-cell office:value-type="float" office:value="0.2185147926" calcext:value-type="float">
            <text:p>0.2185147926</text:p>
          </table:table-cell>
          <table:table-cell office:value-type="float" office:value="-0.3861901607" calcext:value-type="float">
            <text:p>-0.3861901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eros_ajenos_min</text:p>
          </table:table-cell>
          <table:table-cell office:value-type="float" office:value="0.2092440088" calcext:value-type="float">
            <text:p>0.2092440088</text:p>
          </table:table-cell>
          <table:table-cell office:value-type="float" office:value="-0.3865645901" calcext:value-type="float">
            <text:p>-0.3865645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master_transacciones_tend</text:p>
          </table:table-cell>
          <table:table-cell office:value-type="float" office:value="0.203773367" calcext:value-type="float">
            <text:p>0.203773367</text:p>
          </table:table-cell>
          <table:table-cell office:value-type="float" office:value="-0.3867855389" calcext:value-type="float">
            <text:p>-0.3867855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lazo_fijo</text:p>
          </table:table-cell>
          <table:table-cell office:value-type="float" office:value="0.2001329566" calcext:value-type="float">
            <text:p>0.2001329566</text:p>
          </table:table-cell>
          <table:table-cell office:value-type="float" office:value="-0.3869325682" calcext:value-type="float">
            <text:p>-0.3869325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itulos_tend</text:p>
          </table:table-cell>
          <table:table-cell office:value-type="float" office:value="0.1940501082" calcext:value-type="float">
            <text:p>0.1940501082</text:p>
          </table:table-cell>
          <table:table-cell office:value-type="float" office:value="-0.3871782429" calcext:value-type="float">
            <text:p>-0.3871782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tend</text:p>
          </table:table-cell>
          <table:table-cell office:value-type="float" office:value="0.1934051202" calcext:value-type="float">
            <text:p>0.1934051202</text:p>
          </table:table-cell>
          <table:table-cell office:value-type="float" office:value="-0.3872042927" calcext:value-type="float">
            <text:p>-0.3872042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tadelantosefectivo_tend</text:p>
          </table:table-cell>
          <table:table-cell office:value-type="float" office:value="0.1917775523" calcext:value-type="float">
            <text:p>0.1917775523</text:p>
          </table:table-cell>
          <table:table-cell office:value-type="float" office:value="-0.3872700271" calcext:value-type="float">
            <text:p>-0.3872700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mbio_monedas_venta</text:p>
          </table:table-cell>
          <table:table-cell office:value-type="float" office:value="0.1900873065" calcext:value-type="float">
            <text:p>0.1900873065</text:p>
          </table:table-cell>
          <table:table-cell office:value-type="float" office:value="-0.3873382929" calcext:value-type="float">
            <text:p>-0.3873382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depositados_rechazados</text:p>
          </table:table-cell>
          <table:table-cell office:value-type="float" office:value="0.1889995748" calcext:value-type="float">
            <text:p>0.1889995748</text:p>
          </table:table-cell>
          <table:table-cell office:value-type="float" office:value="-0.3873822244" calcext:value-type="float">
            <text:p>-0.3873822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</text:p>
          </table:table-cell>
          <table:table-cell office:value-type="float" office:value="0.1883828203" calcext:value-type="float">
            <text:p>0.1883828203</text:p>
          </table:table-cell>
          <table:table-cell office:value-type="float" office:value="-0.3874071339" calcext:value-type="float">
            <text:p>-0.3874071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quete7_min</text:p>
          </table:table-cell>
          <table:table-cell office:value-type="float" office:value="0.187849861" calcext:value-type="float">
            <text:p>0.187849861</text:p>
          </table:table-cell>
          <table:table-cell office:value-type="float" office:value="-0.3874286591" calcext:value-type="float">
            <text:p>-0.3874286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adelantopesos_tend</text:p>
          </table:table-cell>
          <table:table-cell office:value-type="float" office:value="0.1833824222" calcext:value-type="float">
            <text:p>0.1833824222</text:p>
          </table:table-cell>
          <table:table-cell office:value-type="float" office:value="-0.3876090905" calcext:value-type="float">
            <text:p>-0.3876090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lazo_fijo_pesos_max</text:p>
          </table:table-cell>
          <table:table-cell office:value-type="float" office:value="0.1755707691" calcext:value-type="float">
            <text:p>0.1755707691</text:p>
          </table:table-cell>
          <table:table-cell office:value-type="float" office:value="-0.3879245884" calcext:value-type="float">
            <text:p>-0.3879245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vivienda_avg</text:p>
          </table:table-cell>
          <table:table-cell office:value-type="float" office:value="0.1754720241" calcext:value-type="float">
            <text:p>0.1754720241</text:p>
          </table:table-cell>
          <table:table-cell office:value-type="float" office:value="-0.3879285765" calcext:value-type="float">
            <text:p>-0.3879285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depositados_rechazados_max</text:p>
          </table:table-cell>
          <table:table-cell office:value-type="float" office:value="0.1625715906" calcext:value-type="float">
            <text:p>0.1625715906</text:p>
          </table:table-cell>
          <table:table-cell office:value-type="float" office:value="-0.3884496005" calcext:value-type="float">
            <text:p>-0.3884496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pagosdolares_tend</text:p>
          </table:table-cell>
          <table:table-cell office:value-type="float" office:value="0.1605713807" calcext:value-type="float">
            <text:p>0.1605713807</text:p>
          </table:table-cell>
          <table:table-cell office:value-type="float" office:value="-0.3885303852" calcext:value-type="float">
            <text:p>-0.3885303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_seguridad</text:p>
          </table:table-cell>
          <table:table-cell office:value-type="float" office:value="0.1602555229" calcext:value-type="float">
            <text:p>0.1602555229</text:p>
          </table:table-cell>
          <table:table-cell office:value-type="float" office:value="-0.3885431421" calcext:value-type="float">
            <text:p>-0.3885431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lazo_fijo_avg</text:p>
          </table:table-cell>
          <table:table-cell office:value-type="float" office:value="0.1600880571" calcext:value-type="float">
            <text:p>0.1600880571</text:p>
          </table:table-cell>
          <table:table-cell office:value-type="float" office:value="-0.3885499057" calcext:value-type="float">
            <text:p>-0.3885499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depositados_tend</text:p>
          </table:table-cell>
          <table:table-cell office:value-type="float" office:value="0.159929331" calcext:value-type="float">
            <text:p>0.159929331</text:p>
          </table:table-cell>
          <table:table-cell office:value-type="float" office:value="-0.3885563164" calcext:value-type="float">
            <text:p>-0.3885563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auto</text:p>
          </table:table-cell>
          <table:table-cell office:value-type="float" office:value="0.1571646303" calcext:value-type="float">
            <text:p>0.1571646303</text:p>
          </table:table-cell>
          <table:table-cell office:value-type="float" office:value="-0.3886679774" calcext:value-type="float">
            <text:p>-0.3886679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eros_propios_descuentos</text:p>
          </table:table-cell>
          <table:table-cell office:value-type="float" office:value="0.1485310067" calcext:value-type="float">
            <text:p>0.1485310067</text:p>
          </table:table-cell>
          <table:table-cell office:value-type="float" office:value="-0.3890166731" calcext:value-type="float">
            <text:p>-0.3890166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master_descuentos_tend</text:p>
          </table:table-cell>
          <table:table-cell office:value-type="float" office:value="0.1467235143" calcext:value-type="float">
            <text:p>0.1467235143</text:p>
          </table:table-cell>
          <table:table-cell office:value-type="float" office:value="-0.3890896743" calcext:value-type="float">
            <text:p>-0.3890896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_mconsumosdolares_tend</text:p>
          </table:table-cell>
          <table:table-cell office:value-type="float" office:value="0.1443666954" calcext:value-type="float">
            <text:p>0.1443666954</text:p>
          </table:table-cell>
          <table:table-cell office:value-type="float" office:value="-0.3891848617" calcext:value-type="float">
            <text:p>-0.38918486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restamos_hipotecarios</text:p>
          </table:table-cell>
          <table:table-cell office:value-type="float" office:value="0.1439274873" calcext:value-type="float">
            <text:p>0.1439274873</text:p>
          </table:table-cell>
          <table:table-cell office:value-type="float" office:value="-0.3892026005" calcext:value-type="float">
            <text:p>-0.3892026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e_vip_avg</text:p>
          </table:table-cell>
          <table:table-cell office:value-type="float" office:value="0.1389139952" calcext:value-type="float">
            <text:p>0.1389139952</text:p>
          </table:table-cell>
          <table:table-cell office:value-type="float" office:value="-0.3894050859" calcext:value-type="float">
            <text:p>-0.3894050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mbio_monedas_compra_max</text:p>
          </table:table-cell>
          <table:table-cell office:value-type="float" office:value="0.1326380792" calcext:value-type="float">
            <text:p>0.1326380792</text:p>
          </table:table-cell>
          <table:table-cell office:value-type="float" office:value="-0.3896585583" calcext:value-type="float">
            <text:p>-0.3896585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arjeta_debito_min</text:p>
          </table:table-cell>
          <table:table-cell office:value-type="float" office:value="0.1320358604" calcext:value-type="float">
            <text:p>0.1320358604</text:p>
          </table:table-cell>
          <table:table-cell office:value-type="float" office:value="-0.3896828808" calcext:value-type="float">
            <text:p>-0.3896828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llcenter_min</text:p>
          </table:table-cell>
          <table:table-cell office:value-type="float" office:value="0.1269039603" calcext:value-type="float">
            <text:p>0.1269039603</text:p>
          </table:table-cell>
          <table:table-cell office:value-type="float" office:value="-0.3898901485" calcext:value-type="float">
            <text:p>-0.38989014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saldodolares_tend</text:p>
          </table:table-cell>
          <table:table-cell office:value-type="float" office:value="0.1264862382" calcext:value-type="float">
            <text:p>0.1264862382</text:p>
          </table:table-cell>
          <table:table-cell office:value-type="float" office:value="-0.3899070195" calcext:value-type="float">
            <text:p>-0.3899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mbio_monedas_venta</text:p>
          </table:table-cell>
          <table:table-cell office:value-type="float" office:value="0.1264563945" calcext:value-type="float">
            <text:p>0.1264563945</text:p>
          </table:table-cell>
          <table:table-cell office:value-type="float" office:value="-0.3899082248" calcext:value-type="float">
            <text:p>-0.3899082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itulos</text:p>
          </table:table-cell>
          <table:table-cell office:value-type="float" office:value="0.1232884548" calcext:value-type="float">
            <text:p>0.1232884548</text:p>
          </table:table-cell>
          <table:table-cell office:value-type="float" office:value="-0.3900361719" calcext:value-type="float">
            <text:p>-0.3900361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mbio_monedas_max</text:p>
          </table:table-cell>
          <table:table-cell office:value-type="float" office:value="0.1220896547" calcext:value-type="float">
            <text:p>0.1220896547</text:p>
          </table:table-cell>
          <table:table-cell office:value-type="float" office:value="-0.3900845891" calcext:value-type="float">
            <text:p>-0.3900845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_seguridad_min</text:p>
          </table:table-cell>
          <table:table-cell office:value-type="float" office:value="0.1215371839" calcext:value-type="float">
            <text:p>0.1215371839</text:p>
          </table:table-cell>
          <table:table-cell office:value-type="float" office:value="-0.3901069024" calcext:value-type="float">
            <text:p>-0.3901069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uenta_corriente_min</text:p>
          </table:table-cell>
          <table:table-cell office:value-type="float" office:value="0.1199380244" calcext:value-type="float">
            <text:p>0.1199380244</text:p>
          </table:table-cell>
          <table:table-cell office:value-type="float" office:value="-0.3901714894" calcext:value-type="float">
            <text:p>-0.39017148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uenta_corriente_tend</text:p>
          </table:table-cell>
          <table:table-cell office:value-type="float" office:value="0.1168378176" calcext:value-type="float">
            <text:p>0.1168378176</text:p>
          </table:table-cell>
          <table:table-cell office:value-type="float" office:value="-0.3902967009" calcext:value-type="float">
            <text:p>-0.3902967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jeros_ajenos_transacciones_min</text:p>
          </table:table-cell>
          <table:table-cell office:value-type="float" office:value="0.1129491223" calcext:value-type="float">
            <text:p>0.1129491223</text:p>
          </table:table-cell>
          <table:table-cell office:value-type="float" office:value="-0.3904537579" calcext:value-type="float">
            <text:p>-0.3904537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jeros_propios_descuentos_min</text:p>
          </table:table-cell>
          <table:table-cell office:value-type="float" office:value="0.1109807157" calcext:value-type="float">
            <text:p>0.1109807157</text:p>
          </table:table-cell>
          <table:table-cell office:value-type="float" office:value="-0.3905332581" calcext:value-type="float">
            <text:p>-0.3905332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quete7_avg</text:p>
          </table:table-cell>
          <table:table-cell office:value-type="float" office:value="0.1059951743" calcext:value-type="float">
            <text:p>0.1059951743</text:p>
          </table:table-cell>
          <table:table-cell office:value-type="float" office:value="-0.3907346147" calcext:value-type="float">
            <text:p>-0.3907346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llcenter</text:p>
          </table:table-cell>
          <table:table-cell office:value-type="float" office:value="0.1042065537" calcext:value-type="float">
            <text:p>0.1042065537</text:p>
          </table:table-cell>
          <table:table-cell office:value-type="float" office:value="-0.3908068537" calcext:value-type="float">
            <text:p>-0.3908068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vivienda_max</text:p>
          </table:table-cell>
          <table:table-cell office:value-type="float" office:value="0.1002667781" calcext:value-type="float">
            <text:p>0.1002667781</text:p>
          </table:table-cell>
          <table:table-cell office:value-type="float" office:value="-0.3909659737" calcext:value-type="float">
            <text:p>-0.3909659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uentas_min</text:p>
          </table:table-cell>
          <table:table-cell office:value-type="float" office:value="0.096700521" calcext:value-type="float">
            <text:p>0.096700521</text:p>
          </table:table-cell>
          <table:table-cell office:value-type="float" office:value="-0.3911100081" calcext:value-type="float">
            <text:p>-0.3911100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depositados_rechazados_tend</text:p>
          </table:table-cell>
          <table:table-cell office:value-type="float" office:value="0.095272144" calcext:value-type="float">
            <text:p>0.095272144</text:p>
          </table:table-cell>
          <table:table-cell office:value-type="float" office:value="-0.3911676975" calcext:value-type="float">
            <text:p>-0.3911676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e_vip_max</text:p>
          </table:table-cell>
          <table:table-cell office:value-type="float" office:value="0.094963653" calcext:value-type="float">
            <text:p>0.094963653</text:p>
          </table:table-cell>
          <table:table-cell office:value-type="float" office:value="-0.3911801569" calcext:value-type="float">
            <text:p>-0.3911801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restamos_hipotecarios_avg</text:p>
          </table:table-cell>
          <table:table-cell office:value-type="float" office:value="0.0925556388" calcext:value-type="float">
            <text:p>0.0925556388</text:p>
          </table:table-cell>
          <table:table-cell office:value-type="float" office:value="-0.391277412" calcext:value-type="float">
            <text:p>-0.391277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pagosdolares</text:p>
          </table:table-cell>
          <table:table-cell office:value-type="float" office:value="0.0919499074" calcext:value-type="float">
            <text:p>0.0919499074</text:p>
          </table:table-cell>
          <table:table-cell office:value-type="float" office:value="-0.3913018764" calcext:value-type="float">
            <text:p>-0.3913018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consumosdolares_tend</text:p>
          </table:table-cell>
          <table:table-cell office:value-type="float" office:value="0.0875627723" calcext:value-type="float">
            <text:p>0.0875627723</text:p>
          </table:table-cell>
          <table:table-cell office:value-type="float" office:value="-0.3914790644" calcext:value-type="float">
            <text:p>-0.3914790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uenta_corriente_max</text:p>
          </table:table-cell>
          <table:table-cell office:value-type="float" office:value="0.0846849577" calcext:value-type="float">
            <text:p>0.0846849577</text:p>
          </table:table-cell>
          <table:table-cell office:value-type="float" office:value="-0.3915952939" calcext:value-type="float">
            <text:p>-0.3915952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uentas_max</text:p>
          </table:table-cell>
          <table:table-cell office:value-type="float" office:value="0.084130124" calcext:value-type="float">
            <text:p>0.084130124</text:p>
          </table:table-cell>
          <table:table-cell office:value-type="float" office:value="-0.3916177026" calcext:value-type="float">
            <text:p>-0.3916177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_ahorro_tend</text:p>
          </table:table-cell>
          <table:table-cell office:value-type="float" office:value="0.0813736818" calcext:value-type="float">
            <text:p>0.0813736818</text:p>
          </table:table-cell>
          <table:table-cell office:value-type="float" office:value="-0.3917290301" calcext:value-type="float">
            <text:p>-0.3917290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enta_corriente_Nopaquete_avg</text:p>
          </table:table-cell>
          <table:table-cell office:value-type="float" office:value="0.0790329925" calcext:value-type="float">
            <text:p>0.0790329925</text:p>
          </table:table-cell>
          <table:table-cell office:value-type="float" office:value="-0.3918235661" calcext:value-type="float">
            <text:p>-0.3918235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restamos_personales_tend</text:p>
          </table:table-cell>
          <table:table-cell office:value-type="float" office:value="0.0761663509" calcext:value-type="float">
            <text:p>0.0761663509</text:p>
          </table:table-cell>
          <table:table-cell office:value-type="float" office:value="-0.3919393443" calcext:value-type="float">
            <text:p>-0.3919393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e_vip_min</text:p>
          </table:table-cell>
          <table:table-cell office:value-type="float" office:value="0.0749281222" calcext:value-type="float">
            <text:p>0.0749281222</text:p>
          </table:table-cell>
          <table:table-cell office:value-type="float" office:value="-0.391989354" calcext:value-type="float">
            <text:p>-0.391989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e_vip</text:p>
          </table:table-cell>
          <table:table-cell office:value-type="float" office:value="0.0734502693" calcext:value-type="float">
            <text:p>0.0734502693</text:p>
          </table:table-cell>
          <table:table-cell office:value-type="float" office:value="-0.3920490417" calcext:value-type="float">
            <text:p>-0.3920490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llcenter_max</text:p>
          </table:table-cell>
          <table:table-cell office:value-type="float" office:value="0.0710316456" calcext:value-type="float">
            <text:p>0.0710316456</text:p>
          </table:table-cell>
          <table:table-cell office:value-type="float" office:value="-0.3921467253" calcext:value-type="float">
            <text:p>-0.3921467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accidentes_personales_max</text:p>
          </table:table-cell>
          <table:table-cell office:value-type="float" office:value="0.0683538302" calcext:value-type="float">
            <text:p>0.0683538302</text:p>
          </table:table-cell>
          <table:table-cell office:value-type="float" office:value="-0.3922548772" calcext:value-type="float">
            <text:p>-0.3922548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arjeta_debito</text:p>
          </table:table-cell>
          <table:table-cell office:value-type="float" office:value="0.0655873186" calcext:value-type="float">
            <text:p>0.0655873186</text:p>
          </table:table-cell>
          <table:table-cell office:value-type="float" office:value="-0.3923666113" calcext:value-type="float">
            <text:p>-0.3923666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restamos_hipotecarios_tend</text:p>
          </table:table-cell>
          <table:table-cell office:value-type="float" office:value="0.0638865769" calcext:value-type="float">
            <text:p>0.0638865769</text:p>
          </table:table-cell>
          <table:table-cell office:value-type="float" office:value="-0.3924353011" calcext:value-type="float">
            <text:p>-0.3924353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lazo_fijo_max</text:p>
          </table:table-cell>
          <table:table-cell office:value-type="float" office:value="0.0604491101" calcext:value-type="float">
            <text:p>0.0604491101</text:p>
          </table:table-cell>
          <table:table-cell office:value-type="float" office:value="-0.3925741338" calcext:value-type="float">
            <text:p>-0.3925741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vivienda_min</text:p>
          </table:table-cell>
          <table:table-cell office:value-type="float" office:value="0.0604207236" calcext:value-type="float">
            <text:p>0.0604207236</text:p>
          </table:table-cell>
          <table:table-cell office:value-type="float" office:value="-0.3925752803" calcext:value-type="float">
            <text:p>-0.3925752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rjeta_visa_descuentos</text:p>
          </table:table-cell>
          <table:table-cell office:value-type="float" office:value="0.0588129367" calcext:value-type="float">
            <text:p>0.0588129367</text:p>
          </table:table-cell>
          <table:table-cell office:value-type="float" office:value="-0.3926402158" calcext:value-type="float">
            <text:p>-0.3926402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restamos_hipotecarios_max</text:p>
          </table:table-cell>
          <table:table-cell office:value-type="float" office:value="0.0545843662" calcext:value-type="float">
            <text:p>0.0545843662</text:p>
          </table:table-cell>
          <table:table-cell office:value-type="float" office:value="-0.3928109997" calcext:value-type="float">
            <text:p>-0.392810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enta_corriente_Nopaquete_max</text:p>
          </table:table-cell>
          <table:table-cell office:value-type="float" office:value="0.0544967372" calcext:value-type="float">
            <text:p>0.0544967372</text:p>
          </table:table-cell>
          <table:table-cell office:value-type="float" office:value="-0.3928145389" calcext:value-type="float">
            <text:p>-0.3928145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jeros_propios_descuentos_tend</text:p>
          </table:table-cell>
          <table:table-cell office:value-type="float" office:value="0.0522087743" calcext:value-type="float">
            <text:p>0.0522087743</text:p>
          </table:table-cell>
          <table:table-cell office:value-type="float" office:value="-0.3929069454" calcext:value-type="float">
            <text:p>-0.392906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a_ahorro_Nopaquete</text:p>
          </table:table-cell>
          <table:table-cell office:value-type="float" office:value="0.0520897991" calcext:value-type="float">
            <text:p>0.0520897991</text:p>
          </table:table-cell>
          <table:table-cell office:value-type="float" office:value="-0.3929117506" calcext:value-type="float">
            <text:p>-0.3929117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min</text:p>
          </table:table-cell>
          <table:table-cell office:value-type="float" office:value="0.0491087821" calcext:value-type="float">
            <text:p>0.0491087821</text:p>
          </table:table-cell>
          <table:table-cell office:value-type="float" office:value="-0.3930321482" calcext:value-type="float">
            <text:p>-0.3930321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quete7_tend</text:p>
          </table:table-cell>
          <table:table-cell office:value-type="float" office:value="0.0474068319" calcext:value-type="float">
            <text:p>0.0474068319</text:p>
          </table:table-cell>
          <table:table-cell office:value-type="float" office:value="-0.3931008867" calcext:value-type="float">
            <text:p>-0.3931008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ting_activo_ultimos90dias_max</text:p>
          </table:table-cell>
          <table:table-cell office:value-type="float" office:value="0.0449352685" calcext:value-type="float">
            <text:p>0.0449352685</text:p>
          </table:table-cell>
          <table:table-cell office:value-type="float" office:value="-0.3932007085" calcext:value-type="float">
            <text:p>-0.3932007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auto_max</text:p>
          </table:table-cell>
          <table:table-cell office:value-type="float" office:value="0.0421420872" calcext:value-type="float">
            <text:p>0.0421420872</text:p>
          </table:table-cell>
          <table:table-cell office:value-type="float" office:value="-0.3933135198" calcext:value-type="float">
            <text:p>-0.3933135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depositados_min</text:p>
          </table:table-cell>
          <table:table-cell office:value-type="float" office:value="0.0408853612" calcext:value-type="float">
            <text:p>0.0408853612</text:p>
          </table:table-cell>
          <table:table-cell office:value-type="float" office:value="-0.3933642766" calcext:value-type="float">
            <text:p>-0.3933642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restamos_hipotecarios_avg</text:p>
          </table:table-cell>
          <table:table-cell office:value-type="float" office:value="0.0350835584" calcext:value-type="float">
            <text:p>0.0350835584</text:p>
          </table:table-cell>
          <table:table-cell office:value-type="float" office:value="-0.3935986004" calcext:value-type="float">
            <text:p>-0.3935986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restamos_hipotecarios_tend</text:p>
          </table:table-cell>
          <table:table-cell office:value-type="float" office:value="0.0304866228" calcext:value-type="float">
            <text:p>0.0304866228</text:p>
          </table:table-cell>
          <table:table-cell office:value-type="float" office:value="-0.3937842619" calcext:value-type="float">
            <text:p>-0.3937842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restamos_hipotecarios_min</text:p>
          </table:table-cell>
          <table:table-cell office:value-type="float" office:value="0.0226789624" calcext:value-type="float">
            <text:p>0.0226789624</text:p>
          </table:table-cell>
          <table:table-cell office:value-type="float" office:value="-0.3940995985" calcext:value-type="float">
            <text:p>-0.3940995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adelantodolares</text:p>
          </table:table-cell>
          <table:table-cell office:value-type="float" office:value="0.0223613481" calcext:value-type="float">
            <text:p>0.0223613481</text:p>
          </table:table-cell>
          <table:table-cell office:value-type="float" office:value="-0.3941124263" calcext:value-type="float">
            <text:p>-0.3941124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depositados</text:p>
          </table:table-cell>
          <table:table-cell office:value-type="float" office:value="0.0222712218" calcext:value-type="float">
            <text:p>0.0222712218</text:p>
          </table:table-cell>
          <table:table-cell office:value-type="float" office:value="-0.3941160663" calcext:value-type="float">
            <text:p>-0.3941160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a_ahorro_Nopaquete_min</text:p>
          </table:table-cell>
          <table:table-cell office:value-type="float" office:value="0.0145221662" calcext:value-type="float">
            <text:p>0.0145221662</text:p>
          </table:table-cell>
          <table:table-cell office:value-type="float" office:value="-0.394429036" calcext:value-type="float">
            <text:p>-0.394429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ransferencias_recibidas</text:p>
          </table:table-cell>
          <table:table-cell office:value-type="float" office:value="0.014387466" calcext:value-type="float">
            <text:p>0.014387466</text:p>
          </table:table-cell>
          <table:table-cell office:value-type="float" office:value="-0.3944344763" calcext:value-type="float">
            <text:p>-0.39443447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vivienda</text:p>
          </table:table-cell>
          <table:table-cell office:value-type="float" office:value="0.0133055671" calcext:value-type="float">
            <text:p>0.0133055671</text:p>
          </table:table-cell>
          <table:table-cell office:value-type="float" office:value="-0.3944781721" calcext:value-type="float">
            <text:p>-0.3944781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arjeta_debito_tend</text:p>
          </table:table-cell>
          <table:table-cell office:value-type="float" office:value="0.0130051505" calcext:value-type="float">
            <text:p>0.0130051505</text:p>
          </table:table-cell>
          <table:table-cell office:value-type="float" office:value="-0.3944903054" calcext:value-type="float">
            <text:p>-0.3944903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_seguridad_max</text:p>
          </table:table-cell>
          <table:table-cell office:value-type="float" office:value="0.0119000281" calcext:value-type="float">
            <text:p>0.0119000281</text:p>
          </table:table-cell>
          <table:table-cell office:value-type="float" office:value="-0.3945349392" calcext:value-type="float">
            <text:p>-0.3945349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finiciomora_min</text:p>
          </table:table-cell>
          <table:table-cell office:value-type="float" office:value="0.0079718624" calcext:value-type="float">
            <text:p>0.0079718624</text:p>
          </table:table-cell>
          <table:table-cell office:value-type="float" office:value="-0.3946935904" calcext:value-type="float">
            <text:p>-0.3946935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ransferencias_recibidas_tend</text:p>
          </table:table-cell>
          <table:table-cell office:value-type="float" office:value="0.007951604" calcext:value-type="float">
            <text:p>0.007951604</text:p>
          </table:table-cell>
          <table:table-cell office:value-type="float" office:value="-0.3946944086" calcext:value-type="float">
            <text:p>-0.3946944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fondos_comunes_inversion_pesos_min</text:p>
          </table:table-cell>
          <table:table-cell office:value-type="float" office:value="0.0073819379" calcext:value-type="float">
            <text:p>0.0073819379</text:p>
          </table:table-cell>
          <table:table-cell office:value-type="float" office:value="-0.3947174163" calcext:value-type="float">
            <text:p>-0.3947174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uentas_tend</text:p>
          </table:table-cell>
          <table:table-cell office:value-type="float" office:value="0.0049923308" calcext:value-type="float">
            <text:p>0.0049923308</text:p>
          </table:table-cell>
          <table:table-cell office:value-type="float" office:value="-0.394813928" calcext:value-type="float">
            <text:p>-0.394813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emitidos_min</text:p>
          </table:table-cell>
          <table:table-cell office:value-type="float" office:value="0.0049847031" calcext:value-type="float">
            <text:p>0.0049847031</text:p>
          </table:table-cell>
          <table:table-cell office:value-type="float" office:value="-0.3948142361" calcext:value-type="float">
            <text:p>-0.3948142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lan_sueldo_manual</text:p>
          </table:table-cell>
          <table:table-cell office:value-type="float" office:value="0.0039823595" calcext:value-type="float">
            <text:p>0.0039823595</text:p>
          </table:table-cell>
          <table:table-cell office:value-type="float" office:value="-0.3948547188" calcext:value-type="float">
            <text:p>-0.3948547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jeros_propios_descuentos_min</text:p>
          </table:table-cell>
          <table:table-cell office:value-type="float" office:value="0.0024638384" calcext:value-type="float">
            <text:p>0.0024638384</text:p>
          </table:table-cell>
          <table:table-cell office:value-type="float" office:value="-0.394916049" calcext:value-type="float">
            <text:p>-0.394916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emitidos_min</text:p>
          </table:table-cell>
          <table:table-cell office:value-type="float" office:value="0.0018693295" calcext:value-type="float">
            <text:p>0.0018693295</text:p>
          </table:table-cell>
          <table:table-cell office:value-type="float" office:value="-0.3949400601" calcext:value-type="float">
            <text:p>-0.3949400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adelantodolares_tend</text:p>
          </table:table-cell>
          <table:table-cell office:value-type="float" office:value="0.0018352395" calcext:value-type="float">
            <text:p>0.0018352395</text:p>
          </table:table-cell>
          <table:table-cell office:value-type="float" office:value="-0.3949414369" calcext:value-type="float">
            <text:p>-0.3949414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ansferencias_recibidas_tend</text:p>
          </table:table-cell>
          <table:table-cell office:value-type="float" office:value="0.0013221093" calcext:value-type="float">
            <text:p>0.0013221093</text:p>
          </table:table-cell>
          <table:table-cell office:value-type="float" office:value="-0.3949621613" calcext:value-type="float">
            <text:p>-0.39496216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depositados_rechazados</text:p>
          </table:table-cell>
          <table:table-cell office:value-type="float" office:value="0.0010914538" calcext:value-type="float">
            <text:p>0.0010914538</text:p>
          </table:table-cell>
          <table:table-cell office:value-type="float" office:value="-0.394971477" calcext:value-type="float">
            <text:p>-0.394971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escubierto_preacordado_max</text:p>
          </table:table-cell>
          <table:table-cell office:value-type="float" office:value="0.0010500811" calcext:value-type="float">
            <text:p>0.0010500811</text:p>
          </table:table-cell>
          <table:table-cell office:value-type="float" office:value="-0.394973148" calcext:value-type="float">
            <text:p>-0.394973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_madelantodolares_tend</text:p>
          </table:table-cell>
          <table:table-cell office:value-type="float" office:value="0.0009443298" calcext:value-type="float">
            <text:p>0.0009443298</text:p>
          </table:table-cell>
          <table:table-cell office:value-type="float" office:value="-0.3949774191" calcext:value-type="float">
            <text:p>-0.3949774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auto_min</text:p>
          </table:table-cell>
          <table:table-cell office:value-type="float" office:value="0.0008720992" calcext:value-type="float">
            <text:p>0.0008720992</text:p>
          </table:table-cell>
          <table:table-cell office:value-type="float" office:value="-0.3949803363" calcext:value-type="float">
            <text:p>-0.394980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accidentes_personales_min</text:p>
          </table:table-cell>
          <table:table-cell office:value-type="float" office:value="0.0005607746" calcext:value-type="float">
            <text:p>0.0005607746</text:p>
          </table:table-cell>
          <table:table-cell office:value-type="float" office:value="-0.3949929101" calcext:value-type="float">
            <text:p>-0.3949929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restamos_hipotecarios_max</text:p>
          </table:table-cell>
          <table:table-cell office:value-type="float" office:value="0.0005440294" calcext:value-type="float">
            <text:p>0.0005440294</text:p>
          </table:table-cell>
          <table:table-cell office:value-type="float" office:value="-0.3949935864" calcext:value-type="float">
            <text:p>-0.3949935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ansferencias_recibidas_avg</text:p>
          </table:table-cell>
          <table:table-cell office:value-type="float" office:value="0.0004101699" calcext:value-type="float">
            <text:p>0.0004101699</text:p>
          </table:table-cell>
          <table:table-cell office:value-type="float" office:value="-0.3949989928" calcext:value-type="float">
            <text:p>-0.3949989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quete7_max</text:p>
          </table:table-cell>
          <table:table-cell office:value-type="float" office:value="0.0003691184" calcext:value-type="float">
            <text:p>0.0003691184</text:p>
          </table:table-cell>
          <table:table-cell office:value-type="float" office:value="-0.3950006508" calcext:value-type="float">
            <text:p>-0.3950006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ansferencias_recibidas_max</text:p>
          </table:table-cell>
          <table:table-cell office:value-type="float" office:value="0.0003518388" calcext:value-type="float">
            <text:p>0.0003518388</text:p>
          </table:table-cell>
          <table:table-cell office:value-type="float" office:value="-0.3950013487" calcext:value-type="float">
            <text:p>-0.3950013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jeros_propios_descuentos</text:p>
          </table:table-cell>
          <table:table-cell office:value-type="float" office:value="0.000341416" calcext:value-type="float">
            <text:p>0.000341416</text:p>
          </table:table-cell>
          <table:table-cell office:value-type="float" office:value="-0.3950017696" calcext:value-type="float">
            <text:p>-0.3950017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mbio_monedas_venta_min</text:p>
          </table:table-cell>
          <table:table-cell office:value-type="float" office:value="0.0002963959" calcext:value-type="float">
            <text:p>0.0002963959</text:p>
          </table:table-cell>
          <table:table-cell office:value-type="float" office:value="-0.3950035879" calcext:value-type="float">
            <text:p>-0.395003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mbio_monedas_venta_min</text:p>
          </table:table-cell>
          <table:table-cell office:value-type="float" office:value="0.0002513649" calcext:value-type="float">
            <text:p>0.0002513649</text:p>
          </table:table-cell>
          <table:table-cell office:value-type="float" office:value="-0.3950054066" calcext:value-type="float">
            <text:p>-0.39500540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jas_depositos_min</text:p>
          </table:table-cell>
          <table:table-cell office:value-type="float" office:value="0.000233754" calcext:value-type="float">
            <text:p>0.000233754</text:p>
          </table:table-cell>
          <table:table-cell office:value-type="float" office:value="-0.3950061179" calcext:value-type="float">
            <text:p>-0.3950061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quete7</text:p>
          </table:table-cell>
          <table:table-cell office:value-type="float" office:value="0.0001799133" calcext:value-type="float">
            <text:p>0.0001799133</text:p>
          </table:table-cell>
          <table:table-cell office:value-type="float" office:value="-0.3950082924" calcext:value-type="float">
            <text:p>-0.39500829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depositados_rechazados_tend</text:p>
          </table:table-cell>
          <table:table-cell office:value-type="float" office:value="0.000055585" calcext:value-type="float">
            <text:p>0.000055585</text:p>
          </table:table-cell>
          <table:table-cell office:value-type="float" office:value="-0.3950133138" calcext:value-type="float">
            <text:p>-0.3950133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lazo_fijo_min</text:p>
          </table:table-cell>
          <table:table-cell office:value-type="float" office:value="0.0000223458495820523" calcext:value-type="float">
            <text:p>2.23458495820523E-05</text:p>
          </table:table-cell>
          <table:table-cell office:value-type="float" office:value="-0.3950146563" calcext:value-type="float">
            <text:p>-0.3950146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accidentes_personales</text:p>
          </table:table-cell>
          <table:table-cell office:value-type="float" office:value="0.0000180982041993047" calcext:value-type="float">
            <text:p>1.80982041993047E-05</text:p>
          </table:table-cell>
          <table:table-cell office:value-type="float" office:value="-0.3950148278" calcext:value-type="float">
            <text:p>-0.3950148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mbio_monedas_min</text:p>
          </table:table-cell>
          <table:table-cell office:value-type="float" office:value="0.0000175853128721428" calcext:value-type="float">
            <text:p>1.75853128721428E-05</text:p>
          </table:table-cell>
          <table:table-cell office:value-type="float" office:value="-0.3950148485" calcext:value-type="float">
            <text:p>-0.39501484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restamos_hipotecarios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lazo_fijo_pesos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ondos_comunes_inversio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fondos_comunes_inversion_pesos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fondos_comunes_inversion_dolares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lan_sueldo_transaccio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ansferencias_recibidas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adelantodolares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ondos_comunes_inversion_avg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fondos_comunes_inversion_pesos_avg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fondos_comunes_inversion_dolares_avg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lan_sueldo_manual_avg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lan_sueldo_transaccion_avg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ransferencias_recibidas_avg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ondos_comunes_inversion_max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fondos_comunes_inversion_pesos_max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fondos_comunes_inversion_dolares_max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lan_sueldo_manual_max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lan_sueldo_transaccion_max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ransferencias_recibidas_max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enta_corriente_Nopaquete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restamos_hipotecarios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lazo_fijo_pesos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ondos_comunes_inversion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fondos_comunes_inversion_dolares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lan_sueldo_manual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rjeta_visa_descuentos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rjeta_master_descuentos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rjeta_master_descuentos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mbio_monedas_compra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mbio_monedas_compra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ransferencias_recibidas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ransferencias_recibidas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depositados_rechazados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depositados_rechazados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heques_emitidos_rechazados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ques_emitidos_rechazados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adelantodolares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marca_atraso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aMaster_cuenta_estado_min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e_vip_tend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quete9_tend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ondos_comunes_inversion_tend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fondos_comunes_inversion_pesos_tend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fondos_comunes_inversion_dolares_tend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guro_auto_tend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lan_sueldo_manual_tend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lan_sueldo_transaccion_tend</text:p>
          </table:table-cell>
          <table:table-cell office:value-type="float" office:value="0" calcext:value-type="float">
            <text:p>0</text:p>
          </table:table-cell>
          <table:table-cell office:value-type="float" office:value="-0.3950155588" calcext:value-type="float">
            <text:p>-0.395015558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1T01:05:57.305001979</dc:date>
    <dc:creator>macramole </dc:creator>
    <meta:editing-duration>PT21M46S</meta:editing-duration>
    <meta:editing-cycles>2</meta:editing-cycles>
    <meta:generator>LibreOffice/5.0.3.2$Linux_X86_64 LibreOffice_project/00m0$Build-2</meta:generator>
    <meta:document-statistic meta:table-count="1" meta:cell-count="2553" meta:object-count="0"/>
  </office:meta>
</office:document-meta>
</file>